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dash" draw:stroke-dash="Dash_20_2" svg:stroke-width="0.071cm" svg:stroke-color="#000000" draw:stroke-linejoin="miter" svg:stroke-linecap="square" draw:fill="solid" draw:fill-color="#def1f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e3ffa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e3ffa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dash" draw:stroke-dash="Dash_20_3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76cm" svg:stroke-color="#3c8c93" draw:marker-end="msArrowEnd_20_8" draw:marker-end-width="0.8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106cm" svg:stroke-color="#c00000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106cm" svg:stroke-color="#ec24a5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2ab808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16cm" fo:padding-bottom="0.116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solid" draw:fill-color="#ffffff" draw:textarea-horizontal-align="left" draw:textarea-vertical-align="top" draw:auto-grow-height="false" fo:padding-top="0.116cm" fo:padding-bottom="0.116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123cm" svg:stroke-color="#3c8c93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123cm" svg:stroke-color="#2ab808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123cm" svg:stroke-color="#ee4112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123cm" svg:stroke-color="#ec24a5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123cm" svg:stroke-color="#c00000" draw:marker-end="msArrowEnd_20_5" draw:marker-end-width="0.36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>
      <style:graphic-properties style:protect="size"/>
    </style:style>
    <style:style style:name="gr4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dash" draw:stroke-dash="Dash_20_2" svg:stroke-width="0.071cm" svg:stroke-color="#000000" draw:stroke-linejoin="miter" svg:stroke-linecap="square" draw:fill="solid" draw:fill-color="#def1f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dash" draw:stroke-dash="Dash_20_3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106cm" svg:stroke-color="#ee4112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>
      <style:graphic-properties draw:stroke="solid" svg:stroke-width="0.106cm" svg:stroke-color="#a3a05d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106cm" svg:stroke-color="#990099" draw:marker-end="msArrow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67" style:family="graphic" style:parent-style-name="standard">
      <style:graphic-properties draw:stroke="solid" svg:stroke-width="0cm" svg:stroke-color="#808080" draw:marker-end="msArrowOpenEnd_20_5" draw:marker-end-width="0.315cm" draw:marker-end-center="false" svg:stroke-opacity="100%" draw:stroke-linejoin="miter" draw:fill="solid" draw:fill-color="#cfe7f5" draw:opacity="100%" draw:textarea-horizontal-align="center" draw:textarea-vertical-align="middle" draw:auto-grow-height="false" fo:padding-top="0.113cm" fo:padding-bottom="0.113cm" fo:padding-left="0.226cm" fo:padding-right="0.226cm" fo:wrap-option="no-wrap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84" style:family="graphic" style:parent-style-name="standard">
      <style:graphic-properties draw:stroke="solid" svg:stroke-width="0.035cm" svg:stroke-color="#808080" draw:marker-end="Arrowheads_20_1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5" style:family="graphic" style:parent-style-name="standard">
      <style:graphic-properties draw:stroke="solid" svg:stroke-width="0.035cm" svg:stroke-color="#808080" draw:marker-end="Arrowheads_20_2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6" style:family="graphic" style:parent-style-name="standard">
      <style:graphic-properties draw:stroke="solid" svg:stroke-width="0.035cm" svg:stroke-color="#808080" draw:marker-end="Arrowheads_20_3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7" style:family="graphic" style:parent-style-name="standard">
      <style:graphic-properties draw:stroke="solid" svg:stroke-width="0.035cm" svg:stroke-color="#808080" draw:marker-end="Arrowheads_20_4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89" style:family="graphic" style:parent-style-name="standard">
      <style:graphic-properties draw:stroke="solid" svg:stroke-width="0.035cm" svg:stroke-color="#808080" draw:marker-end="Arrowheads_20_5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0" style:family="graphic" style:parent-style-name="standard">
      <style:graphic-properties draw:stroke="solid" svg:stroke-width="0.035cm" svg:stroke-color="#808080" draw:marker-end="Arrowheads_20_6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true" fo:min-height="0cm" fo:min-width="0cm" fo:padding-top="0.113cm" fo:padding-bottom="0.113cm" fo:padding-left="0.227cm" fo:padding-right="0.227cm" fo:wrap-option="no-wrap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2" style:family="graphic" style:parent-style-name="standard">
      <style:graphic-properties draw:stroke="solid" svg:stroke-width="0.035cm" svg:stroke-color="#808080" draw:marker-end="Arrowheads_20_7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3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top" draw:auto-grow-height="false" fo:padding-top="0.113cm" fo:padding-bottom="0.113cm" fo:padding-left="0.227cm" fo:padding-right="0.227cm" fo:wrap-option="no-wrap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07" style:family="graphic" style:parent-style-name="standard">
      <style:graphic-properties draw:stroke="solid" svg:stroke-width="0.035cm" svg:stroke-color="#808080" draw:marker-end="Arrowheads_20_8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13cm" fo:padding-bottom="0.113cm" fo:padding-left="0.227cm" fo:padding-right="0.227cm" fo:wrap-option="wrap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end="msArrowOpenEnd_20_5" draw:marker-end-width="0.315cm" draw:marker-end-center="false" draw:stroke-linejoin="miter" svg:stroke-linecap="square" draw:fill="solid" draw:fill-color="#cfe7f5" draw:textarea-horizontal-align="center" draw:textarea-vertical-align="middle" draw:auto-grow-height="false" fo:padding-top="0.113cm" fo:padding-bottom="0.113cm" fo:padding-left="0.227cm" fo:padding-right="0.227cm" fo:wrap-option="no-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3" style:family="graphic" style:parent-style-name="standard">
      <style:graphic-properties draw:textarea-vertical-align="middle"/>
    </style:style>
    <style:style style:name="gr114" style:family="graphic" style:parent-style-name="standard">
      <style:graphic-properties draw:fill="solid" draw:fill-color="#ffcc00" draw:textarea-vertical-align="middle" draw:shadow="hidden"/>
    </style:style>
    <style:style style:name="gr115" style:family="graphic" style:parent-style-name="standard">
      <style:graphic-properties svg:stroke-width="0.076cm" svg:stroke-color="#669900" draw:marker-start-width="0.419cm" draw:marker-end="Rounded_20_large_20_Arrow" draw:marker-end-width="0.216cm" draw:textarea-vertical-align="middle" fo:padding-top="0.163cm" fo:padding-bottom="0.163cm" fo:padding-left="0.288cm" fo:padding-right="0.28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17" style:family="graphic" style:parent-style-name="standard">
      <style:graphic-properties svg:stroke-width="0.076cm" svg:stroke-color="#669900" draw:marker-start-width="0.216cm" draw:marker-end="Rounded_20_large_20_Arrow" draw:marker-end-width="0.216cm" draw:textarea-vertical-align="middle" fo:padding-top="0.163cm" fo:padding-bottom="0.163cm" fo:padding-left="0.288cm" fo:padding-right="0.288cm"/>
    </style:style>
    <style:style style:name="gr118" style:family="graphic" style:parent-style-name="objectwithoutfill">
      <style:graphic-properties draw:stroke="dash" draw:stroke-dash="Fine_20_Dashed_20__28_var_29_" svg:stroke-width="0.102cm" svg:stroke-color="#333333" draw:marker-start-width="0.496cm" draw:marker-end-width="0.496cm" draw:fill="none" draw:textarea-vertical-align="middle" fo:padding-top="0.176cm" fo:padding-bottom="0.176cm" fo:padding-left="0.301cm" fo:padding-right="0.301cm"/>
    </style:style>
    <style:style style:name="gr119" style:family="graphic" style:parent-style-name="standard">
      <style:graphic-properties draw:stroke="none" svg:stroke-width="0.051cm" draw:marker-start-width="0.355cm" draw:marker-end-width="0.355cm" draw:fill="none" fo:min-height="0.594cm" fo:padding-top="0.15cm" fo:padding-bottom="0.15cm" fo:padding-left="0.275cm" fo:padding-right="0.27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4" style:family="graphic" style:parent-style-name="standard">
      <style:graphic-properties svg:stroke-width="0cm" svg:stroke-color="#808080" draw:marker-start-width="0.191cm" draw:marker-end-width="0.191cm" draw:fill="solid" draw:fill-color="#ffcc00" draw:textarea-vertical-align="middle" fo:padding-top="0.125cm" fo:padding-bottom="0.125cm" fo:padding-left="0.25cm" fo:padding-right="0.25cm" draw:shadow="hidden"/>
    </style:style>
    <style:style style:name="gr125" style:family="graphic" style:parent-style-name="standard">
      <style:graphic-properties svg:stroke-width="0.127cm" svg:stroke-color="#ff3333" draw:marker-start-width="0.571cm" draw:marker-end-width="0.571cm" draw:textarea-vertical-align="middle" fo:padding-top="0.188cm" fo:padding-bottom="0.188cm" fo:padding-left="0.313cm" fo:padding-right="0.313cm"/>
    </style:style>
    <style:style style:name="gr126" style:family="graphic" style:parent-style-name="standard">
      <style:graphic-properties svg:stroke-width="0.127cm" svg:stroke-color="#ff3333" draw:marker-start-width="0.368cm" draw:marker-end-width="0.368cm" draw:textarea-vertical-align="middle" fo:padding-top="0.188cm" fo:padding-bottom="0.188cm" fo:padding-left="0.313cm" fo:padding-right="0.313cm"/>
    </style:style>
    <style:style style:name="gr127" style:family="graphic" style:parent-style-name="standard">
      <style:graphic-properties svg:stroke-width="0.127cm" svg:stroke-color="#ff3333" draw:marker-start-width="0.571cm" draw:marker-end-width="0.571cm" draw:fill="solid" draw:fill-color="#ffcc00" draw:textarea-vertical-align="middle" fo:padding-top="0.188cm" fo:padding-bottom="0.188cm" fo:padding-left="0.313cm" fo:padding-right="0.313cm" draw:shadow="hidden"/>
    </style:style>
    <style:style style:name="gr128" style:family="graphic" style:parent-style-name="standard">
      <style:graphic-properties draw:stroke="solid" svg:stroke-color="#333333" draw:fill="none" draw:fill-color="#ffffff" draw:auto-grow-height="true" draw:auto-grow-width="false" fo:max-height="0cm" fo:min-height="3.381cm"/>
    </style:style>
    <style:style style:name="gr129" style:family="graphic" style:parent-style-name="standard">
      <style:graphic-properties svg:stroke-width="0cm" svg:stroke-color="#808080" draw:marker-start-width="0.191cm" draw:marker-end-width="0.191cm" draw:textarea-vertical-align="middle" fo:padding-top="0.125cm" fo:padding-bottom="0.125cm" fo:padding-left="0.25cm" fo:padding-right="0.25cm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margin-top="0.176cm" fo:margin-bottom="0cm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margin-top="0.176cm" fo:margin-bottom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123cm" fo:margin-bottom="0cm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line-break="strict" style:writing-mode="lr-tb"/>
    </style:style>
    <style:style style:name="P8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punctuation-wrap="hanging" style:line-break="strict" style:writing-mode="lr-tb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text-properties fo:language="en" fo:country="US" style:language-asian="en" style:country-asian="US" style:language-complex="en" style:country-complex="US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text-align="center" fo:text-indent="0cm" style:line-break="strict" style:writing-mode="lr-tb"/>
    </style:style>
    <style:style style:name="P20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align="start" fo:text-indent="0cm" style:line-break="strict" style:writing-mode="lr-tb"/>
    </style:style>
    <style:style style:name="P22" style:family="paragraph">
      <style:paragraph-properties fo:margin-left="0cm" fo:margin-right="0cm" fo:text-align="start" fo:text-indent="0cm" style:line-break="strict" style:writing-mode="lr-tb" style:font-independent-line-spacing="true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text-indent="0cm" style:line-break="strict" style:writing-mode="lr-tb"/>
    </style:style>
    <style:style style:name="P26" style:family="paragraph">
      <style:paragraph-properties fo:margin-left="0cm" fo:margin-right="0cm" fo:text-align="end" fo:text-indent="0cm" style:line-break="strict" style:writing-mode="lr-tb"/>
    </style:style>
    <style:style style:name="P27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0pt" fo:font-weight="bold" style:font-size-asian="18pt" style:font-size-complex="18pt"/>
    </style:style>
    <style:style style:name="P30" style:family="paragraph">
      <style:paragraph-properties fo:text-align="center"/>
      <style:text-properties fo:font-size="8pt" fo:font-weight="bold" style:font-size-asian="9pt" style:font-weight-asian="bold" style:font-size-complex="9pt" style:font-weight-complex="bold"/>
    </style:style>
    <style:style style:name="P31" style:family="paragraph">
      <style:paragraph-properties fo:text-align="end"/>
      <style:text-properties fo:font-size="8pt" fo:font-weight="bold" style:font-size-asian="9pt" style:font-weight-asian="bold" style:font-size-complex="9pt" style:font-weight-complex="bold"/>
    </style:style>
    <style:style style:name="P32" style:family="paragraph">
      <style:paragraph-properties fo:text-align="center"/>
      <style:text-properties fo:font-size="10pt" fo:font-weight="bold" style:font-size-asian="10pt" style:font-size-complex="10pt"/>
    </style:style>
    <style:style style:name="P3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4" style:family="paragraph">
      <style:text-properties fo:font-size="8pt" fo:font-weight="bold" style:font-size-asian="8pt" style:font-weight-asian="bold" style:font-size-complex="8pt" style:font-weight-complex="bold"/>
    </style:style>
    <style:style style:name="P35" style:family="paragraph">
      <style:paragraph-properties fo:text-align="start"/>
      <style:text-properties fo:font-size="11pt" style:font-size-asian="11pt" style:font-size-complex="11pt"/>
    </style:style>
    <style:style style:name="P36" style:family="paragraph">
      <style:text-properties fo:font-size="10pt" style:font-size-asian="10pt" style:font-size-complex="10pt"/>
    </style:style>
    <style:style style:name="P37" style:family="paragraph">
      <style:text-properties fo:font-size="9pt" fo:font-weight="normal"/>
    </style:style>
    <style:style style:name="P38" style:family="paragraph">
      <style:text-properties fo:font-size="9pt" fo:font-weight="normal" style:font-size-asian="8pt" style:font-weight-asian="bold" style:font-size-complex="8pt" style:font-weight-complex="bold"/>
    </style:style>
    <style:style style:name="P39" style:family="paragraph">
      <style:paragraph-properties fo:text-align="start"/>
      <style:text-properties fo:font-size="9pt" fo:font-weight="normal"/>
    </style:style>
    <style:style style:name="P40" style:family="paragraph">
      <style:paragraph-properties fo:text-align="start"/>
      <style:text-properties fo:font-size="9pt" fo:font-weight="normal" style:font-size-asian="8pt" style:font-weight-asian="bold" style:font-size-complex="8pt" style:font-weight-complex="bold"/>
    </style:style>
    <style:style style:name="P41" style:family="paragraph">
      <style:text-properties fo:font-size="8pt"/>
    </style:style>
    <style:style style:name="P42" style:family="paragraph">
      <style:text-properties fo:font-size="12pt"/>
    </style:style>
    <style:style style:name="P43" style:family="paragraph">
      <style:paragraph-properties fo:text-align="center"/>
      <style:text-properties fo:font-size="10pt"/>
    </style:style>
    <style:style style:name="P44" style:family="paragraph">
      <style:paragraph-properties fo:text-align="center"/>
      <style:text-properties fo:font-size="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paragraph-properties fo:text-align="center"/>
      <style:text-properties fo:font-size="18pt" style:font-size-asian="13pt" style:font-size-complex="13pt"/>
    </style:style>
    <style:style style:name="P47" style:family="paragraph">
      <style:paragraph-properties fo:text-align="center"/>
      <style:text-properties fo:font-size="12pt"/>
    </style:style>
    <style:style style:name="P48" style:family="paragraph">
      <style:paragraph-properties fo:text-align="center"/>
      <style:text-properties fo:font-size="12pt" fo:font-weight="bold" style:font-size-asian="18pt" style:font-size-complex="18pt"/>
    </style:style>
    <style:style style:name="T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color="#222268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000000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8" style:family="text">
      <style:text-properties fo:color="#000000" fo:font-size="13pt" fo:language="en" fo:country="US" fo:font-weight="bold" style:font-family-asian="'Microsoft YaHei'" style:font-pitch-asian="variable" style:font-size-asian="13pt" style:language-asian="en" style:country-asian="US" style:font-weight-asian="bold" style:font-family-complex="'Microsoft YaHei'" style:font-pitch-complex="variable" style:font-size-complex="13pt" style:language-complex="en" style:country-complex="US" style:font-weight-complex="bold"/>
    </style:style>
    <style:style style:name="T9" style:family="text">
      <style:text-properties fo:color="#000000" fo:font-size="11pt" fo:language="en" fo:country="US" fo:font-weight="bold" style:font-family-asian="'Microsoft YaHei'" style:font-pitch-asian="variable" style:font-size-asian="11pt" style:language-asian="en" style:country-asian="US" style:font-weight-asian="bold" style:font-family-complex="'Microsoft YaHei'" style:font-pitch-complex="variable" style:font-size-complex="11pt" style:language-complex="en" style:country-complex="US" style:font-weight-complex="bold"/>
    </style:style>
    <style:style style:name="T10" style:family="text">
      <style:text-properties fo:color="#000000" fo:font-size="9pt" fo:language="en" fo:country="US" fo:font-weight="bold" style:font-family-asian="'Microsoft YaHei'" style:font-pitch-asian="variable" style:font-size-asian="9pt" style:language-asian="en" style:country-asian="US" style:font-weight-asian="bold" style:font-family-complex="'Microsoft YaHei'" style:font-pitch-complex="variable" style:font-size-complex="9pt" style:language-complex="en" style:country-complex="US" style:font-weight-complex="bold"/>
    </style:style>
    <style:style style:name="T11" style:family="text">
      <style:text-properties fo:color="#000000" fo:font-size="10pt" fo:language="en" fo:country="US" fo:font-style="italic" style:font-family-asian="'Microsoft YaHei'" style:font-pitch-asian="variable" style:font-size-asian="10pt" style:language-asian="en" style:country-asian="US" style:font-style-asian="italic" style:font-family-complex="'Microsoft YaHei'" style:font-pitch-complex="variable" style:font-size-complex="10pt" style:language-complex="en" style:country-complex="US" style:font-style-complex="italic"/>
    </style:style>
    <style:style style:name="T12" style:family="text">
      <style:text-properties fo:color="#000000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13" style:family="text">
      <style:text-properties fo:color="#000000" fo:language="en" fo:country="US" style:language-asian="en" style:country-asian="US" style:language-complex="en" style:country-complex="US"/>
    </style:style>
    <style:style style:name="T14" style:family="text">
      <style:text-properties fo:font-size="10pt" fo:font-weight="bold" style:font-size-asian="18pt" style:font-size-complex="18pt"/>
    </style:style>
    <style:style style:name="T15" style:family="text">
      <style:text-properties style:text-position="sub 68%" fo:font-size="10pt" fo:font-style="italic" fo:font-weight="bold" style:font-size-asian="18pt" style:font-style-asian="italic" style:font-size-complex="18pt" style:font-style-complex="italic"/>
    </style:style>
    <style:style style:name="T1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8pt" fo:font-weight="bold" style:font-size-asian="9pt" style:font-weight-asian="bold" style:font-size-complex="9pt" style:font-weight-complex="bold"/>
    </style:style>
    <style:style style:name="T19" style:family="text">
      <style:text-properties style:text-position="0% 100%" fo:font-size="10pt" fo:font-style="normal" fo:font-weight="bold" style:font-size-asian="10pt" style:font-style-asian="normal" style:font-size-complex="10pt" style:font-style-complex="normal"/>
    </style:style>
    <style:style style:name="T20" style:family="text">
      <style:text-properties style:text-position="sub 68%" fo:font-size="10pt" fo:font-style="italic" fo:font-weight="bold" style:font-size-asian="10pt" style:font-style-asian="italic" style:font-size-complex="10pt" style:font-style-complex="italic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style:font-size-asian="8pt" style:font-weight-asian="bold" style:font-size-complex="8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0pt" fo:font-weight="bold" style:font-size-asian="10pt" style:font-size-complex="10pt"/>
    </style:style>
    <style:style style:name="T26" style:family="text">
      <style:text-properties style:text-position="sub 6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text-position="-43% 68%" fo:font-size="10pt" fo:font-style="italic" fo:font-weight="bold" style:font-size-asian="10pt" style:font-style-asian="italic" style:font-size-complex="1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2226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Oval 132" draw:style-name="gr1" draw:text-style-name="P1" draw:layer="layout" svg:width="15.24cm" svg:height="17.356cm" svg:x="9.737cm" svg:y="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42">
          <draw:custom-shape draw:style-name="gr2" draw:text-style-name="P3" draw:layer="layout" svg:width="8.255cm" svg:height="1.138cm" svg:x="0.132cm" svg:y="1.861cm">
            <text:list text:style-name="L1">
              <text:list-header>
                <text:p text:style-name="P2"><text:span text:style-name="T1">Input Data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2.999cm">
            <text:list text:style-name="L1">
              <text:list-header>
                <text:p text:style-name="P4"><text:span text:style-name="T2">&lt;Subject Name&gt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3.845cm">
            <text:list text:style-name="L1">
              <text:list-header>
                <text:p text:style-name="P4"><text:span text:style-name="T2"><text:s text:c="8"/></text:span><text:span text:style-name="T2">anatomic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4.692cm">
            <text:list text:style-name="L1">
              <text:list-header>
                <text:p text:style-name="P4"><text:span text:style-name="T2"><text:s text:c="15"/></text:span><text:span text:style-name="T2">headvol.vo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5.539cm">
            <text:list text:style-name="L1">
              <text:list-header>
                <text:p text:style-name="P4"><text:span text:style-name="T2"><text:s text:c="15"/></text:span><text:span text:style-name="T2">head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6.385cm">
            <text:list text:style-name="L1">
              <text:list-header>
                <text:p text:style-name="P4"><text:span text:style-name="T2"><text:s text:c="15"/></text:span><text:span text:style-name="T2">pial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7.232cm">
            <text:list text:style-name="L1">
              <text:list-header>
                <text:p text:style-name="P4"><text:span text:style-name="T2"><text:s text:c="15"/></text:span><text:span text:style-name="T2">refpts.txt, refpts_labels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8.079cm">
            <text:list text:style-name="L1">
              <text:list-header>
                <text:p text:style-name="P4"><text:span text:style-name="T2"><text:s text:c="15"/></text:span><text:span text:style-name="T2">labels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8.925cm">
            <text:list text:style-name="L1">
              <text:list-header>
                <text:p text:style-name="P4"><text:span text:style-name="T2"><text:s text:c="8"/></text:span><text:span text:style-name="T2">probe.SD, data.ni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7cm" svg:x="0.132cm" svg:y="9.772cm">
            <text:list text:style-name="L1">
              <text:list-header>
                <text:p text:style-name="P4"><text:span text:style-name="T2"><text:s text:c="8"/></text:span><text:span text:style-name="T2">digpts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8.255cm" svg:height="0.846cm" svg:x="0.132cm" svg:y="10.619cm">
            <text:list text:style-name="L1">
              <text:list-header>
                <text:p text:style-name="P4"><text:span text:style-name="T2"><text:s text:c="8"/></text:span><text:span text:style-name="T2">groupResult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0.132cm" svg:y1="2.999cm" svg:x2="8.387cm" svg:y2="2.999cm">
            <text:p/>
          </draw:line>
          <draw:line draw:style-name="gr4" draw:text-style-name="P6" draw:layer="layout" svg:x1="0.132cm" svg:y1="3.845cm" svg:x2="8.387cm" svg:y2="3.845cm">
            <text:p/>
          </draw:line>
          <draw:line draw:style-name="gr4" draw:text-style-name="P6" draw:layer="layout" svg:x1="0.132cm" svg:y1="4.692cm" svg:x2="8.387cm" svg:y2="4.692cm">
            <text:p/>
          </draw:line>
          <draw:line draw:style-name="gr4" draw:text-style-name="P6" draw:layer="layout" svg:x1="0.132cm" svg:y1="5.539cm" svg:x2="8.387cm" svg:y2="5.539cm">
            <text:p/>
          </draw:line>
          <draw:line draw:style-name="gr4" draw:text-style-name="P6" draw:layer="layout" svg:x1="0.132cm" svg:y1="6.385cm" svg:x2="8.387cm" svg:y2="6.385cm">
            <text:p/>
          </draw:line>
          <draw:line draw:style-name="gr4" draw:text-style-name="P6" draw:layer="layout" svg:x1="0.132cm" svg:y1="7.232cm" svg:x2="8.387cm" svg:y2="7.232cm">
            <text:p/>
          </draw:line>
          <draw:line draw:style-name="gr4" draw:text-style-name="P6" draw:layer="layout" svg:x1="0.132cm" svg:y1="8.079cm" svg:x2="8.387cm" svg:y2="8.079cm">
            <text:p/>
          </draw:line>
          <draw:line draw:style-name="gr4" draw:text-style-name="P6" draw:layer="layout" svg:x1="0.132cm" svg:y1="8.925cm" svg:x2="8.387cm" svg:y2="8.925cm">
            <text:p/>
          </draw:line>
          <draw:line draw:style-name="gr4" draw:text-style-name="P6" draw:layer="layout" svg:x1="0.132cm" svg:y1="9.772cm" svg:x2="8.387cm" svg:y2="9.772cm">
            <text:p/>
          </draw:line>
          <draw:line draw:style-name="gr4" draw:text-style-name="P6" draw:layer="layout" svg:x1="0.132cm" svg:y1="10.619cm" svg:x2="8.387cm" svg:y2="10.619cm">
            <text:p/>
          </draw:line>
          <draw:line draw:style-name="gr5" draw:text-style-name="P6" draw:layer="layout" svg:x1="0.132cm" svg:y1="1.861cm" svg:x2="0.132cm" svg:y2="11.465cm">
            <text:p/>
          </draw:line>
          <draw:line draw:style-name="gr5" draw:text-style-name="P6" draw:layer="layout" svg:x1="8.387cm" svg:y1="1.861cm" svg:x2="8.387cm" svg:y2="11.465cm">
            <text:p/>
          </draw:line>
          <draw:line draw:style-name="gr5" draw:text-style-name="P6" draw:layer="layout" svg:x1="0.132cm" svg:y1="1.861cm" svg:x2="8.387cm" svg:y2="1.861cm">
            <text:p/>
          </draw:line>
          <draw:line draw:style-name="gr5" draw:text-style-name="P6" draw:layer="layout" svg:x1="0.132cm" svg:y1="11.465cm" svg:x2="8.387cm" svg:y2="11.465cm">
            <text:p/>
          </draw:line>
        </draw:g>
        <draw:custom-shape draw:name="Oval 103" draw:style-name="gr6" draw:text-style-name="P1" xml:id="id1" draw:id="id1" draw:layer="layout" svg:width="2.54cm" svg:height="1.27cm" svg:x="12.7cm" svg:y="4.868cm">
          <text:list text:style-name="L1">
            <text:list-header>
              <text:p text:style-name="P7"><text:span text:style-name="T3">headv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7" draw:text-style-name="P1" draw:layer="layout" svg:width="2.54cm" svg:height="1.27cm" svg:x="12.7cm" svg:y="6.35cm">
          <text:list text:style-name="L1">
            <text:list-header>
              <text:p text:style-name="P7"><text:span text:style-name="T3">head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8" draw:text-style-name="P1" draw:layer="layout" svg:width="2.54cm" svg:height="1.27cm" svg:x="12.7cm" svg:y="7.832cm">
          <text:list text:style-name="L1">
            <text:list-header>
              <text:p text:style-name="P7"><text:span text:style-name="T3">ref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9" draw:style-name="gr9" draw:text-style-name="P1" xml:id="id3" draw:id="id3" draw:layer="layout" svg:width="2.54cm" svg:height="1.27cm" svg:x="15.663cm" svg:y="14.605cm">
          <text:list text:style-name="L1">
            <text:list-header>
              <text:p text:style-name="P7"><text:span text:style-name="T3">prob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0" draw:style-name="gr10" draw:text-style-name="P1" xml:id="id2" draw:id="id2" draw:layer="layout" svg:width="2.54cm" svg:height="1.27cm" svg:x="19.897cm" svg:y="7.408cm">
          <text:list text:style-name="L1">
            <text:list-header>
              <text:p text:style-name="P7"><text:span text:style-name="T3">fwmode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11" draw:text-style-name="P1" xml:id="id5" draw:id="id5" draw:layer="layout" svg:width="2.54cm" svg:height="1.27cm" svg:x="21.802cm" svg:y="11.853cm">
          <text:list text:style-name="L1">
            <text:list-header>
              <text:p text:style-name="P7"><text:span text:style-name="T3">imgrec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12" draw:text-style-name="P1" draw:layer="layout" svg:width="2.54cm" svg:height="1.27cm" svg:x="12.488cm" svg:y="9.525cm">
          <text:list text:style-name="L1">
            <text:list-header>
              <text:p text:style-name="P7"><text:span text:style-name="T3">pial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13" draw:text-style-name="P1" draw:layer="layout" svg:width="2.54cm" svg:height="1.27cm" svg:x="15.452cm" svg:y="8.255cm">
          <text:list text:style-name="L1">
            <text:list-header>
              <text:p text:style-name="P7"><text:span text:style-name="T3">labels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3" draw:style-name="gr14" draw:text-style-name="P9" draw:layer="layout" svg:width="4.445cm" svg:height="1.023cm" svg:x="15.028cm" svg:y="2.117cm">
          <text:list text:style-name="L1">
            <text:list-header>
              <text:p text:style-name="P8"><text:span text:style-name="T4">Atlas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4" draw:style-name="gr15" draw:text-style-name="P10" xml:id="id6" draw:id="id6" draw:layer="layout" svg:width="6.138cm" svg:height="6.773cm" svg:x="12.065cm" svg:y="4.445cm">
          <text:p/>
          <draw:enhanced-geometry svg:viewBox="0 0 21600 21600" draw:type="rectangle" draw:enhanced-path="M 0 0 L 21600 0 21600 21600 0 21600 0 0 Z N"/>
        </draw:custom-shape>
        <draw:connector draw:name="Connector: Elbow 11" draw:style-name="gr16" draw:text-style-name="P6" draw:layer="layout" svg:x1="15.24cm" svg:y1="5.503cm" svg:x2="21.167cm" svg:y2="7.408cm" draw:start-shape="id1" draw:start-glue-point="10" draw:end-shape="id2" draw:end-glue-point="4" svg:d="M15240 5503h5927v1905">
          <text:p/>
        </draw:connector>
        <draw:connector draw:name="Connector: Elbow 13" draw:style-name="gr16" draw:text-style-name="P6" draw:layer="layout" svg:x1="18.203cm" svg:y1="15.24cm" svg:x2="19.897cm" svg:y2="8.043cm" draw:start-shape="id3" draw:start-glue-point="10" draw:end-shape="id2" draw:end-glue-point="6" svg:d="M18203 15240h847v-7197h847">
          <text:p/>
        </draw:connector>
        <draw:connector draw:name="Connector: Elbow 56" draw:style-name="gr16" draw:text-style-name="P6" draw:layer="layout" svg:x1="13.97cm" svg:y1="13.335cm" svg:x2="15.663cm" svg:y2="15.24cm" draw:start-shape="id4" draw:start-glue-point="10" draw:end-shape="id3" draw:end-glue-point="6" svg:d="M13970 13335h847v1905h846">
          <text:p/>
        </draw:connector>
        <draw:connector draw:name="Connector: Elbow 63" draw:style-name="gr16" draw:text-style-name="P6" draw:layer="layout" svg:x1="22.437cm" svg:y1="8.043cm" svg:x2="23.072cm" svg:y2="11.853cm" draw:start-shape="id2" draw:start-glue-point="10" draw:end-shape="id5" draw:end-glue-point="4" svg:d="M22437 8043h643v2223h-8v1587">
          <text:p/>
        </draw:connector>
        <draw:connector draw:name="Connector: Elbow 23" draw:style-name="gr17" draw:text-style-name="P6" draw:layer="layout" svg:x1="10.019cm" svg:y1="6.716cm" svg:x2="12.065cm" svg:y2="7.831cm" draw:end-shape="id6" draw:end-glue-point="3" svg:d="M10019 6716h702v1115h1344">
          <text:p/>
        </draw:connector>
        <draw:connector draw:name="Connector: Elbow 69" draw:style-name="gr18" draw:text-style-name="P6" draw:layer="layout" svg:x1="7.196cm" svg:y1="10.147cm" svg:x2="11.43cm" svg:y2="13.335cm" draw:end-shape="id4" draw:end-glue-point="6" svg:d="M7196 10147h1796v3188h2438">
          <text:p/>
        </draw:connector>
        <draw:custom-shape draw:name="Oval 129" draw:style-name="gr19" draw:text-style-name="P1" xml:id="id4" draw:id="id4" draw:layer="layout" svg:width="2.54cm" svg:height="1.27cm" svg:x="11.43cm" svg:y="12.7cm">
          <text:list text:style-name="L1">
            <text:list-header>
              <text:p text:style-name="P7"><text:span text:style-name="T3">dig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20" draw:text-style-name="P1" xml:id="id7" draw:id="id7" draw:layer="layout" svg:width="2.54cm" svg:height="1.27cm" svg:x="11.853cm" svg:y="14.817cm">
          <text:list text:style-name="L1">
            <text:list-header>
              <text:p text:style-name="P7"><text:span text:style-name="T3">hbco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6" draw:style-name="gr21" draw:text-style-name="P12" draw:layer="layout" svg:width="13.759cm" svg:height="1.277cm" svg:x="7.408cm" svg:y="0cm">
          <text:list text:style-name="L2">
            <text:list-header>
              <text:p text:style-name="P11"><text:span text:style-name="T5">Data Pipelin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e 38" draw:style-name="gr22" draw:text-style-name="P12" draw:layer="layout" svg:width="1.058cm" svg:height="4.118cm" svg:x="8.467cm" svg:y="4.657cm">
          <text:p/>
          <draw:enhanced-geometry svg:viewBox="0 0 21600 21600" draw:glue-points="0 0 0 21600 21600 10800" draw:text-areas="0 ?f9 7800 ?f10" draw:type="right-brace" draw:modifiers="5949 107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name="Connector: Elbow 106" draw:style-name="gr23" draw:text-style-name="P6" draw:layer="layout" draw:line-skew="-0.615cm" svg:x1="7.291cm" svg:y1="10.794cm" svg:x2="11.853cm" svg:y2="15.452cm" draw:end-shape="id7" draw:end-glue-point="6" svg:d="M7291 10794h1345v4658h3217">
          <text:p/>
        </draw:connector>
        <draw:g draw:name="Table 116">
          <draw:custom-shape draw:style-name="gr24" draw:text-style-name="P14" draw:layer="layout" svg:width="2.646cm" svg:height="0.847cm" svg:x="0.009cm" svg:y="14.605cm">
            <text:list text:style-name="L1">
              <text:list-header>
                <text:p text:style-name="P13"><text:span text:style-name="T6">Legen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4.33cm" svg:height="0.847cm" svg:x="2.655cm" svg:y="14.60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2.646cm" svg:height="0.67cm" svg:x="0.009cm" svg:y="15.4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4.33cm" svg:height="0.67cm" svg:x="2.655cm" svg:y="15.452cm">
            <text:list text:style-name="L1">
              <text:list-header>
                <text:p text:style-name="P13"><text:span text:style-name="T7">Internal AV data pipeli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2.646cm" svg:height="0.666cm" svg:x="0.009cm" svg:y="16.1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4" draw:layer="layout" svg:width="4.33cm" svg:height="0.666cm" svg:x="2.655cm" svg:y="16.122cm">
            <text:list text:style-name="L1">
              <text:list-header>
                <text:p text:style-name="P13"><text:span text:style-name="T7">Probe <text:s/>SD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2.646cm" svg:height="0.908cm" svg:x="0.009cm" svg:y="16.78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4.33cm" svg:height="0.908cm" svg:x="2.655cm" svg:y="16.788cm">
            <text:list text:style-name="L1">
              <text:list-header>
                <text:p text:style-name="P13"><text:span text:style-name="T7">Probe Meas List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14" draw:layer="layout" svg:width="2.646cm" svg:height="0.754cm" svg:x="0.009cm" svg:y="17.69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4" draw:layer="layout" svg:width="4.33cm" svg:height="0.754cm" svg:x="2.655cm" svg:y="17.696cm">
            <text:list text:style-name="L1">
              <text:list-header>
                <text:p text:style-name="P13"><text:span text:style-name="T7">Anatomical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2.646cm" svg:height="0.6cm" svg:x="0.009cm" svg:y="18.4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4.33cm" svg:height="0.6cm" svg:x="2.655cm" svg:y="18.45cm">
            <text:list text:style-name="L1">
              <text:list-header>
                <text:p text:style-name="P13"><text:span text:style-name="T7">Dig Points data load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.655cm" svg:y1="15.452cm" svg:x2="2.655cm" svg:y2="19.05cm">
            <text:p/>
          </draw:line>
          <draw:line draw:style-name="gr4" draw:text-style-name="P6" draw:layer="layout" svg:x1="0.009cm" svg:y1="15.452cm" svg:x2="6.985cm" svg:y2="15.452cm">
            <text:p/>
          </draw:line>
          <draw:line draw:style-name="gr4" draw:text-style-name="P6" draw:layer="layout" svg:x1="0.009cm" svg:y1="16.122cm" svg:x2="6.985cm" svg:y2="16.122cm">
            <text:p/>
          </draw:line>
          <draw:line draw:style-name="gr4" draw:text-style-name="P6" draw:layer="layout" svg:x1="0.009cm" svg:y1="16.788cm" svg:x2="6.985cm" svg:y2="16.788cm">
            <text:p/>
          </draw:line>
          <draw:line draw:style-name="gr4" draw:text-style-name="P6" draw:layer="layout" svg:x1="0.009cm" svg:y1="17.696cm" svg:x2="6.985cm" svg:y2="17.696cm">
            <text:p/>
          </draw:line>
          <draw:line draw:style-name="gr4" draw:text-style-name="P6" draw:layer="layout" svg:x1="0.009cm" svg:y1="18.45cm" svg:x2="6.985cm" svg:y2="18.45cm">
            <text:p/>
          </draw:line>
          <draw:line draw:style-name="gr4" draw:text-style-name="P6" draw:layer="layout" svg:x1="0.009cm" svg:y1="14.605cm" svg:x2="0.009cm" svg:y2="19.05cm">
            <text:p/>
          </draw:line>
          <draw:line draw:style-name="gr4" draw:text-style-name="P6" draw:layer="layout" svg:x1="6.985cm" svg:y1="14.605cm" svg:x2="6.985cm" svg:y2="19.05cm">
            <text:p/>
          </draw:line>
          <draw:line draw:style-name="gr4" draw:text-style-name="P6" draw:layer="layout" svg:x1="0.009cm" svg:y1="14.605cm" svg:x2="6.985cm" svg:y2="14.605cm">
            <text:p/>
          </draw:line>
          <draw:line draw:style-name="gr4" draw:text-style-name="P6" draw:layer="layout" svg:x1="0.009cm" svg:y1="19.05cm" svg:x2="6.985cm" svg:y2="19.05cm">
            <text:p/>
          </draw:line>
        </draw:g>
        <draw:connector draw:name="Straight Arrow Connector 2" draw:style-name="gr36" draw:text-style-name="P6" draw:layer="layout" draw:type="line" svg:x1="0.423cm" svg:y1="15.746cm" svg:x2="1.694cm" svg:y2="15.748cm" svg:d="M423 15746l1271 2">
          <text:p/>
        </draw:connector>
        <draw:connector draw:name="Straight Arrow Connector 30" draw:style-name="gr37" draw:text-style-name="P6" draw:layer="layout" draw:type="line" svg:x1="0.423cm" svg:y1="17.228cm" svg:x2="1.694cm" svg:y2="17.23cm" svg:d="M423 17228l1271 2">
          <text:p/>
        </draw:connector>
        <draw:connector draw:name="Straight Arrow Connector 31" draw:style-name="gr38" draw:text-style-name="P6" draw:layer="layout" draw:type="line" svg:x1="0.423cm" svg:y1="16.381cm" svg:x2="1.694cm" svg:y2="16.383cm" svg:d="M423 16381l1271 2">
          <text:p/>
        </draw:connector>
        <draw:connector draw:name="Straight Arrow Connector 33" draw:style-name="gr39" draw:text-style-name="P6" draw:layer="layout" draw:type="line" svg:x1="0.423cm" svg:y1="18.709cm" svg:x2="1.694cm" svg:y2="18.711cm" svg:d="M423 18709l1271 2">
          <text:p/>
        </draw:connector>
        <draw:connector draw:name="Straight Arrow Connector 34" draw:style-name="gr40" draw:text-style-name="P6" draw:layer="layout" draw:type="line" svg:x1="0.423cm" svg:y1="18.074cm" svg:x2="1.694cm" svg:y2="18.076cm" svg:d="M423 18074l1271 2">
          <text:p/>
        </draw:connector>
        <draw:connector draw:name="Connector: Elbow 106" draw:style-name="gr23" draw:text-style-name="P6" draw:layer="layout" draw:line-skew="-5.576cm" svg:x1="7.265cm" svg:y1="11.1cm" svg:x2="21.802cm" svg:y2="12.488cm" draw:end-shape="id5" svg:d="M7265 11100h1371v1388h13166">
          <text:p/>
        </draw:connector>
        <presentation:notes draw:style-name="dp2" presentation:use-date-time-name="dtd1">
          <draw:page-thumbnail draw:style-name="gr41" draw:layer="layout" svg:width="11.43cm" svg:height="8.573cm" svg:x="3.81cm" svg:y="3.175cm" draw:page-number="1" presentation:class="page"/>
          <draw:frame presentation:style-name="pr1" draw:text-style-name="P1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42" draw:text-style-name="P17" draw:layer="layout" svg:width="8.255cm" svg:height="1.274cm" svg:x="10.791cm" svg:y="24.126cm">
            <text:list text:style-name="L1">
              <text:list-header>
                <text:p text:style-name="P1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Oval 132" draw:style-name="gr43" draw:text-style-name="P1" draw:layer="layout" svg:width="15.24cm" svg:height="17.356cm" svg:x="0.212cm" svg:y="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3" draw:style-name="gr44" draw:text-style-name="P1" xml:id="id8" draw:id="id8" draw:layer="layout" svg:width="2.54cm" svg:height="1.27cm" svg:x="2.752cm" svg:y="4.022cm">
          <text:list text:style-name="L1">
            <text:list-header>
              <text:p text:style-name="P7"><text:span text:style-name="T3">headvo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4" draw:style-name="gr45" draw:text-style-name="P1" draw:layer="layout" svg:width="2.54cm" svg:height="1.27cm" svg:x="2.752cm" svg:y="5.503cm">
          <text:list text:style-name="L1">
            <text:list-header>
              <text:p text:style-name="P7"><text:span text:style-name="T3">head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46" draw:text-style-name="P1" draw:layer="layout" svg:width="2.54cm" svg:height="1.27cm" svg:x="2.752cm" svg:y="6.985cm">
          <text:list text:style-name="L1">
            <text:list-header>
              <text:p text:style-name="P7"><text:span text:style-name="T3">ref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9" draw:style-name="gr47" draw:text-style-name="P1" xml:id="id10" draw:id="id10" draw:layer="layout" svg:width="2.54cm" svg:height="1.27cm" svg:x="6.138cm" svg:y="13.97cm">
          <text:list text:style-name="L1">
            <text:list-header>
              <text:p text:style-name="P7"><text:span text:style-name="T3">prob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0" draw:style-name="gr48" draw:text-style-name="P1" xml:id="id9" draw:id="id9" draw:layer="layout" svg:width="2.54cm" svg:height="1.27cm" svg:x="10.372cm" svg:y="6.773cm">
          <text:list text:style-name="L1">
            <text:list-header>
              <text:p text:style-name="P7"><text:span text:style-name="T3">fwmode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8" draw:style-name="gr49" draw:text-style-name="P1" xml:id="id12" draw:id="id12" draw:layer="layout" svg:width="2.54cm" svg:height="1.27cm" svg:x="11.477cm" svg:y="11.218cm">
          <text:list text:style-name="L1">
            <text:list-header>
              <text:p text:style-name="P7"><text:span text:style-name="T3">imgrec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0" draw:style-name="gr50" draw:text-style-name="P1" draw:layer="layout" svg:width="2.54cm" svg:height="1.27cm" svg:x="2.54cm" svg:y="8.678cm">
          <text:list text:style-name="L1">
            <text:list-header>
              <text:p text:style-name="P7"><text:span text:style-name="T3">pial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1" draw:style-name="gr51" draw:text-style-name="P1" draw:layer="layout" svg:width="2.54cm" svg:height="1.27cm" svg:x="5.503cm" svg:y="7.408cm">
          <text:list text:style-name="L1">
            <text:list-header>
              <text:p text:style-name="P7"><text:span text:style-name="T3">labelssur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3" draw:style-name="gr52" draw:text-style-name="P9" draw:layer="layout" svg:width="4.445cm" svg:height="1.023cm" svg:x="5.503cm" svg:y="1.482cm">
          <text:list text:style-name="L1">
            <text:list-header>
              <text:p text:style-name="P8"><text:span text:style-name="T4">Atlas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4" draw:style-name="gr53" draw:text-style-name="P10" draw:layer="layout" svg:width="5.927cm" svg:height="6.773cm" svg:x="2.328cm" svg:y="3.81cm">
          <text:p/>
          <draw:enhanced-geometry svg:viewBox="0 0 21600 21600" draw:type="rectangle" draw:enhanced-path="M 0 0 L 21600 0 21600 21600 0 21600 0 0 Z N"/>
        </draw:custom-shape>
        <draw:connector draw:name="Connector: Elbow 11" draw:style-name="gr16" draw:text-style-name="P6" draw:layer="layout" svg:x1="5.292cm" svg:y1="4.657cm" svg:x2="11.642cm" svg:y2="6.773cm" draw:start-shape="id8" draw:start-glue-point="10" draw:end-shape="id9" draw:end-glue-point="4" svg:d="M5292 4657h6350v2116">
          <text:p/>
        </draw:connector>
        <draw:connector draw:name="Connector: Elbow 13" draw:style-name="gr16" draw:text-style-name="P6" draw:layer="layout" svg:x1="8.678cm" svg:y1="14.605cm" svg:x2="10.372cm" svg:y2="7.408cm" draw:start-shape="id10" draw:start-glue-point="10" draw:end-shape="id9" draw:end-glue-point="6" svg:d="M8678 14605h847v-7197h847">
          <text:p/>
        </draw:connector>
        <draw:connector draw:name="Connector: Elbow 56" draw:style-name="gr16" draw:text-style-name="P6" draw:layer="layout" svg:x1="4.445cm" svg:y1="12.7cm" svg:x2="6.138cm" svg:y2="14.605cm" draw:start-shape="id11" draw:start-glue-point="10" draw:end-shape="id10" draw:end-glue-point="6" svg:d="M4445 12700h847v1905h846">
          <text:p/>
        </draw:connector>
        <draw:connector draw:name="Connector: Elbow 63" draw:style-name="gr16" draw:text-style-name="P6" draw:layer="layout" draw:line-skew="0cm -0.487cm" svg:x1="12.912cm" svg:y1="7.408cm" svg:x2="12.747cm" svg:y2="11.218cm" draw:start-shape="id9" draw:start-glue-point="10" draw:end-shape="id12" draw:end-glue-point="4" svg:d="M12912 7408h643v1736h-808v2074">
          <text:p/>
        </draw:connector>
        <draw:custom-shape draw:name="Oval 129" draw:style-name="gr54" draw:text-style-name="P1" xml:id="id11" draw:id="id11" draw:layer="layout" svg:width="2.54cm" svg:height="1.27cm" svg:x="1.905cm" svg:y="12.065cm">
          <text:list text:style-name="L1">
            <text:list-header>
              <text:p text:style-name="P7"><text:span text:style-name="T3">digp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9" draw:style-name="gr55" draw:text-style-name="P1" draw:layer="layout" svg:width="2.54cm" svg:height="1.27cm" svg:x="2.328cm" svg:y="14.182cm">
          <text:list text:style-name="L1">
            <text:list-header>
              <text:p text:style-name="P7"><text:span text:style-name="T3">hbco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4" draw:style-name="gr56" draw:text-style-name="P12" draw:layer="layout" svg:width="12.911cm" svg:height="2.293cm" svg:x="10.372cm" svg:y="0cm">
          <text:list text:style-name="L2">
            <text:list-header>
              <text:p text:style-name="P11"><text:span text:style-name="T5">Data Pipeline Dependencies</text:span></text:p>
              <text:p text:style-name="P11"><text:span text:style-name="T5">( Cont. 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2">
          <draw:custom-shape draw:style-name="gr2" draw:text-style-name="P3" draw:layer="layout" svg:width="6.906cm" svg:height="1.138cm" svg:x="18.415cm" svg:y="4.445cm">
            <text:list text:style-name="L1">
              <text:list-header>
                <text:p text:style-name="P2"><text:span text:style-name="T1">Output Data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5.583cm">
            <text:list text:style-name="L1">
              <text:list-header>
                <text:p text:style-name="P4"><text:span text:style-name="T2">&lt;Subject Name&gt;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6.429cm">
            <text:list text:style-name="L1">
              <text:list-header>
                <text:p text:style-name="P4"><text:span text:style-name="T2"><text:s text:c="10"/></text:span><text:span text:style-name="T2">probe.S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7.276cm">
            <text:list text:style-name="L1">
              <text:list-header>
                <text:p text:style-name="P4"><text:span text:style-name="T2"><text:s text:c="10"/></text:span><text:span text:style-name="T2">groupResult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8.123cm">
            <text:list text:style-name="L1">
              <text:list-header>
                <text:p text:style-name="P4"><text:span text:style-name="T2"><text:s text:c="10"/></text:span><text:span text:style-name="T2">f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8.969cm">
            <text:list text:style-name="L1">
              <text:list-header>
                <text:p text:style-name="P4"><text:span text:style-name="T2"><text:s text:c="17"/></text:span><text:span text:style-name="T2">*.2p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9.816cm">
            <text:list text:style-name="L1">
              <text:list-header>
                <text:p text:style-name="P4"><text:span text:style-name="T2"><text:s text:c="19"/></text:span><text:span text:style-name="T2">Adot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10.663cm">
            <text:list text:style-name="L1">
              <text:list-header>
                <text:p text:style-name="P4"><text:span text:style-name="T2"><text:s text:c="19"/></text:span><text:span text:style-name="T2">pialsurf.mes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11.509cm">
            <text:list text:style-name="L1">
              <text:list-header>
                <text:p text:style-name="P4"><text:span text:style-name="T2"><text:s text:c="10"/></text:span><text:span text:style-name="T2">imagerec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7cm" svg:x="18.415cm" svg:y="12.356cm">
            <text:list text:style-name="L1">
              <text:list-header>
                <text:p text:style-name="P4"><text:span text:style-name="T2"><text:s text:c="20"/></text:span><text:span text:style-name="T2">Aimg_conc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906cm" svg:height="0.846cm" svg:x="18.415cm" svg:y="13.203cm">
            <text:list text:style-name="L1">
              <text:list-header>
                <text:p text:style-name="P4"><text:span text:style-name="T2"><text:s text:c="20"/></text:span><text:span text:style-name="T2">metrics.ma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18.415cm" svg:y1="5.583cm" svg:x2="25.321cm" svg:y2="5.583cm">
            <text:p/>
          </draw:line>
          <draw:line draw:style-name="gr4" draw:text-style-name="P6" draw:layer="layout" svg:x1="18.415cm" svg:y1="6.429cm" svg:x2="25.321cm" svg:y2="6.429cm">
            <text:p/>
          </draw:line>
          <draw:line draw:style-name="gr4" draw:text-style-name="P6" draw:layer="layout" svg:x1="18.415cm" svg:y1="7.276cm" svg:x2="25.321cm" svg:y2="7.276cm">
            <text:p/>
          </draw:line>
          <draw:line draw:style-name="gr4" draw:text-style-name="P6" draw:layer="layout" svg:x1="18.415cm" svg:y1="8.123cm" svg:x2="25.321cm" svg:y2="8.123cm">
            <text:p/>
          </draw:line>
          <draw:line draw:style-name="gr4" draw:text-style-name="P6" draw:layer="layout" svg:x1="18.415cm" svg:y1="8.969cm" svg:x2="25.321cm" svg:y2="8.969cm">
            <text:p/>
          </draw:line>
          <draw:line draw:style-name="gr4" draw:text-style-name="P6" draw:layer="layout" svg:x1="18.415cm" svg:y1="9.816cm" svg:x2="25.321cm" svg:y2="9.816cm">
            <text:p/>
          </draw:line>
          <draw:line draw:style-name="gr4" draw:text-style-name="P6" draw:layer="layout" svg:x1="18.415cm" svg:y1="10.663cm" svg:x2="25.321cm" svg:y2="10.663cm">
            <text:p/>
          </draw:line>
          <draw:line draw:style-name="gr4" draw:text-style-name="P6" draw:layer="layout" svg:x1="18.415cm" svg:y1="11.509cm" svg:x2="25.321cm" svg:y2="11.509cm">
            <text:p/>
          </draw:line>
          <draw:line draw:style-name="gr4" draw:text-style-name="P6" draw:layer="layout" svg:x1="18.415cm" svg:y1="12.356cm" svg:x2="25.321cm" svg:y2="12.356cm">
            <text:p/>
          </draw:line>
          <draw:line draw:style-name="gr4" draw:text-style-name="P6" draw:layer="layout" svg:x1="18.415cm" svg:y1="13.203cm" svg:x2="25.321cm" svg:y2="13.203cm">
            <text:p/>
          </draw:line>
          <draw:line draw:style-name="gr5" draw:text-style-name="P6" draw:layer="layout" svg:x1="18.415cm" svg:y1="4.445cm" svg:x2="18.415cm" svg:y2="14.049cm">
            <text:p/>
          </draw:line>
          <draw:line draw:style-name="gr5" draw:text-style-name="P6" draw:layer="layout" svg:x1="25.321cm" svg:y1="4.445cm" svg:x2="25.321cm" svg:y2="14.049cm">
            <text:p/>
          </draw:line>
          <draw:line draw:style-name="gr5" draw:text-style-name="P6" draw:layer="layout" svg:x1="18.415cm" svg:y1="4.445cm" svg:x2="25.321cm" svg:y2="4.445cm">
            <text:p/>
          </draw:line>
          <draw:line draw:style-name="gr5" draw:text-style-name="P6" draw:layer="layout" svg:x1="18.415cm" svg:y1="14.049cm" svg:x2="25.321cm" svg:y2="14.049cm">
            <text:p/>
          </draw:line>
        </draw:g>
        <draw:connector draw:name="Connector: Elbow 73" draw:style-name="gr57" draw:text-style-name="P6" draw:layer="layout" svg:x1="7.408cm" svg:y1="15.24cm" svg:x2="19.47cm" svg:y2="6.983cm" draw:start-shape="id10" draw:start-glue-point="8" svg:d="M7408 15240v643h12062v-8900">
          <text:p/>
        </draw:connector>
        <draw:connector draw:name="Connector: Elbow 73" draw:style-name="gr58" draw:text-style-name="P6" draw:layer="layout" svg:x1="11.642cm" svg:y1="8.043cm" svg:x2="17.526cm" svg:y2="9.843cm" draw:start-shape="id9" draw:start-glue-point="8" draw:end-shape="id13" draw:end-glue-point="5" svg:d="M11642 8043v1800h5884">
          <text:p/>
        </draw:connector>
        <draw:custom-shape draw:name="Left Brace 55" draw:style-name="gr59" draw:text-style-name="P18" xml:id="id13" draw:id="id13" draw:layer="layout" svg:width="0.895cm" svg:height="3.175cm" svg:x="17.526cm" svg:y="8.255cm">
          <text:p/>
          <draw:enhanced-geometry svg:viewBox="0 0 21600 21600" draw:glue-points="21600 0 0 10800 21600 21600" draw:text-areas="13800 ?f9 21600 ?f10" draw:type="left-brace" draw:modifiers="2187 10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name="Connector: Elbow 73" draw:style-name="gr60" draw:text-style-name="P6" draw:layer="layout" svg:x1="12.747cm" svg:y1="12.488cm" svg:x2="17.357cm" svg:y2="12.782cm" draw:start-shape="id12" draw:start-glue-point="8" draw:end-shape="id14" draw:end-glue-point="5" svg:d="M12747 12488v643h2947v-349h1663">
          <text:p/>
        </draw:connector>
        <draw:custom-shape draw:name="Left Brace 61" draw:style-name="gr59" draw:text-style-name="P18" xml:id="id14" draw:id="id14" draw:layer="layout" svg:width="1.058cm" svg:height="2.333cm" svg:x="17.357cm" svg:y="11.615cm">
          <text:p/>
          <draw:enhanced-geometry svg:viewBox="0 0 21600 21600" draw:glue-points="21600 0 0 10800 21600 21600" draw:text-areas="13800 ?f9 21600 ?f10" draw:type="left-brace" draw:modifiers="3936 10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3">
          <draw:page-thumbnail draw:style-name="gr41" draw:layer="layout" svg:width="11.43cm" svg:height="8.573cm" svg:x="3.81cm" svg:y="3.174cm" draw:page-number="2" presentation:class="page"/>
          <draw:frame presentation:style-name="pr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Freeform: Shape 2" draw:style-name="gr61" draw:text-style-name="P20" draw:layer="layout" svg:width="12.686cm" svg:height="10.487cm" svg:x="11.867cm" svg:y="8.462cm">
          <text:list text:style-name="L1">
            <text:list-header>
              <text:p text:style-name="P19"><text:span text:style-name="T8">MNI</text:span></text:p>
            </text:list-header>
          </text:list>
          <draw:enhanced-geometry svg:viewBox="0 0 4567237 3775075" draw:text-areas="668856 552847 3898381 3222228" draw:glue-points="2283619 0 4567237 1887538 2283619 3775075 0 1887538" draw:type="mso-spt100" draw:enhanced-path="M 0 1887537 W 0 0 4567236 3775074 0 1887537 2283618 0 0 0 4567236 3775074 2283618 0 4567236 1887537 0 0 4567236 3775074 4567236 1887537 2283618 3775074 0 0 4567236 3775074 2283618 3775074 0 1887537 Z N">
            <draw:equation draw:name="f0" draw:formula="-13007-28"/>
            <draw:equation draw:name="f1" draw:formula=""/>
            <draw:equation draw:name="f2" draw:formula=""/>
            <draw:equation draw:name="f3" draw:formula="-13007-28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13007-28"/>
          </draw:enhanced-geometry>
        </draw:custom-shape>
        <draw:custom-shape draw:name="Freeform: Shape 3" draw:style-name="gr62" draw:text-style-name="P20" xml:id="id23" draw:id="id23" draw:layer="layout" svg:width="6.972cm" svg:height="6.666cm" svg:x="17.38cm" svg:y="0.508cm">
          <text:list text:style-name="L1">
            <text:list-header>
              <text:p text:style-name="P19"><text:span text:style-name="T8">headvol_ref</text:span></text:p>
              <text:p text:style-name="P19"><text:span text:style-name="T8"/></text:p>
            </text:list-header>
          </text:list>
          <draw:enhanced-geometry svg:viewBox="0 0 2890837 2738438" draw:text-areas="423353 401035 2467484 2337403" draw:glue-points="1445419 0 2890837 1369219 1445419 2738438 0 1369219 1445419 0" draw:type="mso-spt100" draw:enhanced-path="M 0 1369219 W 0 0 2890838 2738438 0 1369219 1445419 0 0 0 2890838 2738438 1445419 0 2890838 1369219 0 0 2890838 2738438 2890838 1369219 1445419 2738438 0 0 2890838 2738438 1445419 2738438 0 1369219 Z N">
            <draw:equation draw:name="f0" draw:formula="-7037-20"/>
            <draw:equation draw:name="f1" draw:formula=""/>
            <draw:equation draw:name="f2" draw:formula=""/>
            <draw:equation draw:name="f3" draw:formula="-7037-2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7037-20"/>
          </draw:enhanced-geometry>
        </draw:custom-shape>
        <draw:custom-shape draw:name="Freeform: Shape 4" draw:style-name="gr63" draw:text-style-name="P22" xml:id="id26" draw:id="id26" draw:layer="layout" svg:width="8.198cm" svg:height="7.228cm" svg:x="0.908cm" svg:y="9.679cm">
          <text:list text:style-name="L1">
            <text:list-header>
              <text:p text:style-name="P21"><text:span text:style-name="T8">digpts</text:span></text:p>
            </text:list-header>
          </text:list>
          <draw:enhanced-geometry svg:viewBox="0 0 2951163 2601912" draw:text-areas="432188 381041 2518975 2220871" draw:glue-points="1475582 0 2951163 1300956 1475582 2601912 0 1300956 2951164 1300956" draw:type="mso-spt100" draw:enhanced-path="M 0 1300956 W 0 0 2951164 2601912 0 1300956 1475582 0 0 0 2951164 2601912 1475582 0 2951164 1300956 0 0 2951164 2601912 2951164 1300956 1475582 2601912 0 0 2951164 2601912 1475582 2601912 0 1300956 Z N">
            <draw:equation draw:name="f0" draw:formula="-9764-19"/>
            <draw:equation draw:name="f1" draw:formula=""/>
            <draw:equation draw:name="f2" draw:formula=""/>
            <draw:equation draw:name="f3" draw:formula="-9764-19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9764-19"/>
          </draw:enhanced-geometry>
        </draw:custom-shape>
        <draw:custom-shape draw:name="Freeform: Shape 5" draw:style-name="gr64" draw:text-style-name="P20" xml:id="id15" draw:id="id15" draw:layer="layout" svg:width="2.222cm" svg:height="1.495cm" svg:x="0.508cm" svg:y="1.27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6" draw:style-name="gr65" draw:text-style-name="P20" xml:id="id17" draw:id="id17" draw:layer="layout" svg:width="1.976cm" svg:height="1.609cm" svg:x="0.762cm" svg:y="5.118cm"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>pialsurf</text:span></text:p>
              <text:p text:style-name="P19"><text:span text:style-name="T9"/></text:p>
            </text:list-item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7" draw:style-name="gr66" draw:text-style-name="P20" xml:id="id19" draw:id="id19" draw:layer="layout" svg:width="1.976cm" svg:height="1.504cm" svg:x="0.762cm" svg:y="7.62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 456407 0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8" draw:style-name="gr67" draw:text-style-name="P23" draw:layer="layout" svg:width="2.535cm" svg:height="1.844cm" svg:x="6.496cm" svg:y="2.575cm">
          <text:p/>
          <draw:enhanced-geometry svg:viewBox="0 0 912812 663575" draw:text-areas="133678 97178 779134 566397" draw:glue-points="456406 0 912812 331788 456406 663575 0 331788" draw:type="non-primitive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9" draw:style-name="gr67" draw:text-style-name="P23" draw:layer="layout" svg:width="2.535cm" svg:height="1.843cm" svg:x="8.339cm" svg:y="4.419cm">
          <text:p/>
          <draw:enhanced-geometry svg:viewBox="0 0 912812 663575" draw:text-areas="133678 97178 779134 566397" draw:glue-points="456406 0 912812 331788 456406 663575 0 331788" draw:type="non-primitive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0" draw:style-name="gr67" draw:text-style-name="P23" draw:layer="layout" svg:width="2.531cm" svg:height="1.843cm" svg:x="9.953cm" svg:y="2.342cm">
          <text:p/>
          <draw:enhanced-geometry svg:viewBox="0 0 911225 663575" draw:text-areas="133446 97178 777779 566397" draw:glue-points="455613 0 911225 331788 455613 663575 0 331788" draw:type="non-primitive" draw:enhanced-path="M 0 331788 W 0 0 911226 663576 0 331788 455613 0 0 0 911226 663576 455613 0 911226 331788 0 0 911226 663576 911226 331788 455613 663576 0 0 911226 663576 455613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1" draw:style-name="gr68" draw:text-style-name="P20" xml:id="id22" draw:id="id22" draw:layer="layout" svg:width="6.036cm" svg:height="4.568cm" svg:x="17.888cm" svg:y="2.148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559050 1908175" draw:text-areas="374764 279446 2184286 1628729" draw:glue-points="1279525 0 2559050 954088 1279525 1908175 0 954088 1279525 1908174" draw:type="mso-spt100" draw:enhanced-path="M 0 954087 W 0 0 2559050 1908174 0 954087 1279525 0 0 0 2559050 1908174 1279525 0 2559050 954087 0 0 2559050 1908174 2559050 954087 1279525 1908174 0 0 2559050 1908174 1279525 1908174 0 954087 Z N">
            <draw:equation draw:name="f0" draw:formula="-28953-14"/>
            <draw:equation draw:name="f1" draw:formula=""/>
            <draw:equation draw:name="f2" draw:formula=""/>
            <draw:equation draw:name="f3" draw:formula="-28953-1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28953-14"/>
          </draw:enhanced-geometry>
        </draw:custom-shape>
        <draw:custom-shape draw:name="Freeform: Shape 12" draw:style-name="gr69" draw:text-style-name="P20" draw:layer="layout" svg:width="1.866cm" svg:height="1.313cm" svg:x="18.142cm" svg:y="3.418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3" draw:style-name="gr70" draw:text-style-name="P20" draw:layer="layout" svg:width="2.185cm" svg:height="1.588cm" svg:x="19.666cm" svg:y="4.731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4" draw:style-name="gr71" draw:text-style-name="P20" draw:layer="layout" svg:width="2.021cm" svg:height="1.483cm" svg:x="21.644cm" svg:y="3.264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912813 663575" draw:text-areas="133678 97178 779135 566397" draw:glue-points="456407 0 912813 331788 456407 663575 0 331788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15" draw:style-name="gr72" draw:text-style-name="P20" xml:id="id21" draw:id="id21" draw:layer="layout" svg:width="7.108cm" svg:height="6.307cm" svg:x="5.674cm" svg:y="0.651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559050 2155825" draw:text-areas="374764 315713 2184286 1840112" draw:glue-points="1279525 0 2559050 1077913 1279525 2155825 0 1077913 1279525 0 2559050 1077913 2559050 1077913" draw:type="mso-spt100" draw:enhanced-path="M 0 1077913 W 0 0 2559050 2155826 0 1077913 1279525 0 0 0 2559050 2155826 1279525 0 2559050 1077913 0 0 2559050 2155826 2559050 1077913 1279525 2155826 0 0 2559050 2155826 1279525 2155826 0 1077913 Z N">
            <draw:equation draw:name="f0" draw:formula="29337-16"/>
            <draw:equation draw:name="f1" draw:formula=""/>
            <draw:equation draw:name="f2" draw:formula=""/>
            <draw:equation draw:name="f3" draw:formula="29337-16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29337-16"/>
          </draw:enhanced-geometry>
        </draw:custom-shape>
        <draw:custom-shape draw:name="Freeform: Shape 20" draw:style-name="gr73" draw:text-style-name="P20" xml:id="id16" draw:id="id16" draw:layer="layout" svg:width="2.173cm" svg:height="1.625cm" svg:x="6.858cm" svg:y="2.794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912812 663575" draw:text-areas="133678 97178 779134 566397" draw:glue-points="456406 0 912812 331788 456406 663575 0 331788 456406 663576" draw:type="mso-spt100" draw:enhanced-path="M 0 331788 W 0 0 912812 663576 0 331788 456406 0 0 0 912812 663576 456406 0 912812 331788 0 0 912812 663576 912812 331788 456406 663576 0 0 912812 663576 456406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22" draw:style-name="gr74" draw:text-style-name="P20" xml:id="id18" draw:id="id18" draw:layer="layout" svg:width="2.07cm" svg:height="1.391cm" svg:x="10.414cm" svg:y="2.794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911225 663575" draw:text-areas="133446 97178 777779 566397" draw:glue-points="455613 0 911225 331788 455613 663575 0 331788 911226 331788" draw:type="mso-spt100" draw:enhanced-path="M 0 331788 W 0 0 911226 663576 0 331788 455613 0 0 0 911226 663576 455613 0 911226 331788 0 0 911226 663576 911226 331788 455613 663576 0 0 911226 663576 455613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draw:custom-shape draw:name="Freeform: Shape 23" draw:style-name="gr75" draw:text-style-name="P20" xml:id="id25" draw:id="id25" draw:layer="layout" svg:width="5.733cm" svg:height="4.886cm" svg:x="2.275cm" svg:y="11.818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2063750 1758950" draw:text-areas="302229 257592 1761521 1501358" draw:glue-points="1031875 0 2063750 879475 1031875 1758950 0 879475 1031875 0" draw:type="mso-spt100" draw:enhanced-path="M 0 879475 W 0 0 2063750 1758950 0 879475 1031875 0 0 0 2063750 1758950 1031875 0 2063750 879475 0 0 2063750 1758950 2063750 879475 1031875 1758950 0 0 2063750 1758950 1031875 1758950 0 879475 Z N">
            <draw:equation draw:name="f0" draw:formula="27507-13"/>
            <draw:equation draw:name="f1" draw:formula=""/>
            <draw:equation draw:name="f2" draw:formula=""/>
            <draw:equation draw:name="f3" draw:formula="27507-1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27507-13"/>
          </draw:enhanced-geometry>
        </draw:custom-shape>
        <draw:custom-shape draw:name="Freeform: Shape 24" draw:style-name="gr76" draw:text-style-name="P20" draw:layer="layout" svg:width="2.24cm" svg:height="1.627cm" svg:x="2.403cm" svg:y="13.309cm">
          <text:list text:style-name="L1">
            <text:list-header>
              <text:p text:style-name="P19"><text:span text:style-name="T9">headsurf</text:span></text:p>
            </text:list-header>
          </text:list>
          <draw:enhanced-geometry svg:viewBox="0 0 806450 585788" draw:text-areas="118102 85787 688348 500001" draw:glue-points="403225 0 806450 292894 403225 585788 0 292894" draw:type="mso-spt100" draw:enhanced-path="M 0 292894 W 0 0 806450 585788 0 292894 403225 0 0 0 806450 585788 403225 0 806450 292894 0 0 806450 585788 806450 292894 403225 585788 0 0 806450 585788 403225 585788 0 292894 Z N">
            <draw:equation draw:name="f0" draw:formula="30750-4"/>
            <draw:equation draw:name="f1" draw:formula=""/>
            <draw:equation draw:name="f2" draw:formula=""/>
            <draw:equation draw:name="f3" draw:formula="30750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750-4"/>
          </draw:enhanced-geometry>
        </draw:custom-shape>
        <draw:custom-shape draw:name="Freeform: Shape 25" draw:style-name="gr77" draw:text-style-name="P20" draw:layer="layout" svg:width="2.241cm" svg:height="1.627cm" svg:x="4.03cm" svg:y="14.574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806450 585787" draw:text-areas="118102 85787 688348 500000" draw:glue-points="403225 0 806450 292894 403225 585787 0 292894" draw:type="mso-spt100" draw:enhanced-path="M 0 292893 W 0 0 806450 585786 0 292893 403225 0 0 0 806450 585786 403225 0 806450 292893 0 0 806450 585786 806450 292893 403225 585786 0 0 806450 585786 403225 585786 0 292893 Z N">
            <draw:equation draw:name="f0" draw:formula="30749-4"/>
            <draw:equation draw:name="f1" draw:formula=""/>
            <draw:equation draw:name="f2" draw:formula=""/>
            <draw:equation draw:name="f3" draw:formula="30749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749-4"/>
          </draw:enhanced-geometry>
        </draw:custom-shape>
        <draw:custom-shape draw:name="Freeform: Shape 26" draw:style-name="gr78" draw:text-style-name="P20" draw:layer="layout" svg:width="2.24cm" svg:height="1.631cm" svg:x="5.455cm" svg:y="13.106cm">
          <text:list text:style-name="L1">
            <text:list-header>
              <text:p text:style-name="P19"><text:span text:style-name="T9">pialsurf</text:span></text:p>
            </text:list-header>
          </text:list>
          <draw:enhanced-geometry svg:viewBox="0 0 806450 587375" draw:text-areas="118102 86019 688348 501356" draw:glue-points="403225 0 806450 293688 403225 587375 0 293688" draw:type="mso-spt100" draw:enhanced-path="M 0 293688 W 0 0 806450 587376 0 293688 403225 0 0 0 806450 587376 403225 0 806450 293688 0 0 806450 587376 806450 293688 403225 587376 0 0 806450 587376 403225 587376 0 293688 Z N">
            <draw:equation draw:name="f0" draw:formula="31544-4"/>
            <draw:equation draw:name="f1" draw:formula=""/>
            <draw:equation draw:name="f2" draw:formula=""/>
            <draw:equation draw:name="f3" draw:formula="31544-4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1544-4"/>
          </draw:enhanced-geometry>
        </draw:custom-shape>
        <draw:custom-shape draw:name="Freeform: Shape 27" draw:style-name="gr79" draw:text-style-name="P20" xml:id="id24" draw:id="id24" draw:layer="layout" svg:width="5.3cm" svg:height="5.023cm" svg:x="17.145cm" svg:y="13.189cm">
          <text:list text:style-name="L1">
            <text:list-header>
              <text:p text:style-name="P19"><text:span text:style-name="T8">headvol_ref</text:span></text:p>
              <text:p text:style-name="P19"><text:span text:style-name="T8"/></text:p>
            </text:list-header>
          </text:list>
          <draw:enhanced-geometry svg:viewBox="0 0 1908175 1808162" draw:text-areas="279446 264799 1628729 1543363" draw:glue-points="954088 0 1908175 904081 954088 1808162 0 904081 954088 0" draw:type="mso-spt100" draw:enhanced-path="M 0 904081 W 0 0 1908176 1808162 0 904081 954088 0 0 0 1908176 1808162 954088 0 1908176 904081 0 0 1908176 1808162 1908176 904081 954088 1808162 0 0 1908176 1808162 954088 1808162 0 904081 Z N">
            <draw:equation draw:name="f0" draw:formula="-13423-13"/>
            <draw:equation draw:name="f1" draw:formula=""/>
            <draw:equation draw:name="f2" draw:formula=""/>
            <draw:equation draw:name="f3" draw:formula="-13423-1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13423-13"/>
          </draw:enhanced-geometry>
        </draw:custom-shape>
        <draw:custom-shape draw:name="Freeform: Shape 28" draw:style-name="gr80" draw:text-style-name="P20" draw:layer="layout" svg:width="4.145cm" svg:height="3.272cm" svg:x="17.767cm" svg:y="14.57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492250 1177925" draw:text-areas="218535 172503 1273715 1005422" draw:glue-points="746125 0 1492250 588963 746125 1177925 0 588963" draw:type="mso-spt100" draw:enhanced-path="M 0 588963 W 0 0 1492250 1177926 0 588963 746125 0 0 0 1492250 1177926 746125 0 1492250 588963 0 0 1492250 1177926 1492250 588963 746125 1177926 0 0 1492250 1177926 746125 1177926 0 588963 Z N">
            <draw:equation draw:name="f0" draw:formula="-861-8"/>
            <draw:equation draw:name="f1" draw:formula=""/>
            <draw:equation draw:name="f2" draw:formula=""/>
            <draw:equation draw:name="f3" draw:formula="-861-8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861-8"/>
          </draw:enhanced-geometry>
        </draw:custom-shape>
        <draw:custom-shape draw:name="Freeform: Shape 29" draw:style-name="gr81" draw:text-style-name="P20" draw:layer="layout" svg:width="1.49cm" svg:height="1.015cm" svg:x="18.177cm" svg:y="15.782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ustom-shape draw:name="Freeform: Shape 30" draw:style-name="gr82" draw:text-style-name="P20" draw:layer="layout" svg:width="1.49cm" svg:height="1.014cm" svg:x="19.262cm" svg:y="16.722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ustom-shape draw:name="Freeform: Shape 31" draw:style-name="gr83" draw:text-style-name="P20" draw:layer="layout" svg:width="1.49cm" svg:height="1.014cm" svg:x="20.21cm" svg:y="15.646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36575 365125" draw:text-areas="78580 53471 457995 311654" draw:glue-points="268288 0 536575 182563 268288 365125 0 182563" draw:type="mso-spt100" draw:enhanced-path="M 0 182562 W 0 0 536576 365124 0 182562 268288 0 0 0 536576 365124 268288 0 536576 182562 0 0 536576 365124 536576 182562 268288 365124 0 0 536576 365124 268288 365124 0 182562 Z N">
            <draw:equation draw:name="f0" draw:formula="-14046-2"/>
            <draw:equation draw:name="f1" draw:formula=""/>
            <draw:equation draw:name="f2" draw:formula="+-28092-5"/>
            <draw:equation draw:name="f3" draw:formula="-14046-2"/>
            <draw:equation draw:name="f4" draw:formula="4"/>
            <draw:equation draw:name="f5" draw:formula=""/>
            <draw:equation draw:name="f6" draw:formula="+-28092-5"/>
            <draw:equation draw:name="f7" draw:formula="4"/>
            <draw:equation draw:name="f8" draw:formula="+-14046-2"/>
            <draw:equation draw:name="f9" draw:formula=""/>
            <draw:equation draw:name="f10" draw:formula="+-28092-5"/>
            <draw:equation draw:name="f11" draw:formula="+-14046-2"/>
            <draw:equation draw:name="f12" draw:formula="4+-28092-5"/>
            <draw:equation draw:name="f13" draw:formula=""/>
            <draw:equation draw:name="f14" draw:formula="+-28092-5"/>
            <draw:equation draw:name="f15" draw:formula="4+-28092-5"/>
            <draw:equation draw:name="f16" draw:formula="-14046-2"/>
          </draw:enhanced-geometry>
        </draw:custom-shape>
        <draw:connector draw:name="Connector: Elbow 32" draw:style-name="gr84" draw:text-style-name="P6" draw:layer="layout" svg:x1="1.619cm" svg:y1="1.27cm" svg:x2="7.945cm" svg:y2="2.794cm" draw:start-shape="id15" draw:start-glue-point="8" draw:end-shape="id16" draw:end-glue-point="4" svg:d="M1619 1270v-632h6326v2156">
          <text:p/>
        </draw:connector>
        <draw:connector draw:name="Connector: Elbow 33" draw:style-name="gr85" draw:text-style-name="P6" draw:layer="layout" svg:x1="1.75cm" svg:y1="5.118cm" svg:x2="11.449cm" svg:y2="4.185cm" draw:start-shape="id17" draw:start-glue-point="8" draw:end-shape="id18" draw:end-glue-point="6" svg:d="M1750 5118v-632h4826v330h4873v-631">
          <text:p/>
        </draw:connector>
        <draw:connector draw:name="Connector: Elbow 34" draw:style-name="gr86" draw:text-style-name="P6" draw:layer="layout" svg:x1="1.75cm" svg:y1="7.62cm" svg:x2="7.932cm" svg:y2="6.422cm" draw:start-shape="id19" draw:start-glue-point="8" draw:end-shape="id20" draw:end-glue-point="6" svg:d="M1750 7620v-631h3105v64h3077v-631">
          <text:p/>
        </draw:connector>
        <draw:connector draw:name="Connector: Elbow 35" draw:style-name="gr87" draw:text-style-name="P6" draw:layer="layout" svg:x1="12.782cm" svg:y1="3.805cm" svg:x2="17.888cm" svg:y2="4.432cm" draw:start-shape="id21" draw:start-glue-point="5" draw:end-shape="id22" draw:end-glue-point="7" svg:d="M12782 3805h2553v627h2553">
          <text:p/>
        </draw:connector>
        <draw:custom-shape draw:name="TextBox 36" draw:style-name="gr88" draw:text-style-name="P24" draw:layer="layout" svg:width="0.459cm" svg:height="0.895cm" svg:x="-2.536cm" svg:y="4.15cm">
          <text:p/>
          <draw:enhanced-geometry svg:viewBox="0 0 21600 21600" draw:type="mso-spt202" draw:enhanced-path="M 0 0 L 21600 0 21600 21600 0 21600 0 0 Z N"/>
        </draw:custom-shape>
        <draw:connector draw:name="Connector: Elbow 37" draw:style-name="gr89" draw:text-style-name="P6" draw:layer="layout" draw:line-skew="-0.131cm -0.234cm" svg:x1="20.866cm" svg:y1="0.508cm" svg:x2="22.445cm" svg:y2="15.701cm" draw:start-shape="id23" draw:start-glue-point="8" draw:end-shape="id24" draw:end-glue-point="5" svg:d="M20866 508v-762h3883v15955h-2304">
          <text:p/>
        </draw:connector>
        <draw:connector draw:name="Connector: Elbow 38" draw:style-name="gr90" draw:text-style-name="P6" draw:layer="layout" draw:line-skew="-1.44cm" svg:x1="5.674cm" svg:y1="3.805cm" svg:x2="2.275cm" svg:y2="14.261cm" draw:start-shape="id21" draw:start-glue-point="7" draw:end-shape="id25" svg:d="M5674 3805h-5471v10456h2072">
          <text:p/>
        </draw:connector>
        <draw:custom-shape draw:name="TextBox 39" draw:style-name="gr91" draw:text-style-name="P24" draw:layer="layout" svg:width="2.975cm" svg:height="0.65cm" svg:x="2.994cm" svg:y="1.151cm">
          <text:list text:style-name="L1">
            <text:list-header>
              <text:p text:style-name="P25"><text:span text:style-name="T11">headsurf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0" draw:style-name="gr92" draw:text-style-name="P24" draw:layer="layout" svg:width="2.738cm" svg:height="0.65cm" svg:x="2.752cm" svg:y="4.445cm">
          <text:list text:style-name="L1">
            <text:list-header>
              <text:p text:style-name="P25"><text:span text:style-name="T11">pialsurf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93" draw:text-style-name="P24" draw:layer="layout" svg:width="2.488cm" svg:height="0.65cm" svg:x="2.919cm" svg:y="6.914cm">
          <text:list text:style-name="L1">
            <text:list-header>
              <text:p text:style-name="P25"><text:span text:style-name="T11">refpts.T_2v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94" draw:text-style-name="P24" draw:layer="layout" svg:width="3.322cm" svg:height="0.65cm" svg:x="6.429cm" svg:y="9.11cm">
          <text:list text:style-name="L1">
            <text:list-header>
              <text:p text:style-name="P25"><text:span text:style-name="T11">headvol.T_2dig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95" draw:text-style-name="P24" draw:layer="layout" svg:width="2.797cm" svg:height="1.073cm" svg:x="13.253cm" svg:y="3.224cm">
          <text:list text:style-name="L1">
            <text:list-header>
              <text:p text:style-name="P25"><text:span text:style-name="T11">headvol.T_2ref</text:span></text:p>
              <text:p text:style-name="P25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6" draw:text-style-name="P24" draw:layer="layout" svg:width="3.982cm" svg:height="0.65cm" svg:x="21.167cm" svg:y="8.055cm">
          <text:list text:style-name="L1">
            <text:list-header>
              <text:p text:style-name="P25"><text:span text:style-name="T11">headvol._atlas.T_2mn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: Shape 45" draw:style-name="gr97" draw:text-style-name="P20" xml:id="id27" draw:id="id27" draw:layer="layout" svg:width="5.53cm" svg:height="5.993cm" svg:x="12.096cm" svg:y="10.16cm">
          <text:list text:style-name="L1">
            <text:list-header>
              <text:p text:style-name="P19"><text:span text:style-name="T8">digpts</text:span></text:p>
            </text:list-header>
          </text:list>
          <draw:enhanced-geometry svg:viewBox="0 0 1990725 2157413" draw:text-areas="291535 315946 1699190 1841467" draw:glue-points="995363 0 1990725 1078707 995363 2157413 0 1078707 1990724 1078706" draw:type="mso-spt100" draw:enhanced-path="M 0 1078706 W 0 0 1990724 2157412 0 1078706 995362 0 0 0 1990724 2157412 995362 0 1990724 1078706 0 0 1990724 2157412 1990724 1078706 995362 2157412 0 0 1990724 2157412 995362 2157412 0 1078706 Z N">
            <draw:equation draw:name="f0" draw:formula="30130-16"/>
            <draw:equation draw:name="f1" draw:formula=""/>
            <draw:equation draw:name="f2" draw:formula=""/>
            <draw:equation draw:name="f3" draw:formula="30130-16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30130-16"/>
          </draw:enhanced-geometry>
        </draw:custom-shape>
        <draw:custom-shape draw:name="Freeform: Shape 46" draw:style-name="gr98" draw:text-style-name="P20" draw:layer="layout" svg:width="4.626cm" svg:height="3.893cm" svg:x="12.537cm" svg:y="11.836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665287 1401763" draw:text-areas="243876 205283 1421411 1196480" draw:glue-points="832644 0 1665287 700882 832644 1401763 0 700882" draw:type="mso-spt100" draw:enhanced-path="M 0 700882 W 0 0 1665288 1401764 0 700882 832644 0 0 0 1665288 1401764 832644 0 1665288 700882 0 0 1665288 1401764 1665288 700882 832644 1401764 0 0 1665288 1401764 832644 1401764 0 700882 Z N">
            <draw:equation draw:name="f0" draw:formula="-20014-10"/>
            <draw:equation draw:name="f1" draw:formula=""/>
            <draw:equation draw:name="f2" draw:formula="atan2(,)/(pi/180)"/>
            <draw:equation draw:name="f3" draw:formula="-20014-10"/>
            <draw:equation draw:name="f4" draw:formula=""/>
            <draw:equation draw:name="f5" draw:formula=""/>
            <draw:equation draw:name="f6" draw:formula="atan2(,)/(pi/180)"/>
            <draw:equation draw:name="f7" draw:formula=""/>
            <draw:equation draw:name="f8" draw:formula="atan2(,)/(pi/180)"/>
            <draw:equation draw:name="f9" draw:formula=""/>
            <draw:equation draw:name="f10" draw:formula="atan2(,)/(pi/180)"/>
            <draw:equation draw:name="f11" draw:formula="atan2(,)/(pi/180)"/>
            <draw:equation draw:name="f12" draw:formula=""/>
            <draw:equation draw:name="f13" draw:formula=""/>
            <draw:equation draw:name="f14" draw:formula="atan2(,)/(pi/180)"/>
            <draw:equation draw:name="f15" draw:formula=""/>
            <draw:equation draw:name="f16" draw:formula="-20014-10"/>
          </draw:enhanced-geometry>
        </draw:custom-shape>
        <draw:custom-shape draw:name="Freeform: Shape 47" draw:style-name="gr99" draw:text-style-name="P20" draw:layer="layout" svg:width="1.649cm" svg:height="1.195cm" svg:x="12.965cm" svg:y="13.176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93725 430213" draw:text-areas="86949 63003 506776 367210" draw:glue-points="296863 0 593725 215107 296863 430213 0 215107" draw:type="mso-spt100" draw:enhanced-path="M 0 215107 W 0 0 593726 430214 0 215107 296863 0 0 0 593726 430214 296863 0 593726 215107 0 0 593726 430214 593726 215107 296863 430214 0 0 593726 430214 296863 430214 0 215107 Z N">
            <draw:equation draw:name="f0" draw:formula="18499-3"/>
            <draw:equation draw:name="f1" draw:formula=""/>
            <draw:equation draw:name="f2" draw:formula=""/>
            <draw:equation draw:name="f3" draw:formula="18499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8499-3"/>
          </draw:enhanced-geometry>
        </draw:custom-shape>
        <draw:custom-shape draw:name="Freeform: Shape 48" draw:style-name="gr100" draw:text-style-name="P20" draw:layer="layout" svg:width="1.649cm" svg:height="1.2cm" svg:x="14.164cm" svg:y="14.371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93725 431800" draw:text-areas="86949 63236 506776 368564" draw:glue-points="296863 0 593725 215900 296863 431800 0 215900" draw:type="mso-spt100" draw:enhanced-path="M 0 215900 W 0 0 593726 431800 0 215900 296863 0 0 0 593726 431800 296863 0 593726 215900 0 0 593726 431800 593726 215900 296863 431800 0 0 593726 431800 296863 431800 0 215900 Z N">
            <draw:equation draw:name="f0" draw:formula="19292-3"/>
            <draw:equation draw:name="f1" draw:formula=""/>
            <draw:equation draw:name="f2" draw:formula=""/>
            <draw:equation draw:name="f3" draw:formula="19292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9292-3"/>
          </draw:enhanced-geometry>
        </draw:custom-shape>
        <draw:custom-shape draw:name="Freeform: Shape 49" draw:style-name="gr101" draw:text-style-name="P20" draw:layer="layout" svg:width="1.649cm" svg:height="1.195cm" svg:x="15.214cm" svg:y="13.026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93725 430213" draw:text-areas="86949 63003 506776 367210" draw:glue-points="296863 0 593725 215107 296863 430213 0 215107" draw:type="mso-spt100" draw:enhanced-path="M 0 215107 W 0 0 593726 430214 0 215107 296863 0 0 0 593726 430214 296863 0 593726 215107 0 0 593726 430214 593726 215107 296863 430214 0 0 593726 430214 296863 430214 0 215107 Z N">
            <draw:equation draw:name="f0" draw:formula="18499-3"/>
            <draw:equation draw:name="f1" draw:formula=""/>
            <draw:equation draw:name="f2" draw:formula=""/>
            <draw:equation draw:name="f3" draw:formula="18499-3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18499-3"/>
          </draw:enhanced-geometry>
        </draw:custom-shape>
        <draw:connector draw:name="Connector: Elbow 50" draw:style-name="gr102" draw:text-style-name="P6" draw:layer="layout" svg:x1="9.106cm" svg:y1="13.293cm" svg:x2="14.861cm" svg:y2="16.153cm" draw:start-shape="id26" draw:start-glue-point="8" draw:end-shape="id27" draw:end-glue-point="6" svg:d="M9106 13293h1495v3490h4260v-630">
          <text:p/>
        </draw:connector>
        <draw:custom-shape draw:name="Freeform: Shape 51" draw:style-name="gr103" draw:text-style-name="P20" xml:id="id28" draw:id="id28" draw:layer="layout" svg:width="4.145cm" svg:height="3.502cm" svg:x="18.838cm" svg:y="9.41cm">
          <text:list text:style-name="L1">
            <text:list-header>
              <text:p text:style-name="P19"><text:span text:style-name="T8">headvol</text:span></text:p>
            </text:list-header>
          </text:list>
          <draw:enhanced-geometry svg:viewBox="0 0 1492250 1260475" draw:text-areas="218535 184592 1273715 1075883" draw:glue-points="746125 0 1492250 630238 746125 1260475 0 630238 0 630238" draw:type="mso-spt100" draw:enhanced-path="M 0 630238 W 0 0 1492250 1260476 0 630238 746125 0 0 0 1492250 1260476 746125 0 1492250 630238 0 0 1492250 1260476 1492250 630238 746125 1260476 0 0 1492250 1260476 746125 1260476 0 630238 Z N">
            <draw:equation draw:name="f0" draw:formula="-25122-9"/>
            <draw:equation draw:name="f1" draw:formula=""/>
            <draw:equation draw:name="f2" draw:formula=""/>
            <draw:equation draw:name="f3" draw:formula="-25122-9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-25122-9"/>
          </draw:enhanced-geometry>
        </draw:custom-shape>
        <draw:custom-shape draw:name="Freeform: Shape 52" draw:style-name="gr104" draw:text-style-name="P20" draw:layer="layout" svg:width="1.491cm" svg:height="1.085cm" svg:x="19.138cm" svg:y="10.636cm">
          <text:list text:style-name="L1">
            <text:list-header>
              <text:p text:style-name="P19"><text:span text:style-name="T10">headsurf</text:span></text:p>
            </text:list-header>
          </text:list>
          <draw:enhanced-geometry svg:viewBox="0 0 536575 390525" draw:text-areas="78580 57191 457995 333334" draw:glue-points="268288 0 536575 195263 268288 390525 0 195263" draw:type="mso-spt100" draw:enhanced-path="M 0 195263 W 0 0 536576 390526 0 195263 268288 0 0 0 536576 390526 268288 0 536576 195263 0 0 536576 390526 536576 195263 268288 390526 0 0 536576 390526 268288 390526 0 195263 Z N">
            <draw:equation draw:name="f0" draw:formula="-1345-2"/>
            <draw:equation draw:name="f1" draw:formula=""/>
            <draw:equation draw:name="f2" draw:formula="+-2690-5"/>
            <draw:equation draw:name="f3" draw:formula="-1345-2"/>
            <draw:equation draw:name="f4" draw:formula="4"/>
            <draw:equation draw:name="f5" draw:formula=""/>
            <draw:equation draw:name="f6" draw:formula="+-2690-5"/>
            <draw:equation draw:name="f7" draw:formula="4"/>
            <draw:equation draw:name="f8" draw:formula="+-1345-2"/>
            <draw:equation draw:name="f9" draw:formula=""/>
            <draw:equation draw:name="f10" draw:formula="+-2690-5"/>
            <draw:equation draw:name="f11" draw:formula="+-1345-2"/>
            <draw:equation draw:name="f12" draw:formula="4+-2690-5"/>
            <draw:equation draw:name="f13" draw:formula=""/>
            <draw:equation draw:name="f14" draw:formula="+-2690-5"/>
            <draw:equation draw:name="f15" draw:formula="4+-2690-5"/>
            <draw:equation draw:name="f16" draw:formula="-1345-2"/>
          </draw:enhanced-geometry>
        </draw:custom-shape>
        <draw:custom-shape draw:name="Freeform: Shape 53" draw:style-name="gr105" draw:text-style-name="P20" draw:layer="layout" svg:width="1.491cm" svg:height="1.081cm" svg:x="20.333cm" svg:y="11.65cm">
          <text:list text:style-name="L1">
            <text:list-header>
              <text:p text:style-name="P19"><text:span text:style-name="T10">refpts</text:span></text:p>
            </text:list-header>
          </text:list>
          <draw:enhanced-geometry svg:viewBox="0 0 536575 388938" draw:text-areas="78580 56959 457995 331979" draw:glue-points="268288 0 536575 194469 268288 388938 0 194469" draw:type="mso-spt100" draw:enhanced-path="M 0 194469 W 0 0 536576 388938 0 194469 268288 0 0 0 536576 388938 268288 0 536576 194469 0 0 536576 388938 536576 194469 268288 388938 0 0 536576 388938 268288 388938 0 194469 Z N">
            <draw:equation draw:name="f0" draw:formula="-2139-2"/>
            <draw:equation draw:name="f1" draw:formula=""/>
            <draw:equation draw:name="f2" draw:formula="+-4278-5"/>
            <draw:equation draw:name="f3" draw:formula="-2139-2"/>
            <draw:equation draw:name="f4" draw:formula="4"/>
            <draw:equation draw:name="f5" draw:formula=""/>
            <draw:equation draw:name="f6" draw:formula="+-4278-5"/>
            <draw:equation draw:name="f7" draw:formula="4"/>
            <draw:equation draw:name="f8" draw:formula="+-2139-2"/>
            <draw:equation draw:name="f9" draw:formula=""/>
            <draw:equation draw:name="f10" draw:formula="+-4278-5"/>
            <draw:equation draw:name="f11" draw:formula="+-2139-2"/>
            <draw:equation draw:name="f12" draw:formula="4+-4278-5"/>
            <draw:equation draw:name="f13" draw:formula=""/>
            <draw:equation draw:name="f14" draw:formula="+-4278-5"/>
            <draw:equation draw:name="f15" draw:formula="4+-4278-5"/>
            <draw:equation draw:name="f16" draw:formula="-2139-2"/>
          </draw:enhanced-geometry>
        </draw:custom-shape>
        <draw:custom-shape draw:name="Freeform: Shape 54" draw:style-name="gr106" draw:text-style-name="P20" draw:layer="layout" svg:width="1.491cm" svg:height="1.084cm" svg:x="21.281cm" svg:y="10.575cm">
          <text:list text:style-name="L1">
            <text:list-header>
              <text:p text:style-name="P19"><text:span text:style-name="T10">pialsurf</text:span></text:p>
            </text:list-header>
          </text:list>
          <draw:enhanced-geometry svg:viewBox="0 0 536575 390525" draw:text-areas="78580 57191 457995 333334" draw:glue-points="268288 0 536575 195263 268288 390525 0 195263" draw:type="mso-spt100" draw:enhanced-path="M 0 195263 W 0 0 536576 390526 0 195263 268288 0 0 0 536576 390526 268288 0 536576 195263 0 0 536576 390526 536576 195263 268288 390526 0 0 536576 390526 268288 390526 0 195263 Z N">
            <draw:equation draw:name="f0" draw:formula="-1345-2"/>
            <draw:equation draw:name="f1" draw:formula=""/>
            <draw:equation draw:name="f2" draw:formula="+-2690-5"/>
            <draw:equation draw:name="f3" draw:formula="-1345-2"/>
            <draw:equation draw:name="f4" draw:formula="4"/>
            <draw:equation draw:name="f5" draw:formula=""/>
            <draw:equation draw:name="f6" draw:formula="+-2690-5"/>
            <draw:equation draw:name="f7" draw:formula="4"/>
            <draw:equation draw:name="f8" draw:formula="+-1345-2"/>
            <draw:equation draw:name="f9" draw:formula=""/>
            <draw:equation draw:name="f10" draw:formula="+-2690-5"/>
            <draw:equation draw:name="f11" draw:formula="+-1345-2"/>
            <draw:equation draw:name="f12" draw:formula="4+-2690-5"/>
            <draw:equation draw:name="f13" draw:formula=""/>
            <draw:equation draw:name="f14" draw:formula="+-2690-5"/>
            <draw:equation draw:name="f15" draw:formula="4+-2690-5"/>
            <draw:equation draw:name="f16" draw:formula="-1345-2"/>
          </draw:enhanced-geometry>
        </draw:custom-shape>
        <draw:connector draw:name="Connector: Elbow 55" draw:style-name="gr107" draw:text-style-name="P6" draw:layer="layout" svg:x1="9.228cm" svg:y1="6.958cm" svg:x2="20.911cm" svg:y2="9.41cm" draw:start-shape="id21" draw:start-glue-point="6" draw:end-shape="id28" draw:end-glue-point="4" svg:d="M9228 6958v1226h11683v1226">
          <text:p/>
        </draw:connector>
        <draw:custom-shape draw:name="TextBox 56" draw:style-name="gr108" draw:text-style-name="P24" draw:layer="layout" svg:width="10.579cm" svg:height="0.65cm" svg:x="9.82cm" svg:y="7.4cm">
          <text:list text:style-name="L1">
            <text:list-header>
              <text:p text:style-name="P25"><text:span text:style-name="T11">headvol.T_2mni <text:s text:c="2"/>= <text:s text:c="2"/>headvol_ref.T_2mni * headvol.T_2r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7" draw:style-name="gr109" draw:text-style-name="P24" draw:layer="layout" svg:width="11.095cm" svg:height="0.65cm" svg:x="3.616cm" svg:y="17.736cm">
          <text:list text:style-name="L1">
            <text:list-header>
              <text:p text:style-name="P25"><text:span text:style-name="T11">digpts.T_2mni <text:s text:c="2"/>= <text:s text:c="2"/>headvol.T_2mni * inv( headvol.T_2digpts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110" draw:text-style-name="P24" draw:layer="layout" svg:width="4.608cm" svg:height="0.734cm" svg:x="10.253cm" svg:y="-0.079cm">
          <text:list text:style-name="L1">
            <text:list-header>
              <text:p text:style-name="P25"><text:span text:style-name="T12">Coordinate Spa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: Shape 21" draw:style-name="gr111" draw:text-style-name="P20" xml:id="id20" draw:id="id20" draw:layer="layout" svg:width="1.917cm" svg:height="1.088cm" svg:x="6.973cm" svg:y="5.334cm">
          <text:list text:style-name="L1">
            <text:list-header>
              <text:p text:style-name="P19"><text:span text:style-name="T9">refpts</text:span></text:p>
            </text:list-header>
          </text:list>
          <draw:enhanced-geometry svg:viewBox="0 0 912813 663575" draw:text-areas="133678 97178 779135 566397" draw:glue-points="456407 0 912813 331788 456407 663575 0 331788 456407 663576" draw:type="mso-spt100" draw:enhanced-path="M 0 331788 W 0 0 912814 663576 0 331788 456407 0 0 0 912814 663576 456407 0 912814 331788 0 0 912814 663576 912814 331788 456407 663576 0 0 912814 663576 456407 663576 0 331788 Z N">
            <draw:equation draw:name="f0" draw:formula="4108-5"/>
            <draw:equation draw:name="f1" draw:formula=""/>
            <draw:equation draw:name="f2" draw:formula=""/>
            <draw:equation draw:name="f3" draw:formula="4108-5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4108-5"/>
          </draw:enhanced-geometry>
        </draw:custom-shape>
        <presentation:notes draw:style-name="dp2" presentation:use-date-time-name="dtd1">
          <office:forms form:automatic-focus="false" form:apply-design-mode="false"/>
          <draw:custom-shape draw:name="Slide Number Placeholder 6" draw:style-name="gr112" draw:text-style-name="P27" draw:layer="layout" svg:width="9.371cm" svg:height="1.398cm" svg:x="12.219cm" svg:y="26.542cm">
            <text:list text:style-name="L1">
              <text:list-header>
                <text:p text:style-name="P26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1" draw:layer="layout" svg:width="13.97cm" svg:height="10.478cm" svg:x="3.81cm" svg:y="2.121cm" draw:page-number="3" presentation:class="page"/>
          <draw:frame presentation:style-name="pr1" draw:text-style-name="P1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rect draw:style-name="gr113" draw:text-style-name="P29" xml:id="id36" draw:id="id36" draw:layer="layout" svg:width="2.068cm" svg:height="0.959cm" svg:x="0.405cm" svg:y="9.782cm">
          <text:p text:style-name="P28"><text:span text:style-name="T14"/></text:p>
          <text:p text:style-name="P28"><text:span text:style-name="T14">headsurf</text:span><text:span text:style-name="T15">s1</text:span></text:p>
          <text:p text:style-name="P28"><text:span text:style-name="T16"/></text:p>
        </draw:rect>
        <draw:rect draw:style-name="gr113" draw:text-style-name="P29" xml:id="id29" draw:id="id29" draw:layer="layout" svg:width="2.068cm" svg:height="0.958cm" svg:x="0.405cm" svg:y="7.173cm">
          <text:p text:style-name="P28"><text:span text:style-name="T14"/></text:p>
          <text:p text:style-name="P28"><text:span text:style-name="T14">headvol</text:span><text:span text:style-name="T15">s1</text:span></text:p>
          <text:p text:style-name="P28"><text:span text:style-name="T16"/></text:p>
        </draw:rect>
        <draw:rect draw:style-name="gr113" draw:text-style-name="P29" xml:id="id33" draw:id="id33" draw:layer="layout" svg:width="2.219cm" svg:height="1.28cm" svg:x="0.254cm" svg:y="15.866cm">
          <text:p text:style-name="P28"><text:span text:style-name="T14">hrfdata</text:span></text:p>
          <text:p text:style-name="P28"><text:span text:style-name="T17">(groupResults)</text:span></text:p>
        </draw:rect>
        <draw:rect draw:style-name="gr113" draw:text-style-name="P29" xml:id="id31" draw:id="id31" draw:layer="layout" svg:width="2.068cm" svg:height="0.959cm" svg:x="6.144cm" svg:y="8.482cm">
          <text:p text:style-name="P28"><text:span text:style-name="T14"/></text:p>
          <text:p text:style-name="P28"><text:span text:style-name="T14">refpts</text:span><text:span text:style-name="T15">s1</text:span></text:p>
          <text:p text:style-name="P28"><text:span text:style-name="T16"/></text:p>
        </draw:rect>
        <draw:rect draw:style-name="gr113" draw:text-style-name="P29" xml:id="id35" draw:id="id35" draw:layer="layout" svg:width="2.068cm" svg:height="0.959cm" svg:x="5.644cm" svg:y="14.018cm">
          <text:p text:style-name="P28"><text:span text:style-name="T14"/></text:p>
          <text:p text:style-name="P28"><text:span text:style-name="T14">probe</text:span><text:span text:style-name="T15">s0</text:span></text:p>
          <text:p text:style-name="P28"><text:span text:style-name="T16"/></text:p>
        </draw:rect>
        <draw:ellipse draw:style-name="gr114" draw:text-style-name="P30" xml:id="id30" draw:id="id30" draw:layer="layout" svg:width="3.764cm" svg:height="1.118cm" svg:x="9.56cm" svg:y="10.243cm">
          <text:p text:style-name="P28"><text:span text:style-name="T18">RegisterProbe2Headsurf</text:span></text:p>
        </draw:ellipse>
        <draw:connector draw:style-name="gr115" draw:layer="layout" svg:x1="2.473cm" svg:y1="7.652cm" svg:x2="11.442cm" svg:y2="10.243cm" draw:start-shape="id29" draw:start-glue-point="1" draw:end-shape="id30" draw:end-glue-point="0" svg:d="M2473 7652h8969v2591">
          <text:p/>
        </draw:connector>
        <draw:connector draw:style-name="gr115" draw:layer="layout" svg:x1="8.212cm" svg:y1="8.961cm" svg:x2="9.56cm" svg:y2="10.802cm" draw:start-shape="id31" draw:end-shape="id30" draw:end-glue-point="3" svg:d="M8212 8961h674v1841h674">
          <text:p/>
        </draw:connector>
        <draw:rect draw:style-name="gr113" draw:text-style-name="P29" xml:id="id32" draw:id="id32" draw:layer="layout" svg:width="1.666cm" svg:height="1.661cm" svg:x="12.73cm" svg:y="13.584cm">
          <text:p text:style-name="P28"><text:span text:style-name="T14"/></text:p>
          <text:p text:style-name="P28"><text:span text:style-name="T14">headvol </text:span></text:p>
          <text:p text:style-name="P28"><text:span text:style-name="T14">+ </text:span></text:p>
          <text:p text:style-name="P28"><text:span text:style-name="T14">probe</text:span><text:span text:style-name="T15">s1</text:span></text:p>
          <text:p text:style-name="P28"><text:span text:style-name="T16"/></text:p>
        </draw:rect>
        <draw:ellipse draw:style-name="gr114" draw:text-style-name="P31" xml:id="id37" draw:id="id37" draw:layer="layout" svg:width="2.06cm" svg:height="1.118cm" svg:x="3.865cm" svg:y="9.614cm">
          <text:p text:style-name="P28"><text:span text:style-name="T18">FindRefpts</text:span></text:p>
        </draw:ellipse>
        <draw:connector draw:style-name="gr115" draw:layer="layout" svg:x1="13.324cm" svg:y1="10.802cm" svg:x2="13.563cm" svg:y2="13.584cm" draw:start-shape="id30" draw:start-glue-point="1" draw:end-shape="id32" draw:end-glue-point="0" svg:d="M13324 10802h501v1671h-262v1111">
          <text:p/>
        </draw:connector>
        <draw:ellipse draw:style-name="gr114" draw:text-style-name="P30" xml:id="id34" draw:id="id34" draw:layer="layout" svg:width="2.006cm" svg:height="1.119cm" svg:x="3.919cm" svg:y="11.186cm">
          <text:p text:style-name="P28"><text:span text:style-name="T18">getProbe</text:span></text:p>
        </draw:ellipse>
        <draw:connector draw:style-name="gr115" draw:layer="layout" svg:x1="2.473cm" svg:y1="16.506cm" svg:x2="3.919cm" svg:y2="11.745cm" draw:start-shape="id33" draw:start-glue-point="1" draw:end-shape="id34" svg:d="M2473 16506h723v-4761h723">
          <text:p/>
        </draw:connector>
        <draw:connector draw:style-name="gr115" draw:layer="layout" svg:x1="5.925cm" svg:y1="11.745cm" svg:x2="6.678cm" svg:y2="14.018cm" draw:start-shape="id34" draw:start-glue-point="1" draw:end-shape="id35" svg:d="M5925 11745h753v2273">
          <text:p/>
        </draw:connector>
        <draw:connector draw:style-name="gr115" draw:layer="layout" svg:x1="6.678cm" svg:y1="14.977cm" svg:x2="11.442cm" svg:y2="11.361cm" draw:start-shape="id35" draw:start-glue-point="2" draw:end-shape="id30" svg:d="M6678 14977v501h4764v-4117">
          <text:p/>
        </draw:connector>
        <draw:connector draw:style-name="gr115" draw:layer="layout" svg:x1="2.473cm" svg:y1="10.261cm" svg:x2="3.865cm" svg:y2="10.173cm" draw:start-shape="id36" draw:start-glue-point="1" draw:end-shape="id37" draw:end-glue-point="3" svg:d="M2473 10261h696v-88h696">
          <text:p/>
        </draw:connector>
        <draw:connector draw:style-name="gr115" draw:layer="layout" svg:x1="5.925cm" svg:y1="10.173cm" svg:x2="7.178cm" svg:y2="9.441cm" draw:start-shape="id37" draw:start-glue-point="1" draw:end-shape="id31" svg:d="M5925 10173h1253v-732">
          <text:p/>
        </draw:connector>
        <draw:frame draw:style-name="gr116" draw:text-style-name="P28" draw:layer="layout" svg:width="10.781cm" svg:height="2.537cm" svg:x="7.253cm" svg:y="0.371cm">
          <draw:text-box>
            <text:p text:style-name="P28">WORKFLOW PIPELINE, CASE 1: <text:s/></text:p>
            <text:p text:style-name="P28">no digitized points</text:p>
          </draw:text-box>
        </draw:frame>
        <draw:rect draw:style-name="gr113" draw:text-style-name="P32" xml:id="id39" draw:id="id39" draw:layer="layout" svg:width="2.415cm" svg:height="1.18cm" svg:x="17.716cm" svg:y="13.053cm">
          <text:p text:style-name="P28"><text:span text:style-name="T19">fwmodel</text:span><text:span text:style-name="T20">s3</text:span></text:p>
        </draw:rect>
        <draw:connector draw:style-name="gr117" draw:layer="layout" draw:line-skew="0cm 0cm -0.451cm" svg:x1="19.324cm" svg:y1="9.915cm" svg:x2="17.716cm" svg:y2="13.643cm" draw:start-shape="id38" draw:start-glue-point="1" draw:end-shape="id39" draw:end-glue-point="3" svg:d="M19324 9915h501v2077h-3061v1651h952">
          <text:p/>
        </draw:connector>
        <draw:ellipse draw:style-name="gr114" draw:text-style-name="P33" xml:id="id38" draw:id="id38" draw:layer="layout" svg:width="3.048cm" svg:height="2.032cm" svg:x="16.276cm" svg:y="8.899cm">
          <text:p text:style-name="P28"><text:span text:style-name="T21">genMCoutput </text:span></text:p>
          <text:p text:style-name="P28"><text:span text:style-name="T21">+ </text:span></text:p>
          <text:p text:style-name="P28"><text:span text:style-name="T21">genSensitivity</text:span></text:p>
        </draw:ellipse>
        <draw:connector draw:style-name="gr117" draw:layer="layout" draw:line-skew="0.158cm" svg:x1="14.396cm" svg:y1="14.414cm" svg:x2="16.276cm" svg:y2="9.915cm" draw:start-shape="id32" draw:start-glue-point="1" draw:end-shape="id38" draw:end-glue-point="3" svg:d="M14396 14414h1098v-4499h782">
          <text:p/>
        </draw:connector>
        <draw:rect draw:style-name="gr113" draw:text-style-name="P32" xml:id="id41" draw:id="id41" draw:layer="layout" svg:width="2.415cm" svg:height="1.18cm" svg:x="22.798cm" svg:y="13.354cm">
          <text:p text:style-name="P28"><text:span text:style-name="T19">imgrecon</text:span><text:span text:style-name="T20">s3</text:span></text:p>
        </draw:rect>
        <draw:connector draw:style-name="gr117" draw:layer="layout" draw:line-skew="0cm 0cm -0.476cm" svg:x1="23.706cm" svg:y1="10.19cm" svg:x2="22.798cm" svg:y2="13.944cm" draw:start-shape="id40" draw:start-glue-point="1" draw:end-shape="id41" draw:end-glue-point="3" svg:d="M23706 10190h501v1953h-2386v1801h977">
          <text:p/>
        </draw:connector>
        <draw:ellipse draw:style-name="gr114" draw:text-style-name="P34" xml:id="id40" draw:id="id40" draw:layer="layout" svg:width="1.885cm" svg:height="1.483cm" svg:x="21.821cm" svg:y="9.449cm">
          <text:p><text:span text:style-name="T21">ImageRecon</text:span></text:p>
        </draw:ellipse>
        <draw:connector draw:style-name="gr117" draw:layer="layout" svg:x1="20.131cm" svg:y1="13.643cm" svg:x2="21.821cm" svg:y2="10.19cm" draw:start-shape="id39" draw:start-glue-point="1" draw:end-shape="id40" draw:end-glue-point="3" svg:d="M20131 13643h845v-3453h845">
          <text:p/>
        </draw:connector>
        <draw:line draw:style-name="gr118" draw:layer="layout" svg:x1="0.256cm" svg:y1="18.358cm" svg:x2="25.186cm" svg:y2="18.328cm">
          <text:p/>
        </draw:line>
        <draw:frame draw:style-name="gr119" draw:text-style-name="P35" draw:layer="layout" svg:width="17.152cm" svg:height="0.894cm" svg:x="0.3cm" svg:y="18.356cm">
          <draw:text-box>
            <text:p text:style-name="P35"><text:span text:style-name="T22">***** NOTE: Subscripts in the blue boxes represent coordinate space </text:span></text:p>
          </draw:text-box>
        </draw:frame>
        <draw:frame draw:style-name="gr120" draw:text-style-name="P36" draw:layer="layout" svg:width="3.81cm" svg:height="1.013cm" svg:x="1.016cm" svg:y="0.762cm">
          <draw:text-box>
            <text:p/>
          </draw:text-box>
        </draw:frame>
        <draw:line draw:style-name="gr118" draw:layer="layout" svg:x1="0.306cm" svg:y1="6.758cm" svg:x2="25.236cm" svg:y2="6.728cm">
          <text:p/>
        </draw:line>
        <draw:frame draw:style-name="gr121" draw:text-style-name="P38" draw:layer="layout" svg:width="2.928cm" svg:height="1.391cm" svg:x="0.052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9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0" draw:layer="layout" svg:width="4.796cm" svg:height="1.27cm" svg:x="15.042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42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draw:line draw:style-name="gr118" draw:layer="layout" svg:x1="2.83cm" svg:y1="5.134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28cm" svg:x2="14.83cm" svg:y2="18.396cm">
          <text:p/>
        </draw:line>
        <draw:line draw:style-name="gr118" draw:layer="layout" svg:x1="20.43cm" svg:y1="5.134cm" svg:x2="20.43cm" svg:y2="18.396cm">
          <text:p/>
        </draw:line>
        <draw:frame draw:style-name="gr123" draw:text-style-name="P40" draw:layer="layout" svg:width="5.842cm" svg:height="1.391cm" svg:x="8.942cm" svg:y="5.235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connector draw:style-name="gr115" draw:layer="layout" draw:line-skew="0.354cm" svg:x1="1.363cm" svg:y1="17.146cm" svg:x2="22.349cm" svg:y2="17.073cm" draw:end-shape="id42" draw:end-glue-point="2" svg:d="M1363 17146v782h20986v-855">
          <text:p/>
        </draw:connector>
        <draw:ellipse draw:style-name="gr124" draw:text-style-name="P34" xml:id="id42" draw:id="id42" draw:layer="layout" svg:width="1.885cm" svg:height="1.663cm" svg:x="21.407cm" svg:y="15.41cm">
          <text:p text:style-name="P41"><text:span text:style-name="T21">getImgrecon</text:span></text:p>
        </draw:ellipse>
        <draw:connector draw:style-name="gr115" draw:layer="layout" svg:x1="23.292cm" svg:y1="16.241cm" svg:x2="24.005cm" svg:y2="14.534cm" draw:start-shape="id42" draw:start-glue-point="1" draw:end-shape="id41" draw:end-glue-point="2" svg:d="M23292 16241h713v-1707">
          <text:p/>
        </draw:connector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4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rect draw:style-name="gr125" draw:text-style-name="P29" xml:id="id50" draw:id="id50" draw:layer="layout" svg:width="2.068cm" svg:height="0.959cm" svg:x="0.405cm" svg:y="9.882cm">
          <text:p text:style-name="P43"><text:span text:style-name="T14"/></text:p>
          <text:p text:style-name="P43"><text:span text:style-name="T14">headsurf</text:span><text:span text:style-name="T15">s1</text:span></text:p>
          <text:p text:style-name="P43"><text:span text:style-name="T16"/></text:p>
        </draw:rect>
        <draw:rect draw:style-name="gr125" draw:text-style-name="P29" xml:id="id43" draw:id="id43" draw:layer="layout" svg:width="2.068cm" svg:height="0.958cm" svg:x="0.405cm" svg:y="7.273cm">
          <text:p text:style-name="P43"><text:span text:style-name="T14"/></text:p>
          <text:p text:style-name="P43"><text:span text:style-name="T14">headvol</text:span><text:span text:style-name="T15">s1</text:span></text:p>
          <text:p text:style-name="P43"><text:span text:style-name="T16"/></text:p>
        </draw:rect>
        <draw:rect draw:style-name="gr126" draw:text-style-name="P29" xml:id="id47" draw:id="id47" draw:layer="layout" svg:width="2.219cm" svg:height="1.28cm" svg:x="0.254cm" svg:y="15.966cm">
          <text:p text:style-name="P43"><text:span text:style-name="T14">hrfdata</text:span></text:p>
          <text:p text:style-name="P43"><text:span text:style-name="T17">(groupResults)</text:span></text:p>
        </draw:rect>
        <draw:rect draw:style-name="gr125" draw:text-style-name="P29" xml:id="id45" draw:id="id45" draw:layer="layout" svg:width="2.068cm" svg:height="0.959cm" svg:x="6.144cm" svg:y="8.582cm">
          <text:p text:style-name="P43"><text:span text:style-name="T14"/></text:p>
          <text:p text:style-name="P43"><text:span text:style-name="T14">refpts</text:span><text:span text:style-name="T15">s1</text:span></text:p>
          <text:p text:style-name="P43"><text:span text:style-name="T16"/></text:p>
        </draw:rect>
        <draw:rect draw:style-name="gr125" draw:text-style-name="P29" xml:id="id49" draw:id="id49" draw:layer="layout" svg:width="2.068cm" svg:height="0.959cm" svg:x="5.644cm" svg:y="14.118cm">
          <text:p text:style-name="P43"><text:span text:style-name="T14"/></text:p>
          <text:p text:style-name="P43"><text:span text:style-name="T14">probe</text:span><text:span text:style-name="T15">s0</text:span></text:p>
          <text:p text:style-name="P43"><text:span text:style-name="T16"/></text:p>
        </draw:rect>
        <draw:ellipse draw:style-name="gr127" draw:text-style-name="P30" xml:id="id44" draw:id="id44" draw:layer="layout" svg:width="3.764cm" svg:height="1.118cm" svg:x="9.56cm" svg:y="10.343cm">
          <text:p text:style-name="P44"><text:span text:style-name="T18">RegisterProbe2Headsurf</text:span></text:p>
        </draw:ellipse>
        <draw:connector draw:style-name="gr115" draw:layer="layout" svg:x1="2.473cm" svg:y1="7.752cm" svg:x2="11.442cm" svg:y2="10.343cm" draw:start-shape="id43" draw:start-glue-point="1" draw:end-shape="id44" draw:end-glue-point="0" svg:d="M2473 7752h8969v2591">
          <text:p/>
        </draw:connector>
        <draw:connector draw:style-name="gr115" draw:layer="layout" svg:x1="8.212cm" svg:y1="9.061cm" svg:x2="9.56cm" svg:y2="10.902cm" draw:start-shape="id45" draw:end-shape="id44" draw:end-glue-point="3" svg:d="M8212 9061h674v1841h674">
          <text:p/>
        </draw:connector>
        <draw:rect draw:style-name="gr125" draw:text-style-name="P29" xml:id="id46" draw:id="id46" draw:layer="layout" svg:width="1.666cm" svg:height="1.661cm" svg:x="12.73cm" svg:y="13.684cm">
          <text:p text:style-name="P43"><text:span text:style-name="T14"/></text:p>
          <text:p text:style-name="P43"><text:span text:style-name="T14">headvol </text:span></text:p>
          <text:p text:style-name="P43"><text:span text:style-name="T14">+ </text:span></text:p>
          <text:p text:style-name="P43"><text:span text:style-name="T14">probe</text:span><text:span text:style-name="T15">s1</text:span></text:p>
          <text:p text:style-name="P43"><text:span text:style-name="T16"/></text:p>
        </draw:rect>
        <draw:ellipse draw:style-name="gr127" draw:text-style-name="P30" xml:id="id51" draw:id="id51" draw:layer="layout" svg:width="2.06cm" svg:height="1.118cm" svg:x="3.865cm" svg:y="9.714cm">
          <text:p text:style-name="P44"><text:span text:style-name="T18">FindRefpts</text:span></text:p>
        </draw:ellipse>
        <draw:connector draw:style-name="gr115" draw:layer="layout" svg:x1="13.324cm" svg:y1="10.902cm" svg:x2="13.563cm" svg:y2="13.684cm" draw:start-shape="id44" draw:start-glue-point="1" draw:end-shape="id46" draw:end-glue-point="0" svg:d="M13324 10902h564v1671h-325v1111">
          <text:p/>
        </draw:connector>
        <draw:ellipse draw:style-name="gr127" draw:text-style-name="P30" xml:id="id48" draw:id="id48" draw:layer="layout" svg:width="2.006cm" svg:height="1.119cm" svg:x="3.919cm" svg:y="11.286cm">
          <text:p text:style-name="P44"><text:span text:style-name="T18">getProbe</text:span></text:p>
        </draw:ellipse>
        <draw:connector draw:style-name="gr115" draw:layer="layout" svg:x1="2.473cm" svg:y1="16.606cm" svg:x2="3.919cm" svg:y2="11.845cm" draw:start-shape="id47" draw:start-glue-point="1" draw:end-shape="id48" svg:d="M2473 16606h723v-4761h723">
          <text:p/>
        </draw:connector>
        <draw:connector draw:style-name="gr115" draw:layer="layout" svg:x1="5.925cm" svg:y1="11.845cm" svg:x2="6.678cm" svg:y2="14.118cm" draw:start-shape="id48" draw:start-glue-point="1" draw:end-shape="id49" svg:d="M5925 11845h753v2273">
          <text:p/>
        </draw:connector>
        <draw:connector draw:style-name="gr115" draw:layer="layout" svg:x1="6.678cm" svg:y1="15.077cm" svg:x2="11.442cm" svg:y2="11.461cm" draw:start-shape="id49" draw:start-glue-point="2" draw:end-shape="id44" svg:d="M6678 15077v564h4764v-4180">
          <text:p/>
        </draw:connector>
        <draw:connector draw:style-name="gr115" draw:layer="layout" svg:x1="2.473cm" svg:y1="10.361cm" svg:x2="3.865cm" svg:y2="10.273cm" draw:start-shape="id50" draw:start-glue-point="1" draw:end-shape="id51" draw:end-glue-point="3" svg:d="M2473 10361h696v-88h696">
          <text:p/>
        </draw:connector>
        <draw:connector draw:style-name="gr115" draw:layer="layout" svg:x1="5.925cm" svg:y1="10.273cm" svg:x2="7.178cm" svg:y2="9.541cm" draw:start-shape="id51" draw:start-glue-point="1" draw:end-shape="id45" svg:d="M5925 10273h1253v-732">
          <text:p/>
        </draw:connector>
        <draw:frame draw:style-name="gr116" draw:text-style-name="P45" draw:layer="layout" svg:width="11.913cm" svg:height="2.537cm" svg:x="5.334cm" svg:y="0.371cm">
          <draw:text-box>
            <text:p text:style-name="P45">WORKFLOW PIPELINE, CASE 1: </text:p>
            <text:p text:style-name="P46"><text:span text:style-name="T24">Objects that change when new subject is selected in AtlasViewerGUI</text:span></text:p>
          </draw:text-box>
        </draw:frame>
        <draw:line draw:style-name="gr118" draw:layer="layout" svg:x1="2.83cm" svg:y1="5.134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34cm" svg:x2="14.83cm" svg:y2="18.396cm">
          <text:p/>
        </draw:line>
        <draw:line draw:style-name="gr118" draw:layer="layout" svg:x1="20.43cm" svg:y1="5.128cm" svg:x2="20.43cm" svg:y2="18.396cm">
          <text:p/>
        </draw:line>
        <draw:rect draw:style-name="gr125" draw:text-style-name="P32" xml:id="id53" draw:id="id53" draw:layer="layout" svg:width="2.415cm" svg:height="1.18cm" svg:x="17.716cm" svg:y="13.153cm">
          <text:p text:style-name="P43"><text:span text:style-name="T19">fwmodel</text:span><text:span text:style-name="T20">s3</text:span></text:p>
        </draw:rect>
        <draw:connector draw:style-name="gr117" draw:layer="layout" draw:line-skew="0cm 0cm -0.451cm" svg:x1="19.324cm" svg:y1="10.015cm" svg:x2="17.716cm" svg:y2="13.743cm" draw:start-shape="id52" draw:start-glue-point="1" draw:end-shape="id53" draw:end-glue-point="3" svg:d="M19324 10015h564v2077h-3187v1651h1015">
          <text:p/>
        </draw:connector>
        <draw:ellipse draw:style-name="gr127" draw:text-style-name="P33" xml:id="id52" draw:id="id52" draw:layer="layout" svg:width="3.048cm" svg:height="2.032cm" svg:x="16.276cm" svg:y="8.999cm">
          <text:p text:style-name="P44"><text:span text:style-name="T21">genMCoutput </text:span></text:p>
          <text:p text:style-name="P44"><text:span text:style-name="T21">+ </text:span></text:p>
          <text:p text:style-name="P44"><text:span text:style-name="T21">genSensitivity</text:span></text:p>
        </draw:ellipse>
        <draw:connector draw:style-name="gr117" draw:layer="layout" draw:line-skew="0.158cm" svg:x1="14.396cm" svg:y1="14.514cm" svg:x2="16.276cm" svg:y2="10.015cm" draw:start-shape="id46" draw:start-glue-point="1" draw:end-shape="id52" draw:end-glue-point="3" svg:d="M14396 14514h1098v-4499h782">
          <text:p/>
        </draw:connector>
        <draw:rect draw:style-name="gr126" draw:text-style-name="P32" xml:id="id55" draw:id="id55" draw:layer="layout" svg:width="2.415cm" svg:height="1.18cm" svg:x="22.698cm" svg:y="13.454cm">
          <text:p text:style-name="P43"><text:span text:style-name="T19">imgrecon</text:span><text:span text:style-name="T20">s3</text:span></text:p>
        </draw:rect>
        <draw:connector draw:style-name="gr117" draw:layer="layout" svg:x1="23.706cm" svg:y1="10.29cm" svg:x2="22.698cm" svg:y2="14.044cm" draw:start-shape="id54" draw:start-glue-point="1" draw:end-shape="id55" draw:end-glue-point="3" svg:d="M23706 10290h564v1953h-2136v1801h564">
          <text:p/>
        </draw:connector>
        <draw:ellipse draw:style-name="gr127" draw:text-style-name="P34" xml:id="id54" draw:id="id54" draw:layer="layout" svg:width="1.885cm" svg:height="1.483cm" svg:x="21.821cm" svg:y="9.549cm">
          <text:p text:style-name="P41"><text:span text:style-name="T21">ImageRecon</text:span></text:p>
        </draw:ellipse>
        <draw:connector draw:style-name="gr117" draw:layer="layout" svg:x1="20.131cm" svg:y1="13.743cm" svg:x2="21.821cm" svg:y2="10.29cm" draw:start-shape="id53" draw:start-glue-point="1" draw:end-shape="id54" draw:end-glue-point="3" svg:d="M20131 13743h845v-3453h845">
          <text:p/>
        </draw:connector>
        <draw:line draw:style-name="gr118" draw:layer="layout" svg:x1="0.256cm" svg:y1="18.458cm" svg:x2="25.186cm" svg:y2="18.428cm">
          <text:p/>
        </draw:line>
        <draw:connector draw:style-name="gr115" draw:layer="layout" svg:x1="1.363cm" svg:y1="17.246cm" svg:x2="23.905cm" svg:y2="14.634cm" draw:start-shape="id47" draw:start-glue-point="2" draw:end-shape="id55" svg:d="M1363 17246v564h22542v-3176">
          <text:p/>
        </draw:connector>
        <draw:frame draw:style-name="gr119" draw:text-style-name="P35" draw:layer="layout" svg:width="17.152cm" svg:height="0.894cm" svg:x="0.3cm" svg:y="18.356cm">
          <draw:text-box>
            <text:p text:style-name="P35"><text:span text:style-name="T22">***** NOTE: Subscripts in the blue boxes represent coordinate space </text:span></text:p>
          </draw:text-box>
        </draw:frame>
        <draw:frame draw:style-name="gr128" draw:text-style-name="P34" draw:layer="layout" svg:width="6.858cm" svg:height="4.307cm" svg:x="18.288cm" svg:y="0.207cm">
          <draw:text-box>
            <text:p text:style-name="P34"><text:span text:style-name="T21">/Group</text:span></text:p>
            <text:p text:style-name="P34"><text:span text:style-name="T21"><text:s text:c="4"/></text:span><text:span text:style-name="T21">/anatomical</text:span><text:span text:style-name="T21"><text:tab/></text:span><text:span text:style-name="T21"> <text:s text:c="8"/>/Subj1</text:span></text:p>
            <text:p text:style-name="P34"><text:span text:style-name="T21"><text:s text:c="9"/></text:span><text:span text:style-name="T21">headvol.vox <text:s text:c="15"/>/anatomical</text:span></text:p>
            <text:p text:style-name="P34"><text:span text:style-name="T21"><text:s text:c="9"/></text:span><text:span text:style-name="T21">headsurf.mesh <text:s text:c="17"/>headvol.vox</text:span></text:p>
            <text:p text:style-name="P34"><text:span text:style-name="T21"><text:s text:c="9"/></text:span><text:span text:style-name="T21">refpts.txt</text:span><text:span text:style-name="T21"><text:tab/></text:span><text:span text:style-name="T21"> <text:s text:c="19"/>headsurf.mesh</text:span></text:p>
            <text:p text:style-name="P34"><text:span text:style-name="T21"><text:s text:c="4"/></text:span><text:span text:style-name="T21">groupResults.mat <text:s text:c="17"/>refpts.txt</text:span></text:p>
            <text:p text:style-name="P34"><text:span text:style-name="T21"><text:s text:c="4"/></text:span><text:span text:style-name="T21">probe.SD <text:s text:c="25"/>run01.nirs</text:span></text:p>
            <text:p text:style-name="P34"><text:span text:style-name="T21"><text:s text:c="4"/></text:span><text:span text:style-name="T21">/fw <text:s text:c="36"/>run02.nirs</text:span></text:p>
            <text:p text:style-name="P34"><text:span text:style-name="T21"><text:s text:c="10"/></text:span><text:span text:style-name="T21">Adot.mat <text:s text:c="20"/>/fw</text:span></text:p>
            <text:p text:style-name="P34"><text:span text:style-name="T21"><text:s text:c="4"/></text:span><text:span text:style-name="T21">/imagerecon <text:s text:c="27"/>Adot.mat</text:span></text:p>
            <text:p text:style-name="P34"><text:span text:style-name="T21"><text:s text:c="10"/></text:span><text:span text:style-name="T21">Aimg.mat <text:s text:c="19"/>/imagerecon</text:span></text:p>
            <text:p text:style-name="P34"><text:span text:style-name="T21"><text:s text:c="54"/></text:span><text:span text:style-name="T21">Aimg.mat</text:span></text:p>
          </draw:text-box>
        </draw:frame>
        <draw:line draw:style-name="gr118" draw:layer="layout" svg:x1="0.306cm" svg:y1="6.758cm" svg:x2="25.236cm" svg:y2="6.728cm">
          <text:p/>
        </draw:line>
        <draw:frame draw:style-name="gr121" draw:text-style-name="P38" draw:layer="layout" svg:width="2.928cm" svg:height="1.391cm" svg:x="0.052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9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frame draw:style-name="gr123" draw:text-style-name="P40" draw:layer="layout" svg:width="5.842cm" svg:height="1.391cm" svg:x="8.942cm" svg:y="5.234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0" draw:layer="layout" svg:width="4.796cm" svg:height="1.27cm" svg:x="15.042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42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5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rect draw:style-name="gr113" draw:text-style-name="P29" xml:id="id63" draw:id="id63" draw:layer="layout" svg:width="2.068cm" svg:height="0.959cm" svg:x="0.405cm" svg:y="9.882cm">
          <text:p text:style-name="P43"><text:span text:style-name="T14"/></text:p>
          <text:p text:style-name="P43"><text:span text:style-name="T14">headsurf</text:span><text:span text:style-name="T15">s1</text:span></text:p>
          <text:p text:style-name="P43"><text:span text:style-name="T16"/></text:p>
        </draw:rect>
        <draw:rect draw:style-name="gr113" draw:text-style-name="P29" xml:id="id56" draw:id="id56" draw:layer="layout" svg:width="2.068cm" svg:height="0.958cm" svg:x="0.405cm" svg:y="7.273cm">
          <text:p text:style-name="P43"><text:span text:style-name="T14"/></text:p>
          <text:p text:style-name="P43"><text:span text:style-name="T14">headvol</text:span><text:span text:style-name="T15">s1</text:span></text:p>
          <text:p text:style-name="P43"><text:span text:style-name="T16"/></text:p>
        </draw:rect>
        <draw:rect draw:style-name="gr126" draw:text-style-name="P29" xml:id="id60" draw:id="id60" draw:layer="layout" svg:width="2.219cm" svg:height="1.28cm" svg:x="0.254cm" svg:y="15.966cm">
          <text:p text:style-name="P43"><text:span text:style-name="T14">hrfdata</text:span></text:p>
          <text:p text:style-name="P43"><text:span text:style-name="T17">(groupResults)</text:span></text:p>
        </draw:rect>
        <draw:rect draw:style-name="gr113" draw:text-style-name="P29" xml:id="id58" draw:id="id58" draw:layer="layout" svg:width="2.068cm" svg:height="0.959cm" svg:x="6.144cm" svg:y="8.582cm">
          <text:p text:style-name="P43"><text:span text:style-name="T14"/></text:p>
          <text:p text:style-name="P43"><text:span text:style-name="T14">refpts</text:span><text:span text:style-name="T15">s1</text:span></text:p>
          <text:p text:style-name="P43"><text:span text:style-name="T16"/></text:p>
        </draw:rect>
        <draw:rect draw:style-name="gr113" draw:text-style-name="P29" xml:id="id62" draw:id="id62" draw:layer="layout" svg:width="2.068cm" svg:height="0.959cm" svg:x="5.644cm" svg:y="14.118cm">
          <text:p text:style-name="P43"><text:span text:style-name="T14"/></text:p>
          <text:p text:style-name="P43"><text:span text:style-name="T14">probe</text:span><text:span text:style-name="T15">s0</text:span></text:p>
          <text:p text:style-name="P43"><text:span text:style-name="T16"/></text:p>
        </draw:rect>
        <draw:ellipse draw:style-name="gr114" draw:text-style-name="P30" xml:id="id57" draw:id="id57" draw:layer="layout" svg:width="3.764cm" svg:height="1.118cm" svg:x="9.56cm" svg:y="10.343cm">
          <text:p text:style-name="P44"><text:span text:style-name="T18">RegisterProbe2Headsurf</text:span></text:p>
        </draw:ellipse>
        <draw:connector draw:style-name="gr115" draw:layer="layout" svg:x1="2.473cm" svg:y1="7.752cm" svg:x2="11.442cm" svg:y2="10.343cm" draw:start-shape="id56" draw:start-glue-point="1" draw:end-shape="id57" draw:end-glue-point="0" svg:d="M2473 7752h8969v2591">
          <text:p/>
        </draw:connector>
        <draw:connector draw:style-name="gr115" draw:layer="layout" svg:x1="8.212cm" svg:y1="9.061cm" svg:x2="9.56cm" svg:y2="10.902cm" draw:start-shape="id58" draw:end-shape="id57" draw:end-glue-point="3" svg:d="M8212 9061h674v1841h674">
          <text:p/>
        </draw:connector>
        <draw:rect draw:style-name="gr113" draw:text-style-name="P29" xml:id="id59" draw:id="id59" draw:layer="layout" svg:width="1.666cm" svg:height="1.661cm" svg:x="12.73cm" svg:y="13.684cm">
          <text:p text:style-name="P43"><text:span text:style-name="T14"/></text:p>
          <text:p text:style-name="P43"><text:span text:style-name="T14">headvol </text:span></text:p>
          <text:p text:style-name="P43"><text:span text:style-name="T14">+ </text:span></text:p>
          <text:p text:style-name="P43"><text:span text:style-name="T14">probe</text:span><text:span text:style-name="T15">s1</text:span></text:p>
          <text:p text:style-name="P43"><text:span text:style-name="T16"/></text:p>
        </draw:rect>
        <draw:ellipse draw:style-name="gr114" draw:text-style-name="P30" xml:id="id64" draw:id="id64" draw:layer="layout" svg:width="2.06cm" svg:height="1.118cm" svg:x="3.865cm" svg:y="9.714cm">
          <text:p text:style-name="P44"><text:span text:style-name="T18">FindRefpts</text:span></text:p>
        </draw:ellipse>
        <draw:connector draw:style-name="gr115" draw:layer="layout" svg:x1="13.324cm" svg:y1="10.902cm" svg:x2="13.563cm" svg:y2="13.684cm" draw:start-shape="id57" draw:start-glue-point="1" draw:end-shape="id59" draw:end-glue-point="0" svg:d="M13324 10902h501v1671h-262v1111">
          <text:p/>
        </draw:connector>
        <draw:ellipse draw:style-name="gr114" draw:text-style-name="P30" xml:id="id61" draw:id="id61" draw:layer="layout" svg:width="2.006cm" svg:height="1.119cm" svg:x="3.919cm" svg:y="11.286cm">
          <text:p text:style-name="P44"><text:span text:style-name="T18">getProbe</text:span></text:p>
        </draw:ellipse>
        <draw:connector draw:style-name="gr115" draw:layer="layout" svg:x1="2.473cm" svg:y1="16.606cm" svg:x2="3.919cm" svg:y2="11.845cm" draw:start-shape="id60" draw:start-glue-point="1" draw:end-shape="id61" svg:d="M2473 16606h755v-4761h691">
          <text:p/>
        </draw:connector>
        <draw:connector draw:style-name="gr115" draw:layer="layout" svg:x1="5.925cm" svg:y1="11.845cm" svg:x2="6.678cm" svg:y2="14.118cm" draw:start-shape="id61" draw:start-glue-point="1" draw:end-shape="id62" svg:d="M5925 11845h753v2273">
          <text:p/>
        </draw:connector>
        <draw:connector draw:style-name="gr115" draw:layer="layout" svg:x1="6.678cm" svg:y1="15.077cm" svg:x2="11.442cm" svg:y2="11.461cm" draw:start-shape="id62" draw:start-glue-point="2" draw:end-shape="id57" svg:d="M6678 15077v501h4764v-4117">
          <text:p/>
        </draw:connector>
        <draw:connector draw:style-name="gr115" draw:layer="layout" svg:x1="2.473cm" svg:y1="10.361cm" svg:x2="3.865cm" svg:y2="10.273cm" draw:start-shape="id63" draw:start-glue-point="1" draw:end-shape="id64" draw:end-glue-point="3" svg:d="M2473 10361h696v-88h696">
          <text:p/>
        </draw:connector>
        <draw:connector draw:style-name="gr115" draw:layer="layout" svg:x1="5.925cm" svg:y1="10.273cm" svg:x2="7.178cm" svg:y2="9.541cm" draw:start-shape="id64" draw:start-glue-point="1" draw:end-shape="id58" svg:d="M5925 10273h1253v-732">
          <text:p/>
        </draw:connector>
        <draw:line draw:style-name="gr118" draw:layer="layout" svg:x1="0.28cm" svg:y1="6.758cm" svg:x2="25.21cm" svg:y2="6.728cm">
          <text:p/>
        </draw:line>
        <draw:frame draw:style-name="gr121" draw:text-style-name="P38" draw:layer="layout" svg:width="2.928cm" svg:height="1.391cm" svg:x="0.026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64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frame draw:style-name="gr123" draw:text-style-name="P40" draw:layer="layout" svg:width="5.842cm" svg:height="1.391cm" svg:x="8.916cm" svg:y="5.234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line draw:style-name="gr118" draw:layer="layout" svg:x1="0.28cm" svg:y1="5.134cm" svg:x2="25.21cm" svg:y2="5.128cm">
          <text:p/>
        </draw:line>
        <draw:line draw:style-name="gr118" draw:layer="layout" svg:x1="2.83cm" svg:y1="5.155cm" svg:x2="2.83cm" svg:y2="18.396cm">
          <text:p/>
        </draw:line>
        <draw:line draw:style-name="gr118" draw:layer="layout" svg:x1="8.63cm" svg:y1="5.134cm" svg:x2="8.63cm" svg:y2="18.396cm">
          <text:p/>
        </draw:line>
        <draw:line draw:style-name="gr118" draw:layer="layout" svg:x1="14.83cm" svg:y1="5.134cm" svg:x2="14.83cm" svg:y2="18.396cm">
          <text:p/>
        </draw:line>
        <draw:line draw:style-name="gr118" draw:layer="layout" svg:x1="20.43cm" svg:y1="5.134cm" svg:x2="20.43cm" svg:y2="18.396cm">
          <text:p/>
        </draw:line>
        <draw:rect draw:style-name="gr113" draw:text-style-name="P32" xml:id="id66" draw:id="id66" draw:layer="layout" svg:width="2.415cm" svg:height="1.18cm" svg:x="17.716cm" svg:y="13.153cm">
          <text:p text:style-name="P43"><text:span text:style-name="T19">fwmodel</text:span><text:span text:style-name="T20">s3</text:span></text:p>
        </draw:rect>
        <draw:connector draw:style-name="gr117" draw:layer="layout" draw:line-skew="0cm 0cm -0.451cm" svg:x1="19.324cm" svg:y1="10.015cm" svg:x2="17.716cm" svg:y2="13.743cm" draw:start-shape="id65" draw:start-glue-point="1" draw:end-shape="id66" draw:end-glue-point="3" svg:d="M19324 10015h501v2077h-3061v1651h952">
          <text:p/>
        </draw:connector>
        <draw:ellipse draw:style-name="gr114" draw:text-style-name="P33" xml:id="id65" draw:id="id65" draw:layer="layout" svg:width="3.048cm" svg:height="2.032cm" svg:x="16.276cm" svg:y="8.999cm">
          <text:p text:style-name="P44"><text:span text:style-name="T21">genMCoutput </text:span></text:p>
          <text:p text:style-name="P44"><text:span text:style-name="T21">+ </text:span></text:p>
          <text:p text:style-name="P44"><text:span text:style-name="T21">genSensitivity</text:span></text:p>
        </draw:ellipse>
        <draw:connector draw:style-name="gr117" draw:layer="layout" draw:line-skew="0.158cm" svg:x1="14.396cm" svg:y1="14.514cm" svg:x2="16.276cm" svg:y2="10.015cm" draw:start-shape="id59" draw:start-glue-point="1" draw:end-shape="id65" draw:end-glue-point="3" svg:d="M14396 14514h1098v-4499h782">
          <text:p/>
        </draw:connector>
        <draw:rect draw:style-name="gr126" draw:text-style-name="P32" xml:id="id68" draw:id="id68" draw:layer="layout" svg:width="2.415cm" svg:height="1.18cm" svg:x="22.698cm" svg:y="13.454cm">
          <text:p text:style-name="P43"><text:span text:style-name="T19">imgrecon</text:span><text:span text:style-name="T20">s3</text:span></text:p>
        </draw:rect>
        <draw:connector draw:style-name="gr117" draw:layer="layout" svg:x1="23.706cm" svg:y1="10.29cm" svg:x2="22.698cm" svg:y2="14.044cm" draw:start-shape="id67" draw:start-glue-point="1" draw:end-shape="id68" draw:end-glue-point="3" svg:d="M23706 10290h501v1922h-2073v1832h564">
          <text:p/>
        </draw:connector>
        <draw:ellipse draw:style-name="gr114" draw:text-style-name="P34" xml:id="id67" draw:id="id67" draw:layer="layout" svg:width="1.885cm" svg:height="1.483cm" svg:x="21.821cm" svg:y="9.549cm">
          <text:p text:style-name="P41"><text:span text:style-name="T21">ImageRecon</text:span></text:p>
        </draw:ellipse>
        <draw:connector draw:style-name="gr117" draw:layer="layout" svg:x1="20.131cm" svg:y1="13.743cm" svg:x2="21.821cm" svg:y2="10.29cm" draw:start-shape="id66" draw:start-glue-point="1" draw:end-shape="id67" draw:end-glue-point="3" svg:d="M20131 13743h845v-3453h845">
          <text:p/>
        </draw:connector>
        <draw:line draw:style-name="gr118" draw:layer="layout" svg:x1="0.256cm" svg:y1="18.458cm" svg:x2="25.186cm" svg:y2="18.428cm">
          <text:p/>
        </draw:line>
        <draw:connector draw:style-name="gr115" draw:layer="layout" svg:x1="1.363cm" svg:y1="17.246cm" svg:x2="22.764cm" svg:y2="17.133cm" draw:start-shape="id60" draw:start-glue-point="2" draw:end-shape="id69" draw:end-glue-point="2" svg:d="M1363 17246v564h21401v-677">
          <text:p/>
        </draw:connector>
        <draw:frame draw:style-name="gr123" draw:text-style-name="P40" draw:layer="layout" svg:width="4.796cm" svg:height="1.27cm" svg:x="15.016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16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draw:frame draw:style-name="gr119" draw:text-style-name="P35" draw:layer="layout" svg:width="17.152cm" svg:height="0.894cm" svg:x="0.3cm" svg:y="18.356cm">
          <draw:text-box>
            <text:p text:style-name="P35"><text:span text:style-name="T22">***** NOTE: Subscripts in the blue boxes represent coordinate space </text:span></text:p>
          </draw:text-box>
        </draw:frame>
        <draw:ellipse draw:style-name="gr127" draw:text-style-name="P34" xml:id="id69" draw:id="id69" draw:layer="layout" svg:width="1.885cm" svg:height="1.483cm" svg:x="21.822cm" svg:y="15.65cm">
          <text:p text:style-name="P41"><text:span text:style-name="T21">getImgrecon</text:span></text:p>
        </draw:ellipse>
        <draw:connector draw:style-name="gr115" draw:layer="layout" svg:x1="22.764cm" svg:y1="15.65cm" svg:x2="23.905cm" svg:y2="14.634cm" draw:start-shape="id69" draw:start-glue-point="0" draw:end-shape="id68" draw:end-glue-point="2" svg:d="M22764 15650v-508h1141v-508">
          <text:p/>
        </draw:connector>
        <draw:frame draw:style-name="gr116" draw:text-style-name="P45" draw:layer="layout" svg:width="11.913cm" svg:height="2.537cm" svg:x="5.335cm" svg:y="0.372cm">
          <draw:text-box>
            <text:p text:style-name="P45">WORKFLOW PIPELINE, CASE 1: </text:p>
            <text:p text:style-name="P46"><text:span text:style-name="T24">Objects that change when new subject is selected in AtlasViewerGUI</text:span></text:p>
          </draw:text-box>
        </draw:frame>
        <draw:frame draw:style-name="gr128" draw:text-style-name="P34" draw:layer="layout" svg:width="6.858cm" svg:height="4.307cm" svg:x="18.288cm" svg:y="0.11cm">
          <draw:text-box>
            <text:p text:style-name="P34"><text:span text:style-name="T21">/Group</text:span></text:p>
            <text:p text:style-name="P34"><text:span text:style-name="T21"><text:s text:c="4"/></text:span><text:span text:style-name="T21">/anatomical</text:span><text:span text:style-name="T21"><text:tab/></text:span><text:span text:style-name="T21"> <text:s text:c="8"/>/Subj1</text:span></text:p>
            <text:p text:style-name="P34"><text:span text:style-name="T21"><text:s text:c="9"/></text:span><text:span text:style-name="T21">headvol.vox <text:s text:c="15"/>run01.snirf</text:span></text:p>
            <text:p text:style-name="P34"><text:span text:style-name="T21"><text:s text:c="9"/></text:span><text:span text:style-name="T21">headsurf.mesh <text:s text:c="10"/>run02.snirf</text:span></text:p>
            <text:p text:style-name="P34"><text:span text:style-name="T21"><text:s text:c="9"/></text:span><text:span text:style-name="T21">refpts.txt</text:span><text:span text:style-name="T21"><text:tab/></text:span><text:span text:style-name="T21"> <text:s text:c="13"/>/imagerecon</text:span></text:p>
            <text:p text:style-name="P34"><text:span text:style-name="T21"><text:s text:c="4"/></text:span><text:span text:style-name="T21">groupResults.mat <text:s text:c="16"/>Aimg.mat</text:span></text:p>
            <text:p text:style-name="P34"><text:span text:style-name="T21"><text:s text:c="4"/></text:span><text:span text:style-name="T21">probe.SD</text:span></text:p>
            <text:p text:style-name="P34"><text:span text:style-name="T21"><text:s text:c="4"/></text:span><text:span text:style-name="T21">/fw</text:span></text:p>
            <text:p text:style-name="P34"><text:span text:style-name="T21"><text:s text:c="10"/></text:span><text:span text:style-name="T21">Adot.mat</text:span></text:p>
            <text:p text:style-name="P34"><text:span text:style-name="T21"><text:s text:c="4"/></text:span><text:span text:style-name="T21">/imagerecon</text:span></text:p>
            <text:p text:style-name="P34"><text:span text:style-name="T21"><text:s text:c="10"/></text:span><text:span text:style-name="T21">Aimg.mat</text:span></text:p>
            <text:p text:style-name="P34"><text:span text:style-name="T2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6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rect draw:style-name="gr113" draw:text-style-name="P32" xml:id="id72" draw:id="id72" draw:layer="layout" svg:width="1.887cm" svg:height="1.18cm" svg:x="0.38cm" svg:y="8.845cm">
          <text:p text:style-name="P43"><text:span text:style-name="T25">headsurf</text:span><text:span text:style-name="T20">s1</text:span></text:p>
        </draw:rect>
        <draw:rect draw:style-name="gr113" draw:text-style-name="P32" xml:id="id79" draw:id="id79" draw:layer="layout" svg:width="1.887cm" svg:height="1.18cm" svg:x="0.38cm" svg:y="6.987cm">
          <text:p text:style-name="P43"><text:span text:style-name="T25">headvol</text:span><text:span text:style-name="T20">s1</text:span></text:p>
        </draw:rect>
        <draw:rect draw:style-name="gr113" draw:text-style-name="P48" xml:id="id75" draw:id="id75" draw:layer="layout" svg:width="1.887cm" svg:height="1.18cm" svg:x="0.38cm" svg:y="11.449cm">
          <text:p text:style-name="P47"><text:span text:style-name="T25">digpts</text:span><text:span text:style-name="T26">s2</text:span></text:p>
        </draw:rect>
        <draw:rect draw:style-name="gr113" draw:text-style-name="P32" xml:id="id74" draw:id="id74" draw:layer="layout" svg:width="1.774cm" svg:height="1.18cm" svg:x="6.476cm" svg:y="7.908cm">
          <text:p text:style-name="P43"><text:span text:style-name="T25">refpts</text:span><text:span text:style-name="T27">s1</text:span></text:p>
        </draw:rect>
        <draw:rect draw:style-name="gr113" draw:text-style-name="P32" xml:id="id77" draw:id="id77" draw:layer="layout" svg:width="1.774cm" svg:height="1.18cm" svg:x="6.664cm" svg:y="12.588cm">
          <text:p text:style-name="P43"><text:span text:style-name="T25">probe</text:span><text:span text:style-name="T20">s2</text:span></text:p>
        </draw:rect>
        <draw:ellipse draw:style-name="gr114" draw:text-style-name="P34" xml:id="id70" draw:id="id70" draw:layer="layout" svg:width="3.676cm" svg:height="1.377cm" svg:x="9.755cm" svg:y="9.712cm">
          <text:p text:style-name="P41"><text:span text:style-name="T21">RegisterHeadvol2Digpts</text:span></text:p>
        </draw:ellipse>
        <draw:rect draw:style-name="gr113" draw:text-style-name="P32" xml:id="id71" draw:id="id71" draw:layer="layout" svg:width="1.563cm" svg:height="2.044cm" svg:x="13.087cm" svg:y="11.956cm">
          <text:p text:style-name="P43"><text:span text:style-name="T25"/></text:p>
          <text:p text:style-name="P43"><text:span text:style-name="T25">headvol </text:span></text:p>
          <text:p text:style-name="P43"><text:span text:style-name="T25">+ </text:span></text:p>
          <text:p text:style-name="P43"><text:span text:style-name="T25">probe</text:span><text:span text:style-name="T27">s3</text:span></text:p>
          <text:p text:style-name="P43"><text:span text:style-name="T16"/></text:p>
        </draw:rect>
        <draw:ellipse draw:style-name="gr114" draw:text-style-name="P34" xml:id="id73" draw:id="id73" draw:layer="layout" svg:width="1.885cm" svg:height="1.483cm" svg:x="3.582cm" svg:y="8.532cm">
          <text:p text:style-name="P41"><text:span text:style-name="T21">FindRefpts</text:span></text:p>
        </draw:ellipse>
        <draw:connector draw:style-name="gr117" draw:layer="layout" svg:x1="13.431cm" svg:y1="10.4cm" svg:x2="13.868cm" svg:y2="11.956cm" draw:start-shape="id70" draw:start-glue-point="1" draw:end-shape="id71" draw:end-glue-point="0" svg:d="M13431 10400h437v1556">
          <text:p/>
        </draw:connector>
        <draw:connector draw:style-name="gr117" draw:layer="layout" svg:x1="2.267cm" svg:y1="9.435cm" svg:x2="3.582cm" svg:y2="9.273cm" draw:start-shape="id72" draw:start-glue-point="1" draw:end-shape="id73" draw:end-glue-point="3" svg:d="M2267 9435h658v-162h657">
          <text:p/>
        </draw:connector>
        <draw:connector draw:style-name="gr117" draw:layer="layout" draw:line-skew="-0.212cm" svg:x1="5.467cm" svg:y1="9.273cm" svg:x2="6.476cm" svg:y2="8.498cm" draw:start-shape="id73" draw:start-glue-point="1" draw:end-shape="id74" draw:end-glue-point="3" svg:d="M5467 9273h293v-775h716">
          <text:p/>
        </draw:connector>
        <draw:ellipse draw:style-name="gr114" draw:text-style-name="P33" xml:id="id76" draw:id="id76" draw:layer="layout" svg:width="2.55cm" svg:height="1.515cm" svg:x="2.956cm" svg:y="14.351cm">
          <text:p text:style-name="P44"><text:span text:style-name="T21">getDigpts </text:span></text:p>
          <text:p text:style-name="P44"><text:span text:style-name="T21">+ </text:span></text:p>
          <text:p text:style-name="P44"><text:span text:style-name="T21">getProbe</text:span></text:p>
        </draw:ellipse>
        <draw:connector draw:style-name="gr117" draw:layer="layout" svg:x1="1.323cm" svg:y1="12.629cm" svg:x2="4.231cm" svg:y2="14.351cm" draw:start-shape="id75" draw:end-shape="id76" svg:d="M1323 12629v861h2908v861">
          <text:p/>
        </draw:connector>
        <draw:connector draw:style-name="gr117" draw:layer="layout" svg:x1="5.506cm" svg:y1="15.108cm" svg:x2="6.664cm" svg:y2="13.178cm" draw:start-shape="id76" draw:start-glue-point="1" draw:end-shape="id77" draw:end-glue-point="3" svg:d="M5506 15108h579v-1930h579">
          <text:p/>
        </draw:connector>
        <draw:ellipse draw:style-name="gr114" draw:text-style-name="P34" xml:id="id78" draw:id="id78" draw:layer="layout" svg:width="3.98cm" svg:height="1.376cm" svg:x="10.088cm" svg:y="15.43cm">
          <text:p text:style-name="P41"><text:span text:style-name="T21">RegisterProbe2Headsurf</text:span></text:p>
        </draw:ellipse>
        <draw:line draw:style-name="gr118" draw:layer="layout" svg:x1="2.756cm" svg:y1="5.128cm" svg:x2="2.756cm" svg:y2="18.222cm">
          <text:p/>
        </draw:line>
        <draw:connector draw:style-name="gr117" draw:layer="layout" svg:x1="14.068cm" svg:y1="16.118cm" svg:x2="13.868cm" svg:y2="14cm" draw:start-shape="id78" draw:start-glue-point="1" draw:end-shape="id71" draw:end-glue-point="2" svg:d="M14068 16118h501v-1403h-701v-715">
          <text:p/>
        </draw:connector>
        <draw:connector draw:style-name="gr117" draw:layer="layout" svg:x1="2.267cm" svg:y1="7.577cm" svg:x2="11.593cm" svg:y2="9.712cm" draw:start-shape="id79" draw:start-glue-point="1" draw:end-shape="id70" draw:end-glue-point="0" svg:d="M2267 7577h9326v2135">
          <text:p/>
        </draw:connector>
        <draw:connector draw:style-name="gr117" draw:layer="layout" svg:x1="2.267cm" svg:y1="12.039cm" svg:x2="11.593cm" svg:y2="11.089cm" draw:start-shape="id75" draw:start-glue-point="1" draw:end-shape="id70" draw:end-glue-point="2" svg:d="M2267 12039h9326v-950">
          <text:p/>
        </draw:connector>
        <draw:connector draw:style-name="gr117" draw:layer="layout" svg:x1="7.551cm" svg:y1="13.768cm" svg:x2="10.088cm" svg:y2="16.118cm" draw:start-shape="id77" draw:start-glue-point="2" draw:end-shape="id78" draw:end-glue-point="3" svg:d="M7551 13768v2350h2537">
          <text:p/>
        </draw:connector>
        <draw:rect draw:style-name="gr113" draw:text-style-name="P29" xml:id="id84" draw:id="id84" draw:layer="layout" svg:width="2.219cm" svg:height="1.28cm" svg:x="0.281cm" svg:y="16.592cm">
          <text:p text:style-name="P43"><text:span text:style-name="T14">hrfdata</text:span></text:p>
          <text:p text:style-name="P43"><text:span text:style-name="T17">(groupResults)</text:span></text:p>
        </draw:rect>
        <draw:rect draw:style-name="gr113" draw:text-style-name="P32" xml:id="id81" draw:id="id81" draw:layer="layout" svg:width="2.415cm" svg:height="1.18cm" svg:x="17.56cm" svg:y="13.078cm">
          <text:p text:style-name="P43"><text:span text:style-name="T19">fwmodel</text:span><text:span text:style-name="T20">s3</text:span></text:p>
        </draw:rect>
        <draw:connector draw:style-name="gr117" draw:layer="layout" svg:x1="19.268cm" svg:y1="9.94cm" svg:x2="17.56cm" svg:y2="13.668cm" draw:start-shape="id80" draw:start-glue-point="1" draw:end-shape="id81" draw:end-glue-point="3" svg:d="M19268 9940h501v2077h-2710v1651h501">
          <text:p/>
        </draw:connector>
        <draw:ellipse draw:style-name="gr114" draw:text-style-name="P33" xml:id="id80" draw:id="id80" draw:layer="layout" svg:width="3.048cm" svg:height="2.032cm" svg:x="16.22cm" svg:y="8.924cm">
          <text:p text:style-name="P44"><text:span text:style-name="T21">genMCOutput </text:span></text:p>
          <text:p text:style-name="P44"><text:span text:style-name="T21">+ </text:span></text:p>
          <text:p text:style-name="P44"><text:span text:style-name="T21">genSensitivity</text:span></text:p>
        </draw:ellipse>
        <draw:connector draw:style-name="gr117" draw:layer="layout" svg:x1="14.65cm" svg:y1="12.978cm" svg:x2="16.22cm" svg:y2="9.94cm" draw:start-shape="id71" draw:start-glue-point="1" draw:end-shape="id80" draw:end-glue-point="3" svg:d="M14650 12978h785v-3038h785">
          <text:p/>
        </draw:connector>
        <draw:connector draw:style-name="gr117" draw:layer="layout" svg:x1="8.25cm" svg:y1="8.498cm" svg:x2="9.755cm" svg:y2="10.4cm" draw:start-shape="id74" draw:start-glue-point="1" draw:end-shape="id70" draw:end-glue-point="3" svg:d="M8250 8498h753v1902h752">
          <text:p/>
        </draw:connector>
        <draw:line draw:style-name="gr118" draw:layer="layout" svg:x1="8.656cm" svg:y1="5.134cm" svg:x2="8.656cm" svg:y2="18.222cm">
          <text:p/>
        </draw:line>
        <draw:line draw:style-name="gr118" draw:layer="layout" svg:x1="15.056cm" svg:y1="5.234cm" svg:x2="15.056cm" svg:y2="18.222cm">
          <text:p/>
        </draw:line>
        <draw:line draw:style-name="gr118" draw:layer="layout" svg:x1="20.356cm" svg:y1="5.134cm" svg:x2="20.356cm" svg:y2="18.222cm">
          <text:p/>
        </draw:line>
        <draw:rect draw:style-name="gr113" draw:text-style-name="P32" xml:id="id83" draw:id="id83" draw:layer="layout" svg:width="2.415cm" svg:height="1.18cm" svg:x="22.742cm" svg:y="13.379cm">
          <text:p text:style-name="P43"><text:span text:style-name="T19">imgrecon</text:span><text:span text:style-name="T20">s3</text:span></text:p>
        </draw:rect>
        <draw:connector draw:style-name="gr117" draw:layer="layout" svg:x1="23.65cm" svg:y1="10.215cm" svg:x2="22.742cm" svg:y2="13.969cm" draw:start-shape="id82" draw:start-glue-point="1" draw:end-shape="id83" draw:end-glue-point="3" svg:d="M23650 10215h501v1953h-1910v1801h501">
          <text:p/>
        </draw:connector>
        <draw:ellipse draw:style-name="gr114" draw:text-style-name="P34" xml:id="id82" draw:id="id82" draw:layer="layout" svg:width="1.885cm" svg:height="1.483cm" svg:x="21.765cm" svg:y="9.474cm">
          <text:p text:style-name="P41"><text:span text:style-name="T21">ImageRecon</text:span></text:p>
        </draw:ellipse>
        <draw:connector draw:style-name="gr117" draw:layer="layout" svg:x1="19.975cm" svg:y1="13.668cm" svg:x2="21.765cm" svg:y2="10.215cm" draw:start-shape="id81" draw:start-glue-point="1" draw:end-shape="id82" draw:end-glue-point="3" svg:d="M19975 13668h895v-3453h895">
          <text:p/>
        </draw:connector>
        <draw:line draw:style-name="gr118" draw:layer="layout" svg:x1="0.181cm" svg:y1="18.284cm" svg:x2="25.111cm" svg:y2="18.254cm">
          <text:p/>
        </draw:line>
        <draw:frame draw:style-name="gr116" draw:text-style-name="P45" draw:layer="layout" svg:width="10.781cm" svg:height="2.537cm" svg:x="7.28cm" svg:y="0.398cm">
          <draw:text-box>
            <text:p text:style-name="P45">WORKFLOW PIPELINE, CASE 2: <text:s/></text:p>
            <text:p text:style-name="P45">digitized points</text:p>
          </draw:text-box>
        </draw:frame>
        <draw:frame draw:style-name="gr119" draw:text-style-name="P35" draw:layer="layout" svg:width="17.152cm" svg:height="0.894cm" svg:x="0.4cm" svg:y="18.356cm">
          <draw:text-box>
            <text:p text:style-name="P35"><text:span text:style-name="T22">***** NOTE: Subscripts in the blue boxes represent coordinate spaces </text:span></text:p>
          </draw:text-box>
        </draw:frame>
        <draw:line draw:style-name="gr118" draw:layer="layout" svg:x1="0.306cm" svg:y1="6.858cm" svg:x2="25.236cm" svg:y2="6.828cm">
          <text:p/>
        </draw:line>
        <draw:frame draw:style-name="gr121" draw:text-style-name="P38" draw:layer="layout" svg:width="2.928cm" svg:height="1.391cm" svg:x="0.052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9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frame draw:style-name="gr123" draw:text-style-name="P40" draw:layer="layout" svg:width="5.842cm" svg:height="1.391cm" svg:x="8.942cm" svg:y="5.234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0" draw:layer="layout" svg:width="4.796cm" svg:height="1.27cm" svg:x="15.042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42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draw:connector draw:style-name="gr115" draw:layer="layout" draw:line-skew="0cm 0.186cm" svg:x1="2.5cm" svg:y1="17.232cm" svg:x2="22.338cm" svg:y2="17.093cm" draw:start-shape="id84" draw:start-glue-point="1" draw:end-shape="id85" draw:end-glue-point="2" svg:d="M2500 17232h9448v548h10390v-687">
          <text:p/>
        </draw:connector>
        <draw:ellipse draw:style-name="gr124" draw:text-style-name="P34" xml:id="id85" draw:id="id85" draw:layer="layout" svg:width="1.885cm" svg:height="1.663cm" svg:x="21.396cm" svg:y="15.43cm">
          <text:p text:style-name="P41"><text:span text:style-name="T21">getImgrecon</text:span></text:p>
        </draw:ellipse>
        <draw:connector draw:style-name="gr115" draw:layer="layout" draw:line-skew="0.106cm" svg:x1="23.281cm" svg:y1="16.261cm" svg:x2="23.994cm" svg:y2="14.554cm" draw:start-shape="id85" draw:start-glue-point="1" svg:d="M23281 16261h713v-1707">
          <text:p/>
        </draw:connector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7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rect draw:style-name="gr125" draw:text-style-name="P32" xml:id="id88" draw:id="id88" draw:layer="layout" svg:width="1.887cm" svg:height="1.18cm" svg:x="0.38cm" svg:y="8.945cm">
          <text:p text:style-name="P43"><text:span text:style-name="T25">headsurf</text:span><text:span text:style-name="T20">s1</text:span></text:p>
        </draw:rect>
        <draw:rect draw:style-name="gr125" draw:text-style-name="P32" xml:id="id95" draw:id="id95" draw:layer="layout" svg:width="1.887cm" svg:height="1.18cm" svg:x="0.38cm" svg:y="7.087cm">
          <text:p text:style-name="P43"><text:span text:style-name="T25">headvol</text:span><text:span text:style-name="T20">s1</text:span></text:p>
        </draw:rect>
        <draw:rect draw:style-name="gr125" draw:text-style-name="P48" xml:id="id91" draw:id="id91" draw:layer="layout" svg:width="1.887cm" svg:height="1.18cm" svg:x="0.38cm" svg:y="11.549cm">
          <text:p text:style-name="P47"><text:span text:style-name="T25">digpts</text:span><text:span text:style-name="T26">s2</text:span></text:p>
        </draw:rect>
        <draw:rect draw:style-name="gr125" draw:text-style-name="P32" xml:id="id90" draw:id="id90" draw:layer="layout" svg:width="1.774cm" svg:height="1.18cm" svg:x="6.476cm" svg:y="8.008cm">
          <text:p text:style-name="P43"><text:span text:style-name="T25">refpts</text:span><text:span text:style-name="T27">s1</text:span></text:p>
        </draw:rect>
        <draw:rect draw:style-name="gr125" draw:text-style-name="P32" xml:id="id93" draw:id="id93" draw:layer="layout" svg:width="1.774cm" svg:height="1.18cm" svg:x="6.664cm" svg:y="12.688cm">
          <text:p text:style-name="P43"><text:span text:style-name="T25">probe</text:span><text:span text:style-name="T20">s2</text:span></text:p>
        </draw:rect>
        <draw:ellipse draw:style-name="gr127" draw:text-style-name="P34" xml:id="id86" draw:id="id86" draw:layer="layout" svg:width="3.676cm" svg:height="1.377cm" svg:x="9.755cm" svg:y="9.812cm">
          <text:p text:style-name="P41"><text:span text:style-name="T21">RegisterHeadvol2Digpts</text:span></text:p>
        </draw:ellipse>
        <draw:rect draw:style-name="gr125" draw:text-style-name="P32" xml:id="id87" draw:id="id87" draw:layer="layout" svg:width="1.563cm" svg:height="2.044cm" svg:x="13.087cm" svg:y="12.056cm">
          <text:p text:style-name="P43"><text:span text:style-name="T25"/></text:p>
          <text:p text:style-name="P43"><text:span text:style-name="T25">headvol </text:span></text:p>
          <text:p text:style-name="P43"><text:span text:style-name="T25">+ </text:span></text:p>
          <text:p text:style-name="P43"><text:span text:style-name="T25">probe</text:span><text:span text:style-name="T27">s3</text:span></text:p>
          <text:p text:style-name="P43"><text:span text:style-name="T16"/></text:p>
        </draw:rect>
        <draw:ellipse draw:style-name="gr127" draw:text-style-name="P34" xml:id="id89" draw:id="id89" draw:layer="layout" svg:width="1.885cm" svg:height="1.483cm" svg:x="3.582cm" svg:y="8.632cm">
          <text:p text:style-name="P41"><text:span text:style-name="T21">FindRefpts</text:span></text:p>
        </draw:ellipse>
        <draw:connector draw:style-name="gr117" draw:layer="layout" svg:x1="13.431cm" svg:y1="10.5cm" svg:x2="13.868cm" svg:y2="12.056cm" draw:start-shape="id86" draw:start-glue-point="1" draw:end-shape="id87" draw:end-glue-point="0" svg:d="M13431 10500h437v1556">
          <text:p/>
        </draw:connector>
        <draw:connector draw:style-name="gr117" draw:layer="layout" svg:x1="2.267cm" svg:y1="9.535cm" svg:x2="3.582cm" svg:y2="9.373cm" draw:start-shape="id88" draw:start-glue-point="1" draw:end-shape="id89" draw:end-glue-point="3" svg:d="M2267 9535h658v-162h657">
          <text:p/>
        </draw:connector>
        <draw:connector draw:style-name="gr117" draw:layer="layout" draw:line-skew="-0.212cm" svg:x1="5.467cm" svg:y1="9.373cm" svg:x2="6.476cm" svg:y2="8.598cm" draw:start-shape="id89" draw:start-glue-point="1" draw:end-shape="id90" draw:end-glue-point="3" svg:d="M5467 9373h293v-775h716">
          <text:p/>
        </draw:connector>
        <draw:ellipse draw:style-name="gr127" draw:text-style-name="P33" xml:id="id92" draw:id="id92" draw:layer="layout" svg:width="2.55cm" svg:height="1.515cm" svg:x="2.956cm" svg:y="14.451cm">
          <text:p text:style-name="P44"><text:span text:style-name="T21">getDigpts </text:span></text:p>
          <text:p text:style-name="P44"><text:span text:style-name="T21">+ </text:span></text:p>
          <text:p text:style-name="P44"><text:span text:style-name="T21">getProbe</text:span></text:p>
        </draw:ellipse>
        <draw:connector draw:style-name="gr117" draw:layer="layout" svg:x1="1.323cm" svg:y1="12.729cm" svg:x2="4.231cm" svg:y2="14.451cm" draw:start-shape="id91" draw:end-shape="id92" svg:d="M1323 12729v861h2908v861">
          <text:p/>
        </draw:connector>
        <draw:connector draw:style-name="gr117" draw:layer="layout" svg:x1="5.506cm" svg:y1="15.208cm" svg:x2="6.664cm" svg:y2="13.278cm" draw:start-shape="id92" draw:start-glue-point="1" draw:end-shape="id93" draw:end-glue-point="3" svg:d="M5506 15208h579v-1930h579">
          <text:p/>
        </draw:connector>
        <draw:ellipse draw:style-name="gr127" draw:text-style-name="P34" xml:id="id94" draw:id="id94" draw:layer="layout" svg:width="3.98cm" svg:height="1.376cm" svg:x="10.088cm" svg:y="15.53cm">
          <text:p text:style-name="P41"><text:span text:style-name="T21">RegisterProbe2Headsurf</text:span></text:p>
        </draw:ellipse>
        <draw:line draw:style-name="gr118" draw:layer="layout" svg:x1="2.756cm" svg:y1="5.128cm" svg:x2="2.756cm" svg:y2="18.422cm">
          <text:p/>
        </draw:line>
        <draw:connector draw:style-name="gr117" draw:layer="layout" svg:x1="14.068cm" svg:y1="16.218cm" svg:x2="13.868cm" svg:y2="14.1cm" draw:start-shape="id94" draw:start-glue-point="1" draw:end-shape="id87" draw:end-glue-point="2" svg:d="M14068 16218h564v-1403h-764v-715">
          <text:p/>
        </draw:connector>
        <draw:connector draw:style-name="gr117" draw:layer="layout" svg:x1="2.267cm" svg:y1="7.677cm" svg:x2="11.593cm" svg:y2="9.812cm" draw:start-shape="id95" draw:start-glue-point="1" draw:end-shape="id86" draw:end-glue-point="0" svg:d="M2267 7677h9326v2135">
          <text:p/>
        </draw:connector>
        <draw:connector draw:style-name="gr117" draw:layer="layout" svg:x1="2.267cm" svg:y1="12.139cm" svg:x2="11.593cm" svg:y2="11.189cm" draw:start-shape="id91" draw:start-glue-point="1" draw:end-shape="id86" draw:end-glue-point="2" svg:d="M2267 12139h9326v-950">
          <text:p/>
        </draw:connector>
        <draw:connector draw:style-name="gr117" draw:layer="layout" svg:x1="7.551cm" svg:y1="13.868cm" svg:x2="10.088cm" svg:y2="16.218cm" draw:start-shape="id93" draw:start-glue-point="2" draw:end-shape="id94" draw:end-glue-point="3" svg:d="M7551 13868v2350h2537">
          <text:p/>
        </draw:connector>
        <draw:rect draw:style-name="gr125" draw:text-style-name="P29" xml:id="id100" draw:id="id100" draw:layer="layout" svg:width="2.219cm" svg:height="1.28cm" svg:x="0.281cm" svg:y="16.692cm">
          <text:p text:style-name="P43"><text:span text:style-name="T14">hrfdata</text:span></text:p>
          <text:p text:style-name="P43"><text:span text:style-name="T17">(groupResults)</text:span></text:p>
        </draw:rect>
        <draw:rect draw:style-name="gr125" draw:text-style-name="P32" xml:id="id97" draw:id="id97" draw:layer="layout" svg:width="2.415cm" svg:height="1.18cm" svg:x="17.56cm" svg:y="13.178cm">
          <text:p text:style-name="P43"><text:span text:style-name="T19">fwmodel</text:span><text:span text:style-name="T20">s3</text:span></text:p>
        </draw:rect>
        <draw:connector draw:style-name="gr117" draw:layer="layout" svg:x1="19.368cm" svg:y1="10.04cm" svg:x2="17.56cm" svg:y2="13.768cm" draw:start-shape="id96" draw:start-glue-point="1" draw:end-shape="id97" draw:end-glue-point="3" svg:d="M19368 10040h564v2077h-2936v1651h564">
          <text:p/>
        </draw:connector>
        <draw:ellipse draw:style-name="gr127" draw:text-style-name="P33" xml:id="id96" draw:id="id96" draw:layer="layout" svg:width="3.048cm" svg:height="2.032cm" svg:x="16.32cm" svg:y="9.024cm">
          <text:p text:style-name="P44"><text:span text:style-name="T21">genMCOutput </text:span></text:p>
          <text:p text:style-name="P44"><text:span text:style-name="T21">+ </text:span></text:p>
          <text:p text:style-name="P44"><text:span text:style-name="T21">genSensitivity</text:span></text:p>
        </draw:ellipse>
        <draw:connector draw:style-name="gr117" draw:layer="layout" svg:x1="14.65cm" svg:y1="13.078cm" svg:x2="16.32cm" svg:y2="10.04cm" draw:start-shape="id87" draw:start-glue-point="1" draw:end-shape="id96" draw:end-glue-point="3" svg:d="M14650 13078h835v-3038h835">
          <text:p/>
        </draw:connector>
        <draw:connector draw:style-name="gr117" draw:layer="layout" svg:x1="8.25cm" svg:y1="8.598cm" svg:x2="9.755cm" svg:y2="10.5cm" draw:start-shape="id90" draw:start-glue-point="1" draw:end-shape="id86" draw:end-glue-point="3" svg:d="M8250 8598h753v1902h752">
          <text:p/>
        </draw:connector>
        <draw:line draw:style-name="gr118" draw:layer="layout" svg:x1="8.656cm" svg:y1="5.128cm" svg:x2="8.656cm" svg:y2="18.422cm">
          <text:p/>
        </draw:line>
        <draw:line draw:style-name="gr118" draw:layer="layout" svg:x1="15.042cm" svg:y1="5.128cm" svg:x2="15.056cm" svg:y2="18.422cm">
          <text:p/>
        </draw:line>
        <draw:line draw:style-name="gr118" draw:layer="layout" svg:x1="20.356cm" svg:y1="5.134cm" svg:x2="20.356cm" svg:y2="18.422cm">
          <text:p/>
        </draw:line>
        <draw:rect draw:style-name="gr125" draw:text-style-name="P32" xml:id="id99" draw:id="id99" draw:layer="layout" svg:width="2.415cm" svg:height="1.18cm" svg:x="22.742cm" svg:y="13.479cm">
          <text:p text:style-name="P43"><text:span text:style-name="T19">imgrecon</text:span><text:span text:style-name="T20">s3</text:span></text:p>
        </draw:rect>
        <draw:connector draw:style-name="gr117" draw:layer="layout" svg:x1="23.65cm" svg:y1="10.315cm" svg:x2="22.742cm" svg:y2="14.069cm" draw:start-shape="id98" draw:start-glue-point="1" draw:end-shape="id99" draw:end-glue-point="3" svg:d="M23650 10315h564v1953h-2036v1801h564">
          <text:p/>
        </draw:connector>
        <draw:ellipse draw:style-name="gr127" draw:text-style-name="P34" xml:id="id98" draw:id="id98" draw:layer="layout" svg:width="1.885cm" svg:height="1.483cm" svg:x="21.765cm" svg:y="9.574cm">
          <text:p text:style-name="P41"><text:span text:style-name="T21">ImageRecon</text:span></text:p>
        </draw:ellipse>
        <draw:connector draw:style-name="gr117" draw:layer="layout" svg:x1="19.975cm" svg:y1="13.768cm" svg:x2="21.765cm" svg:y2="10.315cm" draw:start-shape="id97" draw:start-glue-point="1" draw:end-shape="id98" draw:end-glue-point="3" svg:d="M19975 13768h895v-3453h895">
          <text:p/>
        </draw:connector>
        <draw:line draw:style-name="gr118" draw:layer="layout" svg:x1="0.181cm" svg:y1="18.484cm" svg:x2="25.111cm" svg:y2="18.454cm">
          <text:p/>
        </draw:line>
        <draw:frame draw:style-name="gr116" draw:text-style-name="P45" draw:layer="layout" svg:width="10.781cm" svg:height="2.537cm" svg:x="7.18cm" svg:y="0.398cm">
          <draw:text-box>
            <text:p text:style-name="P45">WORKFLOW PIPELINE, CASE 2: <text:s/></text:p>
            <text:p text:style-name="P46"><text:span text:style-name="T24">Objects that change when new subject is selected in AtlasViewerGUI</text:span></text:p>
          </draw:text-box>
        </draw:frame>
        <draw:frame draw:style-name="gr119" draw:text-style-name="P35" draw:layer="layout" svg:width="17.152cm" svg:height="0.894cm" svg:x="0.4cm" svg:y="18.356cm">
          <draw:text-box>
            <text:p text:style-name="P35"><text:span text:style-name="T22">***** NOTE: Subscripts in the blue boxes represent coordinate spaces </text:span></text:p>
          </draw:text-box>
        </draw:frame>
        <draw:frame draw:style-name="gr128" draw:text-style-name="P34" draw:layer="layout" svg:width="6.858cm" svg:height="4.645cm" svg:x="18.288cm" svg:y="0.109cm">
          <draw:text-box>
            <text:p text:style-name="P34"><text:span text:style-name="T21">/Group</text:span></text:p>
            <text:p text:style-name="P34"><text:span text:style-name="T21"><text:s text:c="4"/></text:span><text:span text:style-name="T21">/anatomical</text:span><text:span text:style-name="T21"><text:tab/></text:span><text:span text:style-name="T21"> <text:s text:c="8"/>/Subj1</text:span></text:p>
            <text:p text:style-name="P34"><text:span text:style-name="T21"><text:s text:c="9"/></text:span><text:span text:style-name="T21">headvol.vox <text:s text:c="15"/>run01.snirf</text:span></text:p>
            <text:p text:style-name="P34"><text:span text:style-name="T21"><text:s text:c="9"/></text:span><text:span text:style-name="T21">headsurf.mesh <text:s text:c="10"/>run02.snirf</text:span></text:p>
            <text:p text:style-name="P34"><text:span text:style-name="T21"><text:s text:c="9"/></text:span><text:span text:style-name="T21">refpts.txt</text:span><text:span text:style-name="T21"><text:tab/></text:span><text:span text:style-name="T21"> <text:s text:c="13"/>/anatomical</text:span></text:p>
            <text:p text:style-name="P34"><text:span text:style-name="T21"><text:s text:c="4"/></text:span><text:span text:style-name="T21">digpts.txt <text:s text:c="30"/>headvol.vox</text:span></text:p>
            <text:p text:style-name="P34"><text:span text:style-name="T21"><text:s text:c="4"/></text:span><text:span text:style-name="T21">groupResults.mat <text:s text:c="16"/>headsurf.mesh</text:span></text:p>
            <text:p text:style-name="P34"><text:span text:style-name="T21"><text:s text:c="4"/></text:span><text:span text:style-name="T21">probe.SD <text:s text:c="30"/>refpts.txt</text:span></text:p>
            <text:p text:style-name="P34"><text:span text:style-name="T21"><text:s text:c="4"/></text:span><text:span text:style-name="T21">/fw <text:s text:c="35"/>digpts.txt</text:span></text:p>
            <text:p text:style-name="P34"><text:span text:style-name="T21"><text:s text:c="10"/></text:span><text:span text:style-name="T21">Adot.mat <text:s text:c="19"/>/fw</text:span></text:p>
            <text:p text:style-name="P34"><text:span text:style-name="T21"><text:s text:c="4"/></text:span><text:span text:style-name="T21">/imagerecon <text:s text:c="27"/>Adot.mat</text:span></text:p>
            <text:p text:style-name="P34"><text:span text:style-name="T21"><text:s text:c="10"/></text:span><text:span text:style-name="T21">Aimg.mat <text:s text:c="18"/>/imagerecon</text:span></text:p>
            <text:p text:style-name="P34"><text:span text:style-name="T21"><text:s text:c="54"/></text:span><text:span text:style-name="T21">Aimg.mat</text:span></text:p>
          </draw:text-box>
        </draw:frame>
        <draw:connector draw:style-name="gr115" draw:layer="layout" svg:x1="2.5cm" svg:y1="17.332cm" svg:x2="22.749cm" svg:y2="17.156cm" draw:start-shape="id100" draw:start-glue-point="1" draw:end-shape="id101" draw:end-glue-point="2" svg:d="M2500 17332h9654v388h10595v-564">
          <text:p/>
        </draw:connector>
        <draw:ellipse draw:style-name="gr127" draw:text-style-name="P34" xml:id="id101" draw:id="id101" draw:layer="layout" svg:width="1.885cm" svg:height="1.483cm" svg:x="21.807cm" svg:y="15.673cm">
          <text:p text:style-name="P41"><text:span text:style-name="T21">getImgrecon</text:span></text:p>
        </draw:ellipse>
        <draw:connector draw:style-name="gr115" draw:layer="layout" svg:x1="22.749cm" svg:y1="15.673cm" svg:x2="23.949cm" svg:y2="14.659cm" draw:start-shape="id101" draw:start-glue-point="0" draw:end-shape="id99" draw:end-glue-point="2" svg:d="M22749 15673v-507h1200v-507">
          <text:p/>
        </draw:connector>
        <draw:line draw:style-name="gr118" draw:layer="layout" svg:x1="0.306cm" svg:y1="6.758cm" svg:x2="25.236cm" svg:y2="6.728cm">
          <text:p/>
        </draw:line>
        <draw:frame draw:style-name="gr121" draw:text-style-name="P38" draw:layer="layout" svg:width="2.928cm" svg:height="1.391cm" svg:x="0.052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9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frame draw:style-name="gr123" draw:text-style-name="P40" draw:layer="layout" svg:width="5.842cm" svg:height="1.391cm" svg:x="8.942cm" svg:y="5.234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0" draw:layer="layout" svg:width="4.796cm" svg:height="1.27cm" svg:x="15.042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42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8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rect draw:style-name="gr129" draw:text-style-name="P32" xml:id="id104" draw:id="id104" draw:layer="layout" svg:width="1.887cm" svg:height="1.18cm" svg:x="0.38cm" svg:y="8.945cm">
          <text:p text:style-name="P43"><text:span text:style-name="T25">headsurf</text:span><text:span text:style-name="T20">s1</text:span></text:p>
        </draw:rect>
        <draw:rect draw:style-name="gr129" draw:text-style-name="P32" xml:id="id111" draw:id="id111" draw:layer="layout" svg:width="1.887cm" svg:height="1.18cm" svg:x="0.38cm" svg:y="7.087cm">
          <text:p text:style-name="P43"><text:span text:style-name="T25">headvol</text:span><text:span text:style-name="T20">s1</text:span></text:p>
        </draw:rect>
        <draw:rect draw:style-name="gr125" draw:text-style-name="P48" xml:id="id107" draw:id="id107" draw:layer="layout" svg:width="1.887cm" svg:height="1.18cm" svg:x="0.38cm" svg:y="11.549cm">
          <text:p text:style-name="P47"><text:span text:style-name="T25">digpts</text:span><text:span text:style-name="T26">s2</text:span></text:p>
        </draw:rect>
        <draw:rect draw:style-name="gr129" draw:text-style-name="P32" xml:id="id106" draw:id="id106" draw:layer="layout" svg:width="1.774cm" svg:height="1.18cm" svg:x="6.476cm" svg:y="8.008cm">
          <text:p text:style-name="P43"><text:span text:style-name="T25">refpts</text:span><text:span text:style-name="T27">s1</text:span></text:p>
        </draw:rect>
        <draw:rect draw:style-name="gr125" draw:text-style-name="P32" xml:id="id109" draw:id="id109" draw:layer="layout" svg:width="1.774cm" svg:height="1.18cm" svg:x="6.664cm" svg:y="12.688cm">
          <text:p text:style-name="P43"><text:span text:style-name="T25">probe</text:span><text:span text:style-name="T20">s2</text:span></text:p>
        </draw:rect>
        <draw:ellipse draw:style-name="gr127" draw:text-style-name="P34" xml:id="id102" draw:id="id102" draw:layer="layout" svg:width="3.676cm" svg:height="1.377cm" svg:x="9.755cm" svg:y="9.812cm">
          <text:p text:style-name="P41"><text:span text:style-name="T21">RegisterHeadvol2Digpts</text:span></text:p>
        </draw:ellipse>
        <draw:rect draw:style-name="gr125" draw:text-style-name="P32" xml:id="id103" draw:id="id103" draw:layer="layout" svg:width="1.563cm" svg:height="2.044cm" svg:x="13.087cm" svg:y="12.056cm">
          <text:p text:style-name="P43"><text:span text:style-name="T25"/></text:p>
          <text:p text:style-name="P43"><text:span text:style-name="T25">headvol </text:span></text:p>
          <text:p text:style-name="P43"><text:span text:style-name="T25">+ </text:span></text:p>
          <text:p text:style-name="P43"><text:span text:style-name="T25">probe</text:span><text:span text:style-name="T27">s3</text:span></text:p>
          <text:p text:style-name="P43"><text:span text:style-name="T16"/></text:p>
        </draw:rect>
        <draw:ellipse draw:style-name="gr124" draw:text-style-name="P34" xml:id="id105" draw:id="id105" draw:layer="layout" svg:width="1.885cm" svg:height="1.483cm" svg:x="3.582cm" svg:y="8.632cm">
          <text:p text:style-name="P41"><text:span text:style-name="T21">FindRefpts</text:span></text:p>
        </draw:ellipse>
        <draw:connector draw:style-name="gr117" draw:layer="layout" svg:x1="13.431cm" svg:y1="10.5cm" svg:x2="13.868cm" svg:y2="12.056cm" draw:start-shape="id102" draw:start-glue-point="1" draw:end-shape="id103" draw:end-glue-point="0" svg:d="M13431 10500h437v1556">
          <text:p/>
        </draw:connector>
        <draw:connector draw:style-name="gr117" draw:layer="layout" svg:x1="2.267cm" svg:y1="9.535cm" svg:x2="3.582cm" svg:y2="9.373cm" draw:start-shape="id104" draw:start-glue-point="1" draw:end-shape="id105" draw:end-glue-point="3" svg:d="M2267 9535h658v-162h657">
          <text:p/>
        </draw:connector>
        <draw:connector draw:style-name="gr117" draw:layer="layout" draw:line-skew="-0.212cm" svg:x1="5.467cm" svg:y1="9.373cm" svg:x2="6.476cm" svg:y2="8.598cm" draw:start-shape="id105" draw:start-glue-point="1" draw:end-shape="id106" draw:end-glue-point="3" svg:d="M5467 9373h293v-775h716">
          <text:p/>
        </draw:connector>
        <draw:ellipse draw:style-name="gr127" draw:text-style-name="P33" xml:id="id108" draw:id="id108" draw:layer="layout" svg:width="2.55cm" svg:height="1.515cm" svg:x="2.956cm" svg:y="14.451cm">
          <text:p text:style-name="P44"><text:span text:style-name="T21">getDigpts </text:span></text:p>
          <text:p text:style-name="P44"><text:span text:style-name="T21">+ </text:span></text:p>
          <text:p text:style-name="P44"><text:span text:style-name="T21">getProbe</text:span></text:p>
        </draw:ellipse>
        <draw:connector draw:style-name="gr117" draw:layer="layout" svg:x1="1.323cm" svg:y1="12.729cm" svg:x2="4.231cm" svg:y2="14.451cm" draw:start-shape="id107" draw:end-shape="id108" svg:d="M1323 12729v861h2908v861">
          <text:p/>
        </draw:connector>
        <draw:connector draw:style-name="gr117" draw:layer="layout" svg:x1="5.506cm" svg:y1="15.208cm" svg:x2="6.664cm" svg:y2="13.278cm" draw:start-shape="id108" draw:start-glue-point="1" draw:end-shape="id109" draw:end-glue-point="3" svg:d="M5506 15208h579v-1930h579">
          <text:p/>
        </draw:connector>
        <draw:ellipse draw:style-name="gr127" draw:text-style-name="P34" xml:id="id110" draw:id="id110" draw:layer="layout" svg:width="3.98cm" svg:height="1.376cm" svg:x="10.088cm" svg:y="15.53cm">
          <text:p text:style-name="P41"><text:span text:style-name="T21">RegisterProbe2Headsurf</text:span></text:p>
        </draw:ellipse>
        <draw:line draw:style-name="gr118" draw:layer="layout" svg:x1="2.756cm" svg:y1="5.128cm" svg:x2="2.756cm" svg:y2="18.422cm">
          <text:p/>
        </draw:line>
        <draw:connector draw:style-name="gr117" draw:layer="layout" svg:x1="14.068cm" svg:y1="16.218cm" svg:x2="13.868cm" svg:y2="14.1cm" draw:start-shape="id110" draw:start-glue-point="1" draw:end-shape="id103" draw:end-glue-point="2" svg:d="M14068 16218h564v-1403h-764v-715">
          <text:p/>
        </draw:connector>
        <draw:connector draw:style-name="gr117" draw:layer="layout" svg:x1="2.267cm" svg:y1="7.677cm" svg:x2="11.593cm" svg:y2="9.812cm" draw:start-shape="id111" draw:start-glue-point="1" draw:end-shape="id102" draw:end-glue-point="0" svg:d="M2267 7677h9326v2135">
          <text:p/>
        </draw:connector>
        <draw:connector draw:style-name="gr117" draw:layer="layout" svg:x1="2.267cm" svg:y1="12.139cm" svg:x2="11.593cm" svg:y2="11.189cm" draw:start-shape="id107" draw:start-glue-point="1" draw:end-shape="id102" draw:end-glue-point="2" svg:d="M2267 12139h9326v-950">
          <text:p/>
        </draw:connector>
        <draw:connector draw:style-name="gr117" draw:layer="layout" svg:x1="7.551cm" svg:y1="13.868cm" svg:x2="10.088cm" svg:y2="16.218cm" draw:start-shape="id109" draw:start-glue-point="2" draw:end-shape="id110" draw:end-glue-point="3" svg:d="M7551 13868v2350h2537">
          <text:p/>
        </draw:connector>
        <draw:rect draw:style-name="gr125" draw:text-style-name="P29" xml:id="id116" draw:id="id116" draw:layer="layout" svg:width="2.219cm" svg:height="1.28cm" svg:x="0.281cm" svg:y="16.692cm">
          <text:p text:style-name="P43"><text:span text:style-name="T14">hrfdata</text:span></text:p>
          <text:p text:style-name="P43"><text:span text:style-name="T17">(groupResults)</text:span></text:p>
        </draw:rect>
        <draw:rect draw:style-name="gr125" draw:text-style-name="P32" xml:id="id113" draw:id="id113" draw:layer="layout" svg:width="2.415cm" svg:height="1.18cm" svg:x="17.56cm" svg:y="13.178cm">
          <text:p text:style-name="P43"><text:span text:style-name="T19">fwmodel</text:span><text:span text:style-name="T20">s3</text:span></text:p>
        </draw:rect>
        <draw:connector draw:style-name="gr117" draw:layer="layout" svg:x1="19.368cm" svg:y1="10.04cm" svg:x2="17.56cm" svg:y2="13.768cm" draw:start-shape="id112" draw:start-glue-point="1" draw:end-shape="id113" draw:end-glue-point="3" svg:d="M19368 10040h564v2077h-2936v1651h564">
          <text:p/>
        </draw:connector>
        <draw:ellipse draw:style-name="gr127" draw:text-style-name="P33" xml:id="id112" draw:id="id112" draw:layer="layout" svg:width="3.048cm" svg:height="2.032cm" svg:x="16.32cm" svg:y="9.024cm">
          <text:p text:style-name="P44"><text:span text:style-name="T21">genMCOutput </text:span></text:p>
          <text:p text:style-name="P44"><text:span text:style-name="T21">+ </text:span></text:p>
          <text:p text:style-name="P44"><text:span text:style-name="T21">genSensitivity</text:span></text:p>
        </draw:ellipse>
        <draw:connector draw:style-name="gr117" draw:layer="layout" svg:x1="14.65cm" svg:y1="13.078cm" svg:x2="16.32cm" svg:y2="10.04cm" draw:start-shape="id103" draw:start-glue-point="1" draw:end-shape="id112" draw:end-glue-point="3" svg:d="M14650 13078h835v-3038h835">
          <text:p/>
        </draw:connector>
        <draw:connector draw:style-name="gr117" draw:layer="layout" svg:x1="8.25cm" svg:y1="8.598cm" svg:x2="9.755cm" svg:y2="10.5cm" draw:start-shape="id106" draw:start-glue-point="1" draw:end-shape="id102" draw:end-glue-point="3" svg:d="M8250 8598h721v1902h784">
          <text:p/>
        </draw:connector>
        <draw:line draw:style-name="gr118" draw:layer="layout" svg:x1="8.656cm" svg:y1="5.128cm" svg:x2="8.656cm" svg:y2="18.422cm">
          <text:p/>
        </draw:line>
        <draw:line draw:style-name="gr118" draw:layer="layout" svg:x1="15.042cm" svg:y1="5.128cm" svg:x2="15.056cm" svg:y2="18.422cm">
          <text:p/>
        </draw:line>
        <draw:line draw:style-name="gr118" draw:layer="layout" svg:x1="20.356cm" svg:y1="5.134cm" svg:x2="20.356cm" svg:y2="18.422cm">
          <text:p/>
        </draw:line>
        <draw:rect draw:style-name="gr125" draw:text-style-name="P32" xml:id="id115" draw:id="id115" draw:layer="layout" svg:width="2.415cm" svg:height="1.18cm" svg:x="22.742cm" svg:y="13.479cm">
          <text:p text:style-name="P43"><text:span text:style-name="T19">imgrecon</text:span><text:span text:style-name="T20">s3</text:span></text:p>
        </draw:rect>
        <draw:connector draw:style-name="gr117" draw:layer="layout" svg:x1="23.65cm" svg:y1="10.315cm" svg:x2="22.742cm" svg:y2="14.069cm" draw:start-shape="id114" draw:start-glue-point="1" draw:end-shape="id115" draw:end-glue-point="3" svg:d="M23650 10315h564v1953h-2036v1801h564">
          <text:p/>
        </draw:connector>
        <draw:ellipse draw:style-name="gr127" draw:text-style-name="P34" xml:id="id114" draw:id="id114" draw:layer="layout" svg:width="1.885cm" svg:height="1.483cm" svg:x="21.765cm" svg:y="9.574cm">
          <text:p text:style-name="P41"><text:span text:style-name="T21">ImageRecon</text:span></text:p>
        </draw:ellipse>
        <draw:connector draw:style-name="gr117" draw:layer="layout" svg:x1="19.975cm" svg:y1="13.768cm" svg:x2="21.765cm" svg:y2="10.315cm" draw:start-shape="id113" draw:start-glue-point="1" draw:end-shape="id114" draw:end-glue-point="3" svg:d="M19975 13768h895v-3453h895">
          <text:p/>
        </draw:connector>
        <draw:line draw:style-name="gr118" draw:layer="layout" svg:x1="0.181cm" svg:y1="18.484cm" svg:x2="25.111cm" svg:y2="18.454cm">
          <text:p/>
        </draw:line>
        <draw:frame draw:style-name="gr116" draw:text-style-name="P45" draw:layer="layout" svg:width="10.781cm" svg:height="2.537cm" svg:x="7.18cm" svg:y="0.398cm">
          <draw:text-box>
            <text:p text:style-name="P45">WORKFLOW PIPELINE, CASE 2: <text:s/></text:p>
            <text:p text:style-name="P46"><text:span text:style-name="T24">Objects that change when new subject is selected in AtlasViewerGUI</text:span></text:p>
          </draw:text-box>
        </draw:frame>
        <draw:frame draw:style-name="gr119" draw:text-style-name="P35" draw:layer="layout" svg:width="17.152cm" svg:height="0.894cm" svg:x="0.4cm" svg:y="18.356cm">
          <draw:text-box>
            <text:p text:style-name="P35"><text:span text:style-name="T22">***** NOTE: Subscripts in the blue boxes represent coordinate spaces </text:span></text:p>
          </draw:text-box>
        </draw:frame>
        <draw:frame draw:style-name="gr128" draw:text-style-name="P34" draw:layer="layout" svg:width="6.858cm" svg:height="4.645cm" svg:x="18.288cm" svg:y="0.109cm">
          <draw:text-box>
            <text:p text:style-name="P34"><text:span text:style-name="T21">/Group</text:span></text:p>
            <text:p text:style-name="P34"><text:span text:style-name="T21"><text:s text:c="4"/></text:span><text:span text:style-name="T21">/anatomical</text:span><text:span text:style-name="T21"><text:tab/></text:span><text:span text:style-name="T21"> <text:s text:c="8"/>/Subj1</text:span></text:p>
            <text:p text:style-name="P34"><text:span text:style-name="T21"><text:s text:c="9"/></text:span><text:span text:style-name="T21">headvol.vox <text:s text:c="15"/>run01.snirf</text:span></text:p>
            <text:p text:style-name="P34"><text:span text:style-name="T21"><text:s text:c="9"/></text:span><text:span text:style-name="T21">headsurf.mesh <text:s text:c="10"/>run02.snirf</text:span></text:p>
            <text:p text:style-name="P34"><text:span text:style-name="T21"><text:s text:c="9"/></text:span><text:span text:style-name="T21">refpts.txt</text:span><text:span text:style-name="T21"><text:tab/></text:span><text:span text:style-name="T21"> <text:s text:c="13"/>digpts.txt</text:span></text:p>
            <text:p text:style-name="P34"><text:span text:style-name="T21"><text:s text:c="4"/></text:span><text:span text:style-name="T21">digpts.txt <text:s text:c="25"/>/fw</text:span></text:p>
            <text:p text:style-name="P34"><text:span text:style-name="T21"><text:s text:c="4"/></text:span><text:span text:style-name="T21">groupResults.mat <text:s text:c="16"/>Adot.mat</text:span></text:p>
            <text:p text:style-name="P34"><text:span text:style-name="T21"><text:s text:c="4"/></text:span><text:span text:style-name="T21">probe.SD <text:s text:c="25"/>/imagerecon</text:span></text:p>
            <text:p text:style-name="P34"><text:span text:style-name="T21"><text:s text:c="4"/></text:span><text:span text:style-name="T21">/fw <text:s text:c="42"/>Aimg.mat</text:span></text:p>
            <text:p text:style-name="P34"><text:span text:style-name="T21"><text:s text:c="10"/></text:span><text:span text:style-name="T21">Adot.mat</text:span></text:p>
            <text:p text:style-name="P34"><text:span text:style-name="T21"><text:s text:c="4"/></text:span><text:span text:style-name="T21">/imagerecon</text:span></text:p>
            <text:p text:style-name="P34"><text:span text:style-name="T21"><text:s text:c="10"/></text:span><text:span text:style-name="T21">Aimg.mat</text:span></text:p>
            <text:p text:style-name="P34"><text:span text:style-name="T21"><text:s/></text:span></text:p>
          </draw:text-box>
        </draw:frame>
        <draw:connector draw:style-name="gr115" draw:layer="layout" svg:x1="2.5cm" svg:y1="17.332cm" svg:x2="22.749cm" svg:y2="17.156cm" draw:start-shape="id116" draw:start-glue-point="1" draw:end-shape="id117" draw:end-glue-point="2" svg:d="M2500 17332h9654v388h10595v-564">
          <text:p/>
        </draw:connector>
        <draw:ellipse draw:style-name="gr127" draw:text-style-name="P34" xml:id="id117" draw:id="id117" draw:layer="layout" svg:width="1.885cm" svg:height="1.483cm" svg:x="21.807cm" svg:y="15.673cm">
          <text:p text:style-name="P41"><text:span text:style-name="T21">getImgrecon</text:span></text:p>
        </draw:ellipse>
        <draw:connector draw:style-name="gr115" draw:layer="layout" svg:x1="22.749cm" svg:y1="15.673cm" svg:x2="23.949cm" svg:y2="14.659cm" draw:start-shape="id117" draw:start-glue-point="0" draw:end-shape="id115" draw:end-glue-point="2" svg:d="M22749 15673v-507h1200v-507">
          <text:p/>
        </draw:connector>
        <draw:line draw:style-name="gr118" draw:layer="layout" svg:x1="0.306cm" svg:y1="6.758cm" svg:x2="25.236cm" svg:y2="6.728cm">
          <text:p/>
        </draw:line>
        <draw:frame draw:style-name="gr121" draw:text-style-name="P38" draw:layer="layout" svg:width="2.928cm" svg:height="1.391cm" svg:x="0.052cm" svg:y="5.255cm">
          <draw:text-box>
            <text:p text:style-name="P37"><text:span text:style-name="T23">Initial data : anatomical + time course</text:span></text:p>
          </draw:text-box>
        </draw:frame>
        <draw:frame draw:style-name="gr122" draw:text-style-name="P38" draw:layer="layout" svg:width="5.146cm" svg:height="1.011cm" svg:x="3.29cm" svg:y="5.255cm">
          <draw:text-box>
            <text:p text:style-name="P37"><text:span text:style-name="T23">Derived data, stage 1 : <text:s text:c="2"/></text:span></text:p>
            <text:p text:style-name="P37"><text:span text:style-name="T23">reference points + probe</text:span></text:p>
          </draw:text-box>
        </draw:frame>
        <draw:frame draw:style-name="gr123" draw:text-style-name="P40" draw:layer="layout" svg:width="5.842cm" svg:height="1.391cm" svg:x="8.942cm" svg:y="5.234cm">
          <draw:text-box>
            <text:p text:style-name="P39"><text:span text:style-name="T23">Derived data, stage 2 : </text:span></text:p>
            <text:p text:style-name="P39"><text:span text:style-name="T23">probe registered to head volume space</text:span></text:p>
          </draw:text-box>
        </draw:frame>
        <draw:line draw:style-name="gr118" draw:layer="layout" svg:x1="0.306cm" svg:y1="5.134cm" svg:x2="25.236cm" svg:y2="5.128cm">
          <text:p/>
        </draw:line>
        <draw:frame draw:style-name="gr123" draw:text-style-name="P40" draw:layer="layout" svg:width="4.796cm" svg:height="1.27cm" svg:x="15.042cm" svg:y="5.234cm">
          <draw:text-box>
            <text:p text:style-name="P39"><text:span text:style-name="T23">Derived data, stage 3 : </text:span></text:p>
            <text:p text:style-name="P39"><text:span text:style-name="T23">forward model</text:span></text:p>
          </draw:text-box>
        </draw:frame>
        <draw:frame draw:style-name="gr123" draw:text-style-name="P40" draw:layer="layout" svg:width="4.122cm" svg:height="1.27cm" svg:x="20.542cm" svg:y="5.234cm">
          <draw:text-box>
            <text:p text:style-name="P39"><text:span text:style-name="T23">Derived data, stage 4 : </text:span></text:p>
            <text:p text:style-name="P39"><text:span text:style-name="T23">image reconstructio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1" draw:layer="layout" svg:width="11.43cm" svg:height="8.573cm" svg:x="3.81cm" svg:y="3.174cm" draw:page-number="9" presentation:class="page"/>
          <draw:frame presentation:style-name="pr2" draw:text-style-name="P42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50 350" svg:d="M175 0l175 350h-350z"/>
    <draw:marker draw:name="Arrowheads_20_2" draw:display-name="Arrowheads 2" svg:viewBox="0 0 350 350" svg:d="M175 0l175 350h-350z"/>
    <draw:marker draw:name="Arrowheads_20_3" draw:display-name="Arrowheads 3" svg:viewBox="0 0 350 350" svg:d="M175 0l175 350h-350z"/>
    <draw:marker draw:name="Arrowheads_20_4" draw:display-name="Arrowheads 4" svg:viewBox="0 0 350 350" svg:d="M175 0l175 350h-350z"/>
    <draw:marker draw:name="Arrowheads_20_5" draw:display-name="Arrowheads 5" svg:viewBox="0 0 350 350" svg:d="M175 0l175 350h-350z"/>
    <draw:marker draw:name="Arrowheads_20_6" draw:display-name="Arrowheads 6" svg:viewBox="0 0 350 350" svg:d="M175 0l175 350h-350z"/>
    <draw:marker draw:name="Arrowheads_20_7" draw:display-name="Arrowheads 7" svg:viewBox="0 0 350 350" svg:d="M175 0l175 350h-350z"/>
    <draw:marker draw:name="Arrowheads_20_8" draw:display-name="Arrowheads 8" svg:viewBox="0 0 350 350" svg:d="M175 0l175 350h-35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msArrowEnd_20_5" draw:display-name="msArrowEnd 5" svg:viewBox="0 0 369 369" svg:d="M185 0l184 369h-369z"/>
    <draw:marker draw:name="msArrowEnd_20_8" draw:display-name="msArrowEnd 8" svg:viewBox="0 0 880 528" svg:d="M440 0l440 528h-880z"/>
    <draw:marker draw:name="msArrowEnd_20_9" draw:display-name="msArrowEnd 9" svg:viewBox="0 0 530 530" svg:d="M265 0l265 530h-530z"/>
    <draw:marker draw:name="msArrowOpenEnd_20_5" draw:display-name="msArrowOpenEnd 5" svg:viewBox="0 0 315 315" svg:d="M158 0l157 287-47 28-110-202-111 202-47-28z"/>
    <draw:stroke-dash draw:name="Dash_20_2" draw:display-name="Dash 2" draw:style="rect" draw:dots2="1" draw:dots2-length="0.282cm" draw:distance="0.211cm"/>
    <draw:stroke-dash draw:name="Dash_20_3" draw:display-name="Dash 3" draw:style="rect" draw:dots2="1" draw:dots2-length="0.211cm" draw:distance="0.079cm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layer="backgroundobjects" svg:width="8.044cm" svg:height="1.323cm" svg:x="8.678cm" svg:y="17.347cm" presentation:class="footer">
        <draw:text-box>
          <text:p/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6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Jay Dubb</meta:initial-creator>
    <meta:creation-date>2019-08-12T19:31:49</meta:creation-date>
    <dc:creator>Jay D</dc:creator>
    <dc:date>2020-08-01T16:43:18.45</dc:date>
    <meta:editing-cycles>132</meta:editing-cycles>
    <meta:editing-duration>P2DT16H43M29S</meta:editing-duration>
    <meta:generator>OpenOffice/4.1.7$Win32 OpenOffice.org_project/417m1$Build-9800</meta:generator>
    <meta:document-statistic meta:object-count="488"/>
  </office:meta>
</office:document-meta>
</file>